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85in" style:rel-column-width="5947*"/>
    </style:style>
    <style:style style:name="Table1.B" style:family="table-column">
      <style:table-column-properties style:column-width="0.8111in" style:rel-column-width="7675*"/>
    </style:style>
    <style:style style:name="Table1.C" style:family="table-column">
      <style:table-column-properties style:column-width="0.8688in" style:rel-column-width="8221*"/>
    </style:style>
    <style:style style:name="Table1.D" style:family="table-column">
      <style:table-column-properties style:column-width="0.7694in" style:rel-column-width="7281*"/>
    </style:style>
    <style:style style:name="Table1.F" style:family="table-column">
      <style:table-column-properties style:column-width="0.8424in" style:rel-column-width="7971*"/>
    </style:style>
    <style:style style:name="Table1.G" style:family="table-column">
      <style:table-column-properties style:column-width="0.6965in" style:rel-column-width="6591*"/>
    </style:style>
    <style:style style:name="Table1.I" style:family="table-column">
      <style:table-column-properties style:column-width="0.7701in" style:rel-column-width="7287*"/>
    </style:style>
    <style:style style:name="Table1.A1" style:family="table-cell">
      <style:table-cell-properties style:writing-mode="page"/>
    </style:style>
    <style:style style:name="P1" style:family="paragraph" style:parent-style-name="Standard">
      <style:paragraph-properties fo:break-before="page"/>
      <style:text-properties officeooo:rsid="001eb5c0" officeooo:paragraph-rsid="001eb5c0"/>
    </style:style>
    <style:style style:name="P2" style:family="paragraph" style:parent-style-name="Standard">
      <style:text-properties officeooo:rsid="003acf5d" officeooo:paragraph-rsid="003acf5d"/>
    </style:style>
    <style:style style:name="P3" style:family="paragraph" style:parent-style-name="Standard">
      <style:text-properties officeooo:rsid="003acf5d" officeooo:paragraph-rsid="0093794e"/>
    </style:style>
    <style:style style:name="P4" style:family="paragraph" style:parent-style-name="Standard">
      <style:text-properties officeooo:rsid="003dc6b2" officeooo:paragraph-rsid="003dc6b2"/>
    </style:style>
    <style:style style:name="P5" style:family="paragraph" style:parent-style-name="Standard">
      <style:text-properties officeooo:rsid="003f79f4" officeooo:paragraph-rsid="003f79f4"/>
    </style:style>
    <style:style style:name="P6" style:family="paragraph" style:parent-style-name="Standard">
      <style:text-properties officeooo:rsid="003f79f4" officeooo:paragraph-rsid="007efb93"/>
    </style:style>
    <style:style style:name="P7" style:family="paragraph" style:parent-style-name="Standard">
      <style:text-properties style:font-name="Courier New" officeooo:rsid="003acf5d" officeooo:paragraph-rsid="003acf5d"/>
    </style:style>
    <style:style style:name="P8" style:family="paragraph" style:parent-style-name="Standard">
      <style:text-properties style:font-name="Courier New" officeooo:rsid="003acf5d" officeooo:paragraph-rsid="0093794e"/>
    </style:style>
    <style:style style:name="P9" style:family="paragraph" style:parent-style-name="Standard">
      <style:text-properties style:font-name="Courier New" officeooo:rsid="0039dd89" officeooo:paragraph-rsid="0039dd89"/>
    </style:style>
    <style:style style:name="P10" style:family="paragraph" style:parent-style-name="Standard">
      <style:paragraph-properties>
        <style:tab-stops>
          <style:tab-stop style:position="0.3102in"/>
        </style:tab-stops>
      </style:paragraph-properties>
      <style:text-properties style:font-name="Courier New" officeooo:rsid="0037d260" officeooo:paragraph-rsid="0037d260"/>
    </style:style>
    <style:style style:name="P11" style:family="paragraph" style:parent-style-name="Standard">
      <style:text-properties style:font-name="Courier New" officeooo:rsid="007efb93" officeooo:paragraph-rsid="007efb93"/>
    </style:style>
    <style:style style:name="P12" style:family="paragraph" style:parent-style-name="Standard">
      <style:text-properties style:font-name="Courier New" officeooo:rsid="007efb93" officeooo:paragraph-rsid="00a23ca1"/>
    </style:style>
    <style:style style:name="P13" style:family="paragraph" style:parent-style-name="Standard">
      <style:text-properties style:font-name="Courier New" fo:font-size="10pt" officeooo:rsid="007efb93" officeooo:paragraph-rsid="007efb93" style:font-size-asian="10pt" style:font-size-complex="10pt"/>
    </style:style>
    <style:style style:name="P14" style:family="paragraph" style:parent-style-name="Standard">
      <style:text-properties fo:font-weight="bold" officeooo:rsid="003acf5d" officeooo:paragraph-rsid="003acf5d" style:font-weight-asian="bold" style:font-weight-complex="bold"/>
    </style:style>
    <style:style style:name="P15" style:family="paragraph" style:parent-style-name="Standard">
      <style:text-properties fo:font-weight="bold" officeooo:rsid="0093794e" officeooo:paragraph-rsid="0093794e" style:font-weight-asian="bold" style:font-weight-complex="bold"/>
    </style:style>
    <style:style style:name="P16" style:family="paragraph" style:parent-style-name="Standard">
      <style:text-properties officeooo:rsid="0039dd89" officeooo:paragraph-rsid="0039dd89"/>
    </style:style>
    <style:style style:name="P17" style:family="paragraph" style:parent-style-name="Standard">
      <style:text-properties officeooo:rsid="0037d260" officeooo:paragraph-rsid="0037d260"/>
    </style:style>
    <style:style style:name="P18" style:family="paragraph" style:parent-style-name="Standard">
      <style:text-properties officeooo:rsid="0031a360" officeooo:paragraph-rsid="0031a360"/>
    </style:style>
    <style:style style:name="P19" style:family="paragraph" style:parent-style-name="Standard">
      <style:text-properties officeooo:rsid="0030ec59" officeooo:paragraph-rsid="0031a360"/>
    </style:style>
    <style:style style:name="P20" style:family="paragraph" style:parent-style-name="Standard">
      <style:text-properties officeooo:rsid="00309787" officeooo:paragraph-rsid="00309787"/>
    </style:style>
    <style:style style:name="P21" style:family="paragraph" style:parent-style-name="Standard">
      <style:text-properties officeooo:rsid="002bca30" officeooo:paragraph-rsid="002bca30"/>
    </style:style>
    <style:style style:name="P22" style:family="paragraph" style:parent-style-name="Standard">
      <style:text-properties officeooo:rsid="0029a305" officeooo:paragraph-rsid="0029da8f"/>
    </style:style>
    <style:style style:name="P23" style:family="paragraph" style:parent-style-name="Standard">
      <style:text-properties officeooo:rsid="002814f8" officeooo:paragraph-rsid="002814f8"/>
    </style:style>
    <style:style style:name="P24" style:family="paragraph" style:parent-style-name="Standard">
      <style:text-properties officeooo:rsid="001eb5c0" officeooo:paragraph-rsid="001eb5c0"/>
    </style:style>
    <style:style style:name="P25" style:family="paragraph" style:parent-style-name="Standard">
      <style:text-properties officeooo:rsid="001e3884" officeooo:paragraph-rsid="001e3884"/>
    </style:style>
    <style:style style:name="P26" style:family="paragraph" style:parent-style-name="Standard">
      <style:paragraph-properties fo:text-align="center" style:justify-single-word="false"/>
      <style:text-properties officeooo:rsid="001e3884" officeooo:paragraph-rsid="001e3884"/>
    </style:style>
    <style:style style:name="P27" style:family="paragraph" style:parent-style-name="Standard">
      <style:text-properties officeooo:rsid="007efb93" officeooo:paragraph-rsid="007efb93"/>
    </style:style>
    <style:style style:name="P28" style:family="paragraph" style:parent-style-name="Standard">
      <style:text-properties officeooo:rsid="0082376d" officeooo:paragraph-rsid="0082376d"/>
    </style:style>
    <style:style style:name="P29" style:family="paragraph" style:parent-style-name="Standard">
      <style:text-properties officeooo:rsid="0093794e" officeooo:paragraph-rsid="0093794e"/>
    </style:style>
    <style:style style:name="P30" style:family="paragraph" style:parent-style-name="Standard">
      <style:text-properties officeooo:rsid="0042ea7f" officeooo:paragraph-rsid="0042ea7f"/>
    </style:style>
    <style:style style:name="P31" style:family="paragraph" style:parent-style-name="Standard">
      <style:text-properties officeooo:rsid="00a06e27" officeooo:paragraph-rsid="00a06e27"/>
    </style:style>
    <style:style style:name="P32" style:family="paragraph" style:parent-style-name="Standard">
      <style:text-properties officeooo:rsid="00ac7cb3" officeooo:paragraph-rsid="00ae6058"/>
    </style:style>
    <style:style style:name="P33" style:family="paragraph" style:parent-style-name="Standard">
      <style:paragraph-properties fo:margin-top="0in" fo:margin-bottom="0in" style:contextual-spacing="false" fo:line-height="100%"/>
      <style:text-properties officeooo:rsid="0067a9d7" officeooo:paragraph-rsid="0067a9d7"/>
    </style:style>
    <style:style style:name="P34" style:family="paragraph" style:parent-style-name="Standard">
      <style:paragraph-properties fo:margin-top="0in" fo:margin-bottom="0in" style:contextual-spacing="false" fo:line-height="100%"/>
      <style:text-properties officeooo:rsid="0067a9d7" officeooo:paragraph-rsid="006c8b31"/>
    </style:style>
    <style:style style:name="P35" style:family="paragraph" style:parent-style-name="Standard">
      <style:paragraph-properties fo:margin-top="0in" fo:margin-bottom="0in" style:contextual-spacing="false" fo:line-height="100%"/>
      <style:text-properties officeooo:paragraph-rsid="006c8b31"/>
    </style:style>
    <style:style style:name="P36"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37"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38"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39"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40" style:family="paragraph" style:parent-style-name="Text_20_body">
      <style:paragraph-properties fo:margin-top="0in" fo:margin-bottom="0in" style:contextual-spacing="false" fo:line-height="100%"/>
      <style:text-properties style:font-name="Courier New" fo:font-size="8pt" officeooo:rsid="0082376d" officeooo:paragraph-rsid="0082376d" style:font-size-asian="8pt" style:font-size-complex="8pt"/>
    </style:style>
    <style:style style:name="P41"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42" style:family="paragraph" style:parent-style-name="Text_20_body">
      <style:paragraph-properties fo:margin-top="0in" fo:margin-bottom="0in" style:contextual-spacing="false" fo:line-height="100%"/>
      <style:text-properties officeooo:rsid="0067a9d7" officeooo:paragraph-rsid="0067a9d7"/>
    </style:style>
    <style:style style:name="P43" style:family="paragraph" style:parent-style-name="Text_20_body">
      <style:paragraph-properties fo:margin-top="0in" fo:margin-bottom="0in" style:contextual-spacing="false" fo:line-height="100%"/>
      <style:text-properties officeooo:rsid="0067a9d7" officeooo:paragraph-rsid="006c8b31"/>
    </style:style>
    <style:style style:name="P44" style:family="paragraph" style:parent-style-name="Table_20_Contents">
      <style:text-properties officeooo:rsid="0020ae66"/>
    </style:style>
    <style:style style:name="P45" style:family="paragraph" style:parent-style-name="Table_20_Contents">
      <style:text-properties officeooo:rsid="0020ae66" officeooo:paragraph-rsid="0020ae66"/>
    </style:style>
    <style:style style:name="P46" style:family="paragraph" style:parent-style-name="Table_20_Contents">
      <style:text-properties officeooo:rsid="005182b4" officeooo:paragraph-rsid="005182b4"/>
    </style:style>
    <style:style style:name="P47" style:family="paragraph" style:parent-style-name="Table_20_Contents">
      <style:text-properties officeooo:rsid="001eb5c0" officeooo:paragraph-rsid="001eb5c0"/>
    </style:style>
    <style:style style:name="P48" style:family="paragraph" style:parent-style-name="Text_20_body">
      <style:text-properties officeooo:rsid="0021e3de" officeooo:paragraph-rsid="0021e3de"/>
    </style:style>
    <style:style style:name="P49" style:family="paragraph" style:parent-style-name="Text_20_body">
      <style:text-properties officeooo:rsid="0059f118" officeooo:paragraph-rsid="0059f118"/>
    </style:style>
    <style:style style:name="P50" style:family="paragraph" style:parent-style-name="Text_20_body">
      <style:text-properties officeooo:rsid="0059f118" officeooo:paragraph-rsid="005b1efb"/>
    </style:style>
    <style:style style:name="P51" style:family="paragraph" style:parent-style-name="Text_20_body">
      <style:text-properties officeooo:rsid="0059f118" officeooo:paragraph-rsid="006a89de"/>
    </style:style>
    <style:style style:name="P52" style:family="paragraph" style:parent-style-name="Text_20_body">
      <style:text-properties officeooo:rsid="005b1efb" officeooo:paragraph-rsid="005b1efb"/>
    </style:style>
    <style:style style:name="P53" style:family="paragraph" style:parent-style-name="Text_20_body">
      <style:text-properties officeooo:rsid="00246385" officeooo:paragraph-rsid="00246385"/>
    </style:style>
    <style:style style:name="P54" style:family="paragraph" style:parent-style-name="Text_20_body">
      <style:text-properties officeooo:rsid="005bab7b" officeooo:paragraph-rsid="005bab7b"/>
    </style:style>
    <style:style style:name="P55" style:family="paragraph" style:parent-style-name="Text_20_body">
      <style:text-properties officeooo:paragraph-rsid="0021e3de"/>
    </style:style>
    <style:style style:name="P56" style:family="paragraph" style:parent-style-name="Text_20_body">
      <style:text-properties officeooo:rsid="002425a8" officeooo:paragraph-rsid="002425a8"/>
    </style:style>
    <style:style style:name="P57" style:family="paragraph" style:parent-style-name="Text_20_body">
      <style:text-properties officeooo:rsid="002425a8" officeooo:paragraph-rsid="00b8ae31"/>
    </style:style>
    <style:style style:name="P58" style:family="paragraph" style:parent-style-name="Text_20_body">
      <style:text-properties officeooo:rsid="0026be82" officeooo:paragraph-rsid="0026be82"/>
    </style:style>
    <style:style style:name="P59" style:family="paragraph" style:parent-style-name="Text_20_body">
      <style:text-properties officeooo:paragraph-rsid="001eb5c0"/>
    </style:style>
    <style:style style:name="P60" style:family="paragraph" style:parent-style-name="Text_20_body">
      <style:text-properties officeooo:rsid="00220fc5" officeooo:paragraph-rsid="00220fc5"/>
    </style:style>
    <style:style style:name="P61" style:family="paragraph" style:parent-style-name="Text_20_body">
      <style:text-properties officeooo:rsid="005cfb38" officeooo:paragraph-rsid="006172d3"/>
    </style:style>
    <style:style style:name="P62" style:family="paragraph" style:parent-style-name="Text_20_body">
      <style:text-properties officeooo:rsid="006172d3" officeooo:paragraph-rsid="006172d3"/>
    </style:style>
    <style:style style:name="P63" style:family="paragraph" style:parent-style-name="Text_20_body">
      <style:text-properties officeooo:rsid="006257d9" officeooo:paragraph-rsid="006257d9"/>
    </style:style>
    <style:style style:name="P64" style:family="paragraph" style:parent-style-name="Text_20_body">
      <style:text-properties officeooo:rsid="006501e5" officeooo:paragraph-rsid="006501e5"/>
    </style:style>
    <style:style style:name="P65" style:family="paragraph" style:parent-style-name="Text_20_body">
      <style:text-properties officeooo:rsid="0067a9d7" officeooo:paragraph-rsid="0067a9d7"/>
    </style:style>
    <style:style style:name="P66" style:family="paragraph" style:parent-style-name="Text_20_body">
      <style:text-properties officeooo:rsid="0074f2ca" officeooo:paragraph-rsid="0074f2ca"/>
    </style:style>
    <style:style style:name="P67" style:family="paragraph" style:parent-style-name="Text_20_body">
      <style:text-properties officeooo:rsid="006d5e7f" officeooo:paragraph-rsid="00790232"/>
    </style:style>
    <style:style style:name="P68" style:family="paragraph" style:parent-style-name="Text_20_body">
      <style:text-properties officeooo:rsid="0082376d" officeooo:paragraph-rsid="0082376d"/>
    </style:style>
    <style:style style:name="P69" style:family="paragraph" style:parent-style-name="Text_20_body">
      <style:text-properties officeooo:paragraph-rsid="0082376d"/>
    </style:style>
    <style:style style:name="P70" style:family="paragraph" style:parent-style-name="Heading_20_1">
      <style:text-properties style:font-name="Liberation Sans" fo:font-size="18.2000007629395pt" fo:font-weight="bold" officeooo:rsid="0030ec59" officeooo:paragraph-rsid="0030ec59" style:font-name-asian="Microsoft YaHei" style:font-size-asian="18.2000007629395pt" style:font-weight-asian="bold" style:font-name-complex="Lucida Sans" style:font-size-complex="18.2000007629395pt" style:font-weight-complex="bold"/>
    </style:style>
    <style:style style:name="P71" style:family="paragraph" style:parent-style-name="Heading_20_1">
      <style:paragraph-properties fo:break-before="page"/>
    </style:style>
    <style:style style:name="P72" style:family="paragraph" style:parent-style-name="Heading_20_2">
      <style:text-properties officeooo:rsid="001eb5c0" officeooo:paragraph-rsid="001eb5c0"/>
    </style:style>
    <style:style style:name="P73" style:family="paragraph" style:parent-style-name="Heading_20_2" style:list-style-name=""/>
    <style:style style:name="P74" style:family="paragraph" style:parent-style-name="Heading_20_2">
      <style:paragraph-properties fo:break-before="page"/>
    </style:style>
    <style:style style:name="P75" style:family="paragraph" style:parent-style-name="Heading_20_2">
      <style:paragraph-properties fo:break-before="page"/>
      <style:text-properties officeooo:rsid="0021e3de" officeooo:paragraph-rsid="0021e3de"/>
    </style:style>
    <style:style style:name="P76" style:family="paragraph" style:parent-style-name="Heading_20_2">
      <style:paragraph-properties fo:break-before="page"/>
      <style:text-properties officeooo:rsid="0082376d" officeooo:paragraph-rsid="0082376d"/>
    </style:style>
    <style:style style:name="P77" style:family="paragraph" style:parent-style-name="Heading_20_2" style:list-style-name="">
      <style:paragraph-properties fo:margin-top="0in" fo:margin-bottom="0in" style:contextual-spacing="false" fo:line-height="100%"/>
      <style:text-properties style:font-name="Courier New" fo:font-size="8pt" style:font-size-asian="8pt" style:font-size-complex="8pt"/>
    </style:style>
    <style:style style:name="P78" style:family="paragraph" style:parent-style-name="Standard">
      <style:text-properties officeooo:rsid="0042ea7f" officeooo:paragraph-rsid="0042ea7f"/>
    </style:style>
    <style:style style:name="P79" style:family="paragraph" style:parent-style-name="Standard">
      <style:text-properties officeooo:rsid="00ac7cb3" officeooo:paragraph-rsid="00ae6058"/>
    </style:style>
    <style:style style:name="P80" style:family="paragraph" style:parent-style-name="Standard">
      <style:paragraph-properties fo:text-align="center" style:justify-single-word="false"/>
      <style:text-properties officeooo:rsid="001e3884" officeooo:paragraph-rsid="001e3884"/>
    </style:style>
    <style:style style:name="P81" style:family="paragraph" style:parent-style-name="Standard">
      <style:text-properties officeooo:rsid="0037d260" officeooo:paragraph-rsid="0037d260"/>
    </style:style>
    <style:style style:name="P82" style:family="paragraph" style:parent-style-name="Standard">
      <style:text-properties officeooo:rsid="003f79f4" officeooo:paragraph-rsid="007efb93"/>
    </style:style>
    <style:style style:name="P83" style:family="paragraph" style:parent-style-name="Standard">
      <style:text-properties officeooo:rsid="003acf5d" officeooo:paragraph-rsid="003acf5d"/>
    </style:style>
    <style:style style:name="P84" style:family="paragraph" style:parent-style-name="Standard">
      <style:text-properties officeooo:rsid="0039dd89" officeooo:paragraph-rsid="0039dd89"/>
    </style:style>
    <style:style style:name="P85" style:family="paragraph" style:parent-style-name="Standard">
      <style:paragraph-properties fo:margin-top="0in" fo:margin-bottom="0in" style:contextual-spacing="false" fo:line-height="100%"/>
      <style:text-properties officeooo:paragraph-rsid="0067a9d7"/>
    </style:style>
    <style:style style:name="P86" style:family="paragraph" style:parent-style-name="Text_20_body">
      <style:text-properties officeooo:rsid="0067a9d7" officeooo:paragraph-rsid="0067a9d7"/>
    </style:style>
    <style:style style:name="P87" style:family="paragraph" style:parent-style-name="Text_20_body">
      <style:text-properties officeooo:rsid="0059f118" officeooo:paragraph-rsid="006a89de"/>
    </style:style>
    <style:style style:name="P88" style:family="paragraph" style:parent-style-name="Text_20_body">
      <style:text-properties officeooo:rsid="0059f118" officeooo:paragraph-rsid="005b1efb"/>
    </style:style>
    <style:style style:name="P89" style:family="paragraph" style:parent-style-name="Text_20_body">
      <style:text-properties officeooo:rsid="002425a8" officeooo:paragraph-rsid="00b8ae31"/>
    </style:style>
    <style:style style:name="P90" style:family="paragraph" style:parent-style-name="Text_20_body">
      <style:text-properties officeooo:rsid="00246385" officeooo:paragraph-rsid="00246385"/>
    </style:style>
    <style:style style:name="P91" style:family="paragraph" style:parent-style-name="Text_20_body">
      <style:text-properties officeooo:rsid="006501e5" officeooo:paragraph-rsid="006501e5"/>
    </style:style>
    <style:style style:name="P92" style:family="paragraph" style:parent-style-name="Text_20_body">
      <style:text-properties officeooo:rsid="0021e3de" officeooo:paragraph-rsid="0021e3de"/>
    </style:style>
    <style:style style:name="P93" style:family="paragraph" style:parent-style-name="Text_20_body">
      <style:paragraph-properties fo:margin-top="0in" fo:margin-bottom="0in" style:contextual-spacing="false" fo:line-height="100%"/>
      <style:text-properties style:font-name="Courier New" fo:font-size="8pt" officeooo:rsid="00246385" officeooo:paragraph-rsid="00aa806d" style:font-size-asian="8pt" style:font-size-complex="8pt"/>
    </style:style>
    <style:style style:name="P94" style:family="paragraph" style:parent-style-name="Text_20_body">
      <style:paragraph-properties fo:margin-top="0in" fo:margin-bottom="0in" style:contextual-spacing="false" fo:line-height="100%"/>
      <style:text-properties style:font-name="Courier New" fo:font-size="8pt" officeooo:rsid="00246385" officeooo:paragraph-rsid="00246385" style:font-size-asian="8pt" style:font-size-complex="8pt"/>
    </style:style>
    <style:style style:name="P95"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a7c878" style:font-size-asian="8pt" style:font-size-complex="8pt"/>
    </style:style>
    <style:style style:name="P96"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21e3de" style:font-size-asian="8pt" style:font-size-complex="8pt"/>
    </style:style>
    <style:style style:name="P97" style:family="paragraph" style:parent-style-name="Text_20_body">
      <style:paragraph-properties fo:margin-top="0in" fo:margin-bottom="0in" style:contextual-spacing="false" fo:line-height="100%">
        <style:tab-stops>
          <style:tab-stop style:position="0.3484in"/>
        </style:tab-stops>
      </style:paragraph-properties>
      <style:text-properties style:font-name="Courier New" fo:font-size="8pt" officeooo:paragraph-rsid="003acf5d" style:font-size-asian="8pt" style:font-size-complex="8pt"/>
    </style:style>
    <style:style style:name="P98" style:family="paragraph" style:parent-style-name="Text_20_body">
      <style:paragraph-properties fo:margin-top="0in" fo:margin-bottom="0in" style:contextual-spacing="false" fo:line-height="100%"/>
      <style:text-properties style:font-name="Courier New" fo:font-size="8pt" officeooo:rsid="0059f118" officeooo:paragraph-rsid="00aebac3" style:font-size-asian="8pt" style:font-size-complex="8pt"/>
    </style:style>
    <style:style style:name="P99" style:family="paragraph" style:parent-style-name="Text_20_body">
      <style:paragraph-properties fo:margin-top="0in" fo:margin-bottom="0in" style:contextual-spacing="false" fo:line-height="100%"/>
      <style:text-properties style:font-name="Courier New" fo:font-size="8pt" officeooo:rsid="0059f118" officeooo:paragraph-rsid="0059f118" style:font-size-asian="8pt" style:font-size-complex="8pt"/>
    </style:style>
    <style:style style:name="P100" style:family="paragraph" style:parent-style-name="Text_20_body">
      <style:paragraph-properties fo:margin-top="0in" fo:margin-bottom="0in" style:contextual-spacing="false" fo:line-height="100%"/>
      <style:text-properties style:font-name="Courier New" fo:font-size="8pt" officeooo:rsid="0074f2ca" officeooo:paragraph-rsid="0074f2ca" style:font-size-asian="8pt" style:font-size-complex="8pt"/>
    </style:style>
    <style:style style:name="P101" style:family="paragraph" style:parent-style-name="Text_20_body">
      <style:paragraph-properties fo:margin-top="0in" fo:margin-bottom="0in" style:contextual-spacing="false" fo:line-height="100%"/>
      <style:text-properties officeooo:rsid="0059f118" officeooo:paragraph-rsid="0059f118"/>
    </style:style>
    <style:style style:name="P102" style:family="paragraph" style:parent-style-name="Text_20_body">
      <style:paragraph-properties fo:margin-top="0in" fo:margin-bottom="0in" style:contextual-spacing="false" fo:line-height="100%"/>
      <style:text-properties officeooo:rsid="0067a9d7" officeooo:paragraph-rsid="0067a9d7"/>
    </style:style>
    <style:style style:name="P103" style:family="paragraph" style:parent-style-name="Text_20_body">
      <style:paragraph-properties fo:margin-top="0in" fo:margin-bottom="0in" style:contextual-spacing="false" fo:line-height="100%"/>
      <style:text-properties style:font-name="Liberation Serif" fo:font-size="12pt" officeooo:rsid="00c84ef7" officeooo:paragraph-rsid="00c84ef7" style:font-size-asian="10.5pt" style:font-size-complex="12pt"/>
    </style:style>
    <style:style style:name="T1" style:family="text">
      <style:text-properties officeooo:rsid="001eb5c0"/>
    </style:style>
    <style:style style:name="T2" style:family="text">
      <style:text-properties officeooo:rsid="0020ae66"/>
    </style:style>
    <style:style style:name="T3" style:family="text">
      <style:text-properties officeooo:rsid="0023612c"/>
    </style:style>
    <style:style style:name="T4" style:family="text">
      <style:text-properties officeooo:rsid="002425a8"/>
    </style:style>
    <style:style style:name="T5" style:family="text">
      <style:text-properties officeooo:rsid="002595f2"/>
    </style:style>
    <style:style style:name="T6" style:family="text">
      <style:text-properties officeooo:rsid="0026ab45"/>
    </style:style>
    <style:style style:name="T7" style:family="text">
      <style:text-properties officeooo:rsid="0027b6e8"/>
    </style:style>
    <style:style style:name="T8" style:family="text">
      <style:text-properties officeooo:rsid="0029da8f"/>
    </style:style>
    <style:style style:name="T9" style:family="text">
      <style:text-properties officeooo:rsid="002b5c7d"/>
    </style:style>
    <style:style style:name="T10" style:family="text">
      <style:text-properties officeooo:rsid="002bca30"/>
    </style:style>
    <style:style style:name="T11" style:family="text">
      <style:text-properties officeooo:rsid="002bd3e2"/>
    </style:style>
    <style:style style:name="T12" style:family="text">
      <style:text-properties officeooo:rsid="002c64bf"/>
    </style:style>
    <style:style style:name="T13" style:family="text">
      <style:text-properties officeooo:rsid="002cd2fd"/>
    </style:style>
    <style:style style:name="T14" style:family="text">
      <style:text-properties officeooo:rsid="002d7b9b"/>
    </style:style>
    <style:style style:name="T15" style:family="text">
      <style:text-properties officeooo:rsid="002d8c67"/>
    </style:style>
    <style:style style:name="T16" style:family="text">
      <style:text-properties officeooo:rsid="002e25bd"/>
    </style:style>
    <style:style style:name="T17" style:family="text">
      <style:text-properties officeooo:rsid="002e3fb7"/>
    </style:style>
    <style:style style:name="T18" style:family="text">
      <style:text-properties officeooo:rsid="002eb9e4"/>
    </style:style>
    <style:style style:name="T19" style:family="text">
      <style:text-properties officeooo:rsid="003010d6"/>
    </style:style>
    <style:style style:name="T20" style:family="text">
      <style:text-properties officeooo:rsid="0030ec59"/>
    </style:style>
    <style:style style:name="T21" style:family="text">
      <style:text-properties fo:font-weight="bold" style:font-weight-asian="bold" style:font-weight-complex="bold"/>
    </style:style>
    <style:style style:name="T22" style:family="text">
      <style:text-properties officeooo:rsid="0031a360"/>
    </style:style>
    <style:style style:name="T23" style:family="text">
      <style:text-properties officeooo:rsid="0031ab24"/>
    </style:style>
    <style:style style:name="T24" style:family="text">
      <style:text-properties officeooo:rsid="00327869"/>
    </style:style>
    <style:style style:name="T25" style:family="text">
      <style:text-properties officeooo:rsid="00332f78"/>
    </style:style>
    <style:style style:name="T26" style:family="text">
      <style:text-properties officeooo:rsid="00350b76"/>
    </style:style>
    <style:style style:name="T27" style:family="text">
      <style:text-properties officeooo:rsid="0035f1e7"/>
    </style:style>
    <style:style style:name="T28" style:family="text">
      <style:text-properties style:font-name="Courier New"/>
    </style:style>
    <style:style style:name="T29" style:family="text">
      <style:text-properties style:font-name="Courier New" officeooo:rsid="003c871b"/>
    </style:style>
    <style:style style:name="T30" style:family="text">
      <style:text-properties style:font-name="Courier New" officeooo:rsid="003dc6b2"/>
    </style:style>
    <style:style style:name="T31" style:family="text">
      <style:text-properties style:font-name="Courier New" officeooo:rsid="003f79f4"/>
    </style:style>
    <style:style style:name="T32" style:family="text">
      <style:text-properties style:font-name="Courier New" fo:font-size="10pt" style:font-size-asian="10pt" style:font-size-complex="10pt"/>
    </style:style>
    <style:style style:name="T33" style:family="text">
      <style:text-properties style:font-name="Courier New" fo:font-size="10pt" officeooo:rsid="0067a9d7" style:font-size-asian="10pt" style:font-size-complex="10pt"/>
    </style:style>
    <style:style style:name="T34" style:family="text">
      <style:text-properties style:font-name="Courier New" fo:font-size="8pt" style:font-size-asian="8pt" style:font-size-complex="8pt"/>
    </style:style>
    <style:style style:name="T35" style:family="text">
      <style:text-properties style:font-name="Courier New" fo:font-size="8pt" officeooo:rsid="0067a9d7" style:font-size-asian="8pt" style:font-size-complex="8pt"/>
    </style:style>
    <style:style style:name="T36" style:family="text">
      <style:text-properties style:font-name="Courier New" fo:font-size="8pt" officeooo:rsid="006c8b31" style:font-size-asian="8pt" style:font-size-complex="8pt"/>
    </style:style>
    <style:style style:name="T37" style:family="text">
      <style:text-properties officeooo:rsid="00393c37"/>
    </style:style>
    <style:style style:name="T38" style:family="text">
      <style:text-properties officeooo:rsid="0039dd89"/>
    </style:style>
    <style:style style:name="T39" style:family="text">
      <style:text-properties officeooo:rsid="003acf5d"/>
    </style:style>
    <style:style style:name="T40" style:family="text">
      <style:text-properties officeooo:rsid="003c871b"/>
    </style:style>
    <style:style style:name="T41" style:family="text">
      <style:text-properties officeooo:rsid="003dc6b2"/>
    </style:style>
    <style:style style:name="T42" style:family="text">
      <style:text-properties officeooo:rsid="003f13a0"/>
    </style:style>
    <style:style style:name="T43" style:family="text">
      <style:text-properties officeooo:rsid="003f79f4"/>
    </style:style>
    <style:style style:name="T44" style:family="text">
      <style:text-properties officeooo:rsid="00416117"/>
    </style:style>
    <style:style style:name="T45" style:family="text">
      <style:text-properties officeooo:rsid="00417275"/>
    </style:style>
    <style:style style:name="T46" style:family="text">
      <style:text-properties officeooo:rsid="0042ea7f"/>
    </style:style>
    <style:style style:name="T47" style:family="text">
      <style:text-properties officeooo:rsid="00432639"/>
    </style:style>
    <style:style style:name="T48" style:family="text">
      <style:text-properties officeooo:rsid="0044de0c"/>
    </style:style>
    <style:style style:name="T49" style:family="text">
      <style:text-properties officeooo:rsid="004565bc"/>
    </style:style>
    <style:style style:name="T50" style:family="text">
      <style:text-properties officeooo:rsid="0046412c"/>
    </style:style>
    <style:style style:name="T51" style:family="text">
      <style:text-properties officeooo:rsid="0046f661"/>
    </style:style>
    <style:style style:name="T52" style:family="text">
      <style:text-properties officeooo:rsid="00485096"/>
    </style:style>
    <style:style style:name="T53" style:family="text">
      <style:text-properties officeooo:rsid="00491af7"/>
    </style:style>
    <style:style style:name="T54" style:family="text">
      <style:text-properties officeooo:rsid="00494d44"/>
    </style:style>
    <style:style style:name="T55" style:family="text">
      <style:text-properties officeooo:rsid="0049a6e0"/>
    </style:style>
    <style:style style:name="T56" style:family="text">
      <style:text-properties officeooo:rsid="004f204e"/>
    </style:style>
    <style:style style:name="T57" style:family="text">
      <style:text-properties officeooo:rsid="00548aa5"/>
    </style:style>
    <style:style style:name="T58" style:family="text">
      <style:text-properties officeooo:rsid="00552277"/>
    </style:style>
    <style:style style:name="T59" style:family="text">
      <style:text-properties officeooo:rsid="0055656f"/>
    </style:style>
    <style:style style:name="T60" style:family="text">
      <style:text-properties officeooo:rsid="0055c1be"/>
    </style:style>
    <style:style style:name="T61" style:family="text">
      <style:text-properties officeooo:rsid="00575521"/>
    </style:style>
    <style:style style:name="T62" style:family="text">
      <style:text-properties officeooo:rsid="005b1efb"/>
    </style:style>
    <style:style style:name="T63" style:family="text">
      <style:text-properties officeooo:rsid="005bab7b"/>
    </style:style>
    <style:style style:name="T64" style:family="text">
      <style:text-properties style:font-name="Times New Roman" fo:font-style="italic" style:font-style-asian="italic" style:font-style-complex="italic"/>
    </style:style>
    <style:style style:name="T65" style:family="text">
      <style:text-properties fo:font-style="italic" style:font-style-asian="italic" style:font-style-complex="italic"/>
    </style:style>
    <style:style style:name="T66" style:family="text">
      <style:text-properties fo:font-style="italic" officeooo:rsid="005da35b" style:font-style-asian="italic" style:font-style-complex="italic"/>
    </style:style>
    <style:style style:name="T67" style:family="text">
      <style:text-properties fo:font-style="italic" officeooo:rsid="006172d3" style:font-style-asian="italic" style:font-style-complex="italic"/>
    </style:style>
    <style:style style:name="T68" style:family="text">
      <style:text-properties fo:font-style="italic" officeooo:rsid="006257d9" style:font-style-asian="italic" style:font-style-complex="italic"/>
    </style:style>
    <style:style style:name="T69" style:family="text">
      <style:text-properties officeooo:rsid="005da35b"/>
    </style:style>
    <style:style style:name="T70" style:family="text">
      <style:text-properties officeooo:rsid="006172d3"/>
    </style:style>
    <style:style style:name="T71" style:family="text">
      <style:text-properties officeooo:rsid="006257d9"/>
    </style:style>
    <style:style style:name="T72" style:family="text">
      <style:text-properties officeooo:rsid="00639277"/>
    </style:style>
    <style:style style:name="T73" style:family="text">
      <style:text-properties officeooo:rsid="00640978"/>
    </style:style>
    <style:style style:name="T74" style:family="text">
      <style:text-properties officeooo:rsid="00660bec"/>
    </style:style>
    <style:style style:name="T75" style:family="text">
      <style:text-properties officeooo:rsid="0067a9d7"/>
    </style:style>
    <style:style style:name="T76" style:family="text">
      <style:text-properties officeooo:rsid="00684d22"/>
    </style:style>
    <style:style style:name="T77" style:family="text">
      <style:text-properties officeooo:rsid="006a89de"/>
    </style:style>
    <style:style style:name="T78" style:family="text">
      <style:text-properties officeooo:rsid="006c8b31"/>
    </style:style>
    <style:style style:name="T79" style:family="text">
      <style:text-properties officeooo:rsid="00790232"/>
    </style:style>
    <style:style style:name="T80" style:family="text">
      <style:text-properties officeooo:rsid="0079c521"/>
    </style:style>
    <style:style style:name="T81" style:family="text">
      <style:text-properties officeooo:rsid="007efb93"/>
    </style:style>
    <style:style style:name="T82" style:family="text">
      <style:text-properties officeooo:rsid="0080537b"/>
    </style:style>
    <style:style style:name="T83" style:family="text">
      <style:text-properties officeooo:rsid="0082376d"/>
    </style:style>
    <style:style style:name="T84" style:family="text">
      <style:text-properties officeooo:rsid="0083d7af"/>
    </style:style>
    <style:style style:name="T85" style:family="text">
      <style:text-properties officeooo:rsid="00873fa6"/>
    </style:style>
    <style:style style:name="T86" style:family="text">
      <style:text-properties officeooo:rsid="00882813"/>
    </style:style>
    <style:style style:name="T87" style:family="text">
      <style:text-properties officeooo:rsid="008ba77f"/>
    </style:style>
    <style:style style:name="T88" style:family="text">
      <style:text-properties officeooo:rsid="008d70e4"/>
    </style:style>
    <style:style style:name="T89" style:family="text">
      <style:text-properties officeooo:rsid="008e46b7"/>
    </style:style>
    <style:style style:name="T90" style:family="text">
      <style:text-properties officeooo:rsid="00926c67"/>
    </style:style>
    <style:style style:name="T91" style:family="text">
      <style:text-properties officeooo:rsid="009278a2"/>
    </style:style>
    <style:style style:name="T92" style:family="text">
      <style:text-properties officeooo:rsid="0093794e"/>
    </style:style>
    <style:style style:name="T93" style:family="text">
      <style:text-properties officeooo:rsid="00945d09"/>
    </style:style>
    <style:style style:name="T94" style:family="text">
      <style:text-properties officeooo:rsid="00952455"/>
    </style:style>
    <style:style style:name="T95" style:family="text">
      <style:text-properties officeooo:rsid="009657fd"/>
    </style:style>
    <style:style style:name="T96" style:family="text">
      <style:text-properties officeooo:rsid="0097cf60"/>
    </style:style>
    <style:style style:name="T97" style:family="text">
      <style:text-properties style:text-position="sub 58%" officeooo:rsid="0082376d"/>
    </style:style>
    <style:style style:name="T98" style:family="text">
      <style:text-properties officeooo:rsid="00a06e27"/>
    </style:style>
    <style:style style:name="T99" style:family="text">
      <style:text-properties style:font-name="Liberation Sans" fo:font-size="18.2000007629395pt" fo:font-weight="bold" officeooo:rsid="00aa9ec6" style:font-name-asian="Microsoft YaHei" style:font-size-asian="18.2000007629395pt" style:font-weight-asian="bold" style:font-name-complex="Lucida Sans" style:font-size-complex="18.2000007629395pt" style:font-weight-complex="bold"/>
    </style:style>
    <style:style style:name="T100" style:family="text">
      <style:text-properties officeooo:rsid="00a12d4c"/>
    </style:style>
    <style:style style:name="T101" style:family="text">
      <style:text-properties officeooo:rsid="00a23ca1"/>
    </style:style>
    <style:style style:name="T102" style:family="text">
      <style:text-properties officeooo:rsid="00a27a4a"/>
    </style:style>
    <style:style style:name="T103" style:family="text">
      <style:text-properties officeooo:rsid="00a2f1c0"/>
    </style:style>
    <style:style style:name="T104" style:family="text">
      <style:text-properties officeooo:rsid="00a30c7d"/>
    </style:style>
    <style:style style:name="T105" style:family="text">
      <style:text-properties officeooo:rsid="00a31a19"/>
    </style:style>
    <style:style style:name="T106" style:family="text">
      <style:text-properties officeooo:rsid="00aa9ec6"/>
    </style:style>
    <style:style style:name="T107" style:family="text">
      <style:text-properties officeooo:rsid="00ac7cb3"/>
    </style:style>
    <style:style style:name="T108" style:family="text">
      <style:text-properties officeooo:rsid="00ae6058"/>
    </style:style>
    <style:style style:name="T109" style:family="text">
      <style:text-properties officeooo:rsid="00aea3ff"/>
    </style:style>
    <style:style style:name="T110" style:family="text">
      <style:text-properties officeooo:rsid="00b0ba3f"/>
    </style:style>
    <style:style style:name="T111" style:family="text">
      <style:text-properties officeooo:rsid="00b2b14d"/>
    </style:style>
    <style:style style:name="T112" style:family="text">
      <style:text-properties officeooo:rsid="00b56fd9"/>
    </style:style>
    <style:style style:name="T113" style:family="text">
      <style:text-properties officeooo:rsid="00b71c3f"/>
    </style:style>
    <style:style style:name="T114" style:family="text">
      <style:text-properties officeooo:rsid="00b94e99"/>
    </style:style>
    <style:style style:name="T115" style:family="text">
      <style:text-properties officeooo:rsid="00ba467e"/>
    </style:style>
    <style:style style:name="T116" style:family="text">
      <style:text-properties officeooo:rsid="00bc2872"/>
    </style:style>
    <style:style style:name="T117" style:family="text">
      <style:text-properties officeooo:rsid="00bf4df2"/>
    </style:style>
    <style:style style:name="T118" style:family="text">
      <style:text-properties officeooo:rsid="00bfd45a"/>
    </style:style>
    <style:style style:name="T119" style:family="text">
      <style:text-properties officeooo:rsid="00c067ac"/>
    </style:style>
    <style:style style:name="T120" style:family="text">
      <style:text-properties officeooo:rsid="00c125d8"/>
    </style:style>
    <style:style style:name="T121" style:family="text">
      <style:text-properties officeooo:rsid="00c31a26"/>
    </style:style>
    <style:style style:name="T122" style:family="text">
      <style:text-properties officeooo:rsid="00c42d27"/>
    </style:style>
    <style:style style:name="T123" style:family="text">
      <style:text-properties officeooo:rsid="00c46f90"/>
    </style:style>
    <style:style style:name="T124" style:family="text">
      <style:text-properties officeooo:rsid="00c5f28d"/>
    </style:style>
    <style:style style:name="T125" style:family="text">
      <style:text-properties officeooo:rsid="00c6ca3e"/>
    </style:style>
    <style:style style:name="T126" style:family="text">
      <style:text-properties officeooo:rsid="00c7de06"/>
    </style:style>
    <style:style style:name="T127" style:family="text">
      <style:text-properties officeooo:rsid="00c84ef7"/>
    </style:style>
    <style:style style:name="T128" style:family="text">
      <style:text-properties officeooo:rsid="00c9b136"/>
    </style:style>
  </office:automatic-styles>
  <office:body>
    <office:text text:use-soft-page-breaks="true">
      <text:tracked-changes>
        <text:changed-region xml:id="ct2863128415488" text:id="ct2863128415488">
          <text:deletion>
            <office:change-info>
              <dc:creator>Unknown Author</dc:creator>
              <dc:date>2021-10-28T09:11:18</dc:date>
            </office:change-info>
            <text:p text:style-name="P26">1</text:p>
          </text:deletion>
        </text:changed-region>
        <text:changed-region xml:id="ct2863334020976" text:id="ct2863334020976">
          <text:insertion>
            <office:change-info>
              <dc:creator>Unknown Author</dc:creator>
              <dc:date>2021-11-12T10:41:19</dc:date>
            </office:change-info>
          </text:insertion>
        </text:changed-region>
        <text:changed-region xml:id="ct2863128425568" text:id="ct2863128425568">
          <text:insertion>
            <office:change-info>
              <dc:creator>Unknown Author</dc:creator>
              <dc:date>2021-11-05T14:07:42</dc:date>
            </office:change-info>
          </text:insertion>
        </text:changed-region>
        <text:changed-region xml:id="ct2863128423648" text:id="ct2863128423648">
          <text:deletion>
            <office:change-info>
              <dc:creator>Unknown Author</dc:creator>
              <dc:date>2021-11-05T14:07:42</dc:date>
            </office:change-info>
            <text:p text:style-name="P26">0-</text:p>
          </text:deletion>
        </text:changed-region>
        <text:changed-region xml:id="ct2863128415968" text:id="ct2863128415968">
          <text:deletion>
            <office:change-info>
              <dc:creator>Unknown Author</dc:creator>
              <dc:date>2021-10-28T09:11:12</dc:date>
            </office:change-info>
            <text:p text:style-name="P26">12</text:p>
          </text:deletion>
        </text:changed-region>
        <text:changed-region xml:id="ct2863128426768" text:id="ct2863128426768">
          <text:insertion>
            <office:change-info>
              <dc:creator>Unknown Author</dc:creator>
              <dc:date>2021-11-05T14:07:43</dc:date>
            </office:change-info>
          </text:insertion>
        </text:changed-region>
        <text:changed-region xml:id="ct2863334028416" text:id="ct2863334028416">
          <text:insertion>
            <office:change-info>
              <dc:creator>Unknown Author</dc:creator>
              <dc:date>2021-11-12T10:41:21</dc:date>
            </office:change-info>
          </text:insertion>
        </text:changed-region>
        <text:changed-region xml:id="ct2863190748496" text:id="ct2863190748496">
          <text:insertion>
            <office:change-info>
              <dc:creator>Unknown Author</dc:creator>
              <dc:date>2021-11-11T12:30:22</dc:date>
            </office:change-info>
          </text:insertion>
        </text:changed-region>
        <text:changed-region xml:id="ct2863128419568" text:id="ct2863128419568">
          <text:insertion>
            <office:change-info>
              <dc:creator>Unknown Author</dc:creator>
              <dc:date>2021-11-10T11:47:35</dc:date>
            </office:change-info>
          </text:insertion>
        </text:changed-region>
        <text:changed-region xml:id="ct2863128418128" text:id="ct2863128418128">
          <text:insertion>
            <office:change-info>
              <dc:creator>Unknown Author</dc:creator>
              <dc:date>2021-10-28T09:13:46</dc:date>
            </office:change-info>
          </text:insertion>
        </text:changed-region>
        <text:changed-region xml:id="ct2863128427968" text:id="ct2863128427968">
          <text:insertion>
            <office:change-info>
              <dc:creator>Unknown Author</dc:creator>
              <dc:date>2021-11-05T14:00:36</dc:date>
            </office:change-info>
          </text:insertion>
        </text:changed-region>
        <text:changed-region xml:id="ct2863128422448" text:id="ct2863128422448">
          <text:deletion>
            <office:change-info>
              <dc:creator>Unknown Author</dc:creator>
              <dc:date>2021-11-05T14:00:35</dc:date>
            </office:change-info>
            <text:p text:style-name="P17">blocks</text:p>
          </text:deletion>
        </text:changed-region>
        <text:changed-region xml:id="ct2863128418368" text:id="ct2863128418368">
          <text:insertion>
            <office:change-info>
              <dc:creator>Unknown Author</dc:creator>
              <dc:date>2021-11-05T14:00:39</dc:date>
            </office:change-info>
          </text:insertion>
        </text:changed-region>
        <text:changed-region xml:id="ct2863128416208" text:id="ct2863128416208">
          <text:deletion>
            <office:change-info>
              <dc:creator>Unknown Author</dc:creator>
              <dc:date>2021-11-05T14:00:38</dc:date>
            </office:change-info>
            <text:p text:style-name="P17">block</text:p>
          </text:deletion>
        </text:changed-region>
        <text:changed-region xml:id="ct2863128424128" text:id="ct2863128424128">
          <text:insertion>
            <office:change-info>
              <dc:creator>Unknown Author</dc:creator>
              <dc:date>2021-11-05T14:00:42</dc:date>
            </office:change-info>
          </text:insertion>
        </text:changed-region>
        <text:changed-region xml:id="ct2863128423888" text:id="ct2863128423888">
          <text:deletion>
            <office:change-info>
              <dc:creator>Unknown Author</dc:creator>
              <dc:date>2021-11-05T14:00:42</dc:date>
            </office:change-info>
            <text:p text:style-name="P17">block</text:p>
          </text:deletion>
        </text:changed-region>
        <text:changed-region xml:id="ct2863190761456" text:id="ct2863190761456">
          <text:insertion>
            <office:change-info>
              <dc:creator>Unknown Author</dc:creator>
              <dc:date>2021-11-11T12:33:52</dc:date>
            </office:change-info>
          </text:insertion>
        </text:changed-region>
        <text:changed-region xml:id="ct2863190750416" text:id="ct2863190750416">
          <text:deletion>
            <office:change-info>
              <dc:creator>Unknown Author</dc:creator>
              <dc:date>2021-11-11T12:33:52</dc:date>
            </office:change-info>
            <text:p text:style-name="P17"><text:span text:style-name="T37">is</text:span></text:p>
          </text:deletion>
        </text:changed-region>
        <text:changed-region xml:id="ct2863190752096" text:id="ct2863190752096">
          <text:insertion>
            <office:change-info>
              <dc:creator>Unknown Author</dc:creator>
              <dc:date>2021-11-11T12:34:02</dc:date>
            </office:change-info>
          </text:insertion>
        </text:changed-region>
        <text:changed-region xml:id="ct2863190759776" text:id="ct2863190759776">
          <text:deletion>
            <office:change-info>
              <dc:creator>Unknown Author</dc:creator>
              <dc:date>2021-11-11T12:34:01</dc:date>
            </office:change-info>
            <text:p text:style-name="P16"><text:s/>to </text:p>
          </text:deletion>
        </text:changed-region>
        <text:changed-region xml:id="ct2863190747536" text:id="ct2863190747536">
          <text:insertion>
            <office:change-info>
              <dc:creator>Unknown Author</dc:creator>
              <dc:date>2021-11-11T12:34:01</dc:date>
            </office:change-info>
          </text:insertion>
        </text:changed-region>
        <text:changed-region xml:id="ct2863128415248" text:id="ct2863128415248">
          <text:insertion>
            <office:change-info>
              <dc:creator>Unknown Author</dc:creator>
              <dc:date>2021-11-10T11:51:52</dc:date>
            </office:change-info>
          </text:insertion>
        </text:changed-region>
        <text:changed-region xml:id="ct2863128425808" text:id="ct2863128425808">
          <text:insertion>
            <office:change-info>
              <dc:creator>Unknown Author</dc:creator>
              <dc:date>2021-11-10T11:52:00</dc:date>
            </office:change-info>
          </text:insertion>
        </text:changed-region>
        <text:changed-region xml:id="ct2863128416688" text:id="ct2863128416688">
          <text:insertion>
            <office:change-info>
              <dc:creator>Unknown Author</dc:creator>
              <dc:date>2021-10-28T09:52:13</dc:date>
            </office:change-info>
          </text:insertion>
        </text:changed-region>
        <text:changed-region xml:id="ct2863128425088" text:id="ct2863128425088">
          <text:insertion>
            <office:change-info>
              <dc:creator>Unknown Author</dc:creator>
              <dc:date>2021-11-10T12:00:43</dc:date>
            </office:change-info>
          </text:insertion>
        </text:changed-region>
        <text:changed-region xml:id="ct2863128420528" text:id="ct2863128420528">
          <text:insertion>
            <office:change-info>
              <dc:creator>Unknown Author</dc:creator>
              <dc:date>2021-11-10T12:01:06</dc:date>
            </office:change-info>
          </text:insertion>
        </text:changed-region>
        <text:changed-region xml:id="ct2863128420048" text:id="ct2863128420048">
          <text:insertion>
            <office:change-info>
              <dc:creator>Unknown Author</dc:creator>
              <dc:date>2021-10-28T09:54:15</dc:date>
            </office:change-info>
          </text:insertion>
        </text:changed-region>
        <text:changed-region xml:id="ct2863128420768" text:id="ct2863128420768">
          <text:insertion>
            <office:change-info>
              <dc:creator>Unknown Author</dc:creator>
              <dc:date>2021-11-05T14:00:47</dc:date>
            </office:change-info>
          </text:insertion>
        </text:changed-region>
        <text:changed-region xml:id="ct2863128416928" text:id="ct2863128416928">
          <text:insertion>
            <office:change-info>
              <dc:creator>Unknown Author</dc:creator>
              <dc:date>2021-10-29T08:40:27</dc:date>
            </office:change-info>
          </text:insertion>
        </text:changed-region>
        <text:changed-region xml:id="ct2863128421488" text:id="ct2863128421488">
          <text:insertion>
            <office:change-info>
              <dc:creator>Unknown Author</dc:creator>
              <dc:date>2021-11-05T14:00:50</dc:date>
            </office:change-info>
          </text:insertion>
        </text:changed-region>
        <text:changed-region xml:id="ct2863128419808" text:id="ct2863128419808">
          <text:deletion>
            <office:change-info>
              <dc:creator>Unknown Author</dc:creator>
              <dc:date>2021-11-05T14:00:50</dc:date>
            </office:change-info>
            <text:p text:style-name="P6">block </text:p>
          </text:deletion>
        </text:changed-region>
        <text:changed-region xml:id="ct2863128427488" text:id="ct2863128427488">
          <text:insertion>
            <office:change-info>
              <dc:creator>Unknown Author</dc:creator>
              <dc:date>2021-11-05T14:00:51</dc:date>
            </office:change-info>
          </text:insertion>
        </text:changed-region>
        <text:changed-region xml:id="ct2863128413088" text:id="ct2863128413088">
          <text:insertion>
            <office:change-info>
              <dc:creator>Unknown Author</dc:creator>
              <dc:date>2021-11-05T14:00:54</dc:date>
            </office:change-info>
          </text:insertion>
        </text:changed-region>
        <text:changed-region xml:id="ct2863128427728" text:id="ct2863128427728">
          <text:deletion>
            <office:change-info>
              <dc:creator>Unknown Author</dc:creator>
              <dc:date>2021-11-05T14:00:54</dc:date>
            </office:change-info>
            <text:p text:style-name="P6"><text:span text:style-name="T45">block</text:span></text:p>
          </text:deletion>
        </text:changed-region>
        <text:changed-region xml:id="ct2863128413328" text:id="ct2863128413328">
          <text:insertion>
            <office:change-info>
              <dc:creator>Unknown Author</dc:creator>
              <dc:date>2021-10-28T09:12:29</dc:date>
            </office:change-info>
          </text:insertion>
        </text:changed-region>
        <text:changed-region xml:id="ct2863128418608" text:id="ct2863128418608">
          <text:deletion>
            <office:change-info>
              <dc:creator>Unknown Author</dc:creator>
              <dc:date>2021-10-28T09:36:15</dc:date>
            </office:change-info>
            <text:p text:style-name="P30"><text:span text:style-name="T45"><text:s text:c="2"/>Because of the complement bits inserted into the 30-bit block, there will be no more than five </text:span>consecutive mark or space (1 or 0) bits in the stream. <text:s/>This <text:span text:style-name="T48">is</text:span> used for synchronization. <text:s/>Synchronization is sent <text:span text:style-name="T47">either at the beginning of the transmission, or </text:span><text:span text:style-name="T49">can be reinitiated after</text:span><text:span text:style-name="T47"> sending </text:span><text:span text:style-name="T49">a</text:span><text:span text:style-name="T47"> 30-bit block, with the exception of when text code words are sent multiple times </text:span><text:span text:style-name="T50">without a delay in between </text:span><text:span text:style-name="T47">for redundancy. <text:s/></text:span></text:p>
            <text:p text:style-name="P30"/>
          </text:deletion>
        </text:changed-region>
        <text:changed-region xml:id="ct2863128414768" text:id="ct2863128414768">
          <text:deletion>
            <office:change-info>
              <dc:creator>Unknown Author</dc:creator>
              <dc:date>2021-10-29T09:02:18</dc:date>
            </office:change-info>
            <text:p text:style-name="P30"/>
            <text:p text:style-name="P30">For OOK synchronization, </text:p>
          </text:deletion>
        </text:changed-region>
        <text:changed-region xml:id="ct2863128414528" text:id="ct2863128414528">
          <text:deletion>
            <office:change-info>
              <dc:creator>Unknown Author</dc:creator>
              <dc:date>2021-10-28T09:36:41</dc:date>
            </office:change-info>
            <text:p text:style-name="P30">a synchronization signal is detected by the receiver when 1<text:span text:style-name="T57">4</text:span> or 1<text:span text:style-name="T57">5</text:span> of the last 1<text:span text:style-name="T57">5</text:span> bit <text:span text:style-name="T54">intervals</text:span> decoded is a mark condition (one or key down). <text:s/>If this happens in the middle of receiving a codeword, the codeword being received is aborted and the synchronization phase is initiated. <text:s/>The receiver then waits for following sequence to occur: <text:s/>3 space bits, 3 mark bits, 3 space bits, 3 mark bits, 3 space bits, 3 mark bits. <text:s/>The edges of the transitions <text:span text:style-name="T47">between key on and off</text:span> are used to synchronize the receiver’s clock with the sender. <text:s/>The sending of the first Golay code word <text:span text:style-name="T47">occurs immediately after the last 3 mark bits.</text:span></text:p>
          </text:deletion>
        </text:changed-region>
        <text:changed-region xml:id="ct2863128414288" text:id="ct2863128414288">
          <text:deletion>
            <office:change-info>
              <dc:creator>Unknown Author</dc:creator>
              <dc:date>2021-10-28T09:37:39</dc:date>
            </office:change-info>
            <text:p text:style-name="P30"/>
            <text:p text:style-name="P30"/>
            <text:p text:style-name="P30"/>
          </text:deletion>
        </text:changed-region>
        <text:changed-region xml:id="ct2863128427248" text:id="ct2863128427248">
          <text:deletion>
            <office:change-info>
              <dc:creator>Unknown Author</dc:creator>
              <dc:date>2021-10-29T09:02:18</dc:date>
            </office:change-info>
            <text:p text:style-name="P30"><text:span text:style-name="T47">For FSK synchronization, </text:span></text:p>
          </text:deletion>
        </text:changed-region>
        <text:changed-region xml:id="ct2863128413808" text:id="ct2863128413808">
          <text:deletion>
            <office:change-info>
              <dc:creator>Unknown Author</dc:creator>
              <dc:date>2021-10-28T09:37:44</dc:date>
            </office:change-info>
            <text:p text:style-name="P30"><text:span text:style-name="T47">a synchronization signal is detected when either of the two FSK frequencies are detected by the receiver for 1</text:span><text:span text:style-name="T57">4</text:span><text:span text:style-name="T47"> or 1</text:span><text:span text:style-name="T57">5</text:span><text:span text:style-name="T47"> of the last 1</text:span><text:span text:style-name="T57">5</text:span><text:span text:style-name="T47"> bit </text:span><text:span text:style-name="T55">intervals</text:span><text:span text:style-name="T47"> decoded. <text:s/>The FSK frequency corresponding to the 1</text:span><text:span text:style-name="T58">4</text:span><text:span text:style-name="T47"> or 1</text:span><text:span text:style-name="T58">5</text:span><text:span text:style-name="T47"> bits is considered the mark condition. <text:s/>If this happens in the middle of receiving a codeword, the codeword being received is aborted and the synchronization phase is initiated. <text:s/>The receiver then waits for the following sequence to occur: 3 space bits, 3 mark bits, 3 space bits, 3 mark bits, 3 space bits, 3 mark bits. <text:s/>The receiver may identify the space frequency by looking at both frequencies above and below the mark frequency, or the direction of the mark to space frequency shift may be manually specified. <text:s/>The edge of the transitions between frequencies are used to synchronize the receiver’s clock with the sender. <text:s/>The sending of the first Golay code word occurs immediately after the last 3 mark bits.</text:span></text:p>
          </text:deletion>
        </text:changed-region>
        <text:changed-region xml:id="ct2863128415008" text:id="ct2863128415008">
          <text:insertion>
            <office:change-info>
              <dc:creator>Unknown Author</dc:creator>
              <dc:date>2021-10-29T09:02:30</dc:date>
            </office:change-info>
          </text:insertion>
        </text:changed-region>
        <text:changed-region xml:id="ct2863128417168" text:id="ct2863128417168">
          <text:insertion>
            <office:change-info>
              <dc:creator>Unknown Author</dc:creator>
              <dc:date>2021-10-29T09:03:21</dc:date>
            </office:change-info>
          </text:insertion>
        </text:changed-region>
        <text:changed-region xml:id="ct2863128418848" text:id="ct2863128418848">
          <text:deletion>
            <office:change-info>
              <dc:creator>Unknown Author</dc:creator>
              <dc:date>2021-10-28T09:45:07</dc:date>
            </office:change-info>
            <text:p text:style-name="P32"/>
            <text:p text:style-name="P2"/>
            <text:p text:style-name="P32"/>
          </text:deletion>
        </text:changed-region>
        <text:changed-region xml:id="ct2863128417408" text:id="ct2863128417408">
          <text:insertion>
            <office:change-info>
              <dc:creator>Unknown Author</dc:creator>
              <dc:date>2021-11-05T14:02:09</dc:date>
            </office:change-info>
          </text:insertion>
        </text:changed-region>
        <text:changed-region xml:id="ct2863128417648" text:id="ct2863128417648">
          <text:insertion>
            <office:change-info>
              <dc:creator>Unknown Author</dc:creator>
              <dc:date>2021-11-05T14:03:01</dc:date>
            </office:change-info>
          </text:insertion>
        </text:changed-region>
        <text:changed-region xml:id="ct2863128419088" text:id="ct2863128419088">
          <text:insertion>
            <office:change-info>
              <dc:creator>Unknown Author</dc:creator>
              <dc:date>2021-11-05T14:04:00</dc:date>
            </office:change-info>
          </text:insertion>
        </text:changed-region>
        <text:changed-region xml:id="ct2863128421728" text:id="ct2863128421728">
          <text:insertion>
            <office:change-info>
              <dc:creator>Unknown Author</dc:creator>
              <dc:date>2021-11-05T14:05:00</dc:date>
            </office:change-info>
          </text:insertion>
        </text:changed-region>
        <text:changed-region xml:id="ct2863128421968" text:id="ct2863128421968">
          <text:insertion>
            <office:change-info>
              <dc:creator>Unknown Author</dc:creator>
              <dc:date>2021-11-05T14:06:00</dc:date>
            </office:change-info>
          </text:insertion>
        </text:changed-region>
        <text:changed-region xml:id="ct2863128422928" text:id="ct2863128422928">
          <text:insertion>
            <office:change-info>
              <dc:creator>Unknown Author</dc:creator>
              <dc:date>2021-11-05T14:07:03</dc:date>
            </office:change-info>
          </text:insertion>
        </text:changed-region>
        <text:changed-region xml:id="ct2863128423168" text:id="ct2863128423168">
          <text:insertion>
            <office:change-info>
              <dc:creator>Unknown Author</dc:creator>
              <dc:date>2021-11-05T14:08:06</dc:date>
            </office:change-info>
          </text:insertion>
        </text:changed-region>
        <text:changed-region xml:id="ct2863128428208" text:id="ct2863128428208">
          <text:insertion>
            <office:change-info>
              <dc:creator>Unknown Author</dc:creator>
              <dc:date>2021-11-05T14:10:45</dc:date>
            </office:change-info>
          </text:insertion>
        </text:changed-region>
        <text:changed-region xml:id="ct2863128429168" text:id="ct2863128429168">
          <text:insertion>
            <office:change-info>
              <dc:creator>Unknown Author</dc:creator>
              <dc:date>2021-11-05T14:11:00</dc:date>
            </office:change-info>
          </text:insertion>
        </text:changed-region>
        <text:changed-region xml:id="ct2863128429408" text:id="ct2863128429408">
          <text:insertion>
            <office:change-info>
              <dc:creator>Unknown Author</dc:creator>
              <dc:date>2021-11-05T14:12:04</dc:date>
            </office:change-info>
          </text:insertion>
        </text:changed-region>
        <text:changed-region xml:id="ct2863128428928" text:id="ct2863128428928">
          <text:insertion>
            <office:change-info>
              <dc:creator>Unknown Author</dc:creator>
              <dc:date>2021-11-05T14:13:11</dc:date>
            </office:change-info>
          </text:insertion>
        </text:changed-region>
        <text:changed-region xml:id="ct2863128429648" text:id="ct2863128429648">
          <text:insertion>
            <office:change-info>
              <dc:creator>Unknown Author</dc:creator>
              <dc:date>2021-11-05T14:14:38</dc:date>
            </office:change-info>
          </text:insertion>
        </text:changed-region>
        <text:changed-region xml:id="ct2863128429888" text:id="ct2863128429888">
          <text:insertion>
            <office:change-info>
              <dc:creator>Unknown Author</dc:creator>
              <dc:date>2021-11-05T14:15:08</dc:date>
            </office:change-info>
          </text:insertion>
        </text:changed-region>
        <text:changed-region xml:id="ct2863128428448" text:id="ct2863128428448">
          <text:insertion>
            <office:change-info>
              <dc:creator>Unknown Author</dc:creator>
              <dc:date>2021-11-05T14:16:10</dc:date>
            </office:change-info>
          </text:insertion>
        </text:changed-region>
        <text:changed-region xml:id="ct2863128428688" text:id="ct2863128428688">
          <text:insertion>
            <office:change-info>
              <dc:creator>Unknown Author</dc:creator>
              <dc:date>2021-11-05T14:17:22</dc:date>
            </office:change-info>
          </text:insertion>
        </text:changed-region>
        <text:changed-region xml:id="ct2863128402048" text:id="ct2863128402048">
          <text:insertion>
            <office:change-info>
              <dc:creator>Unknown Author</dc:creator>
              <dc:date>2021-10-28T09:11:26</dc:date>
            </office:change-info>
          </text:insertion>
        </text:changed-region>
        <text:changed-region xml:id="ct2863128406608" text:id="ct2863128406608">
          <text:insertion>
            <office:change-info>
              <dc:creator>Unknown Author</dc:creator>
              <dc:date>2021-11-05T21:08:00</dc:date>
            </office:change-info>
          </text:insertion>
        </text:changed-region>
        <text:changed-region xml:id="ct2863128401808" text:id="ct2863128401808">
          <text:deletion>
            <office:change-info>
              <dc:creator>Unknown Author</dc:creator>
              <dc:date>2021-11-05T21:09:12</dc:date>
            </office:change-info>
            <text:p text:style-name="P57">of the </text:p>
          </text:deletion>
        </text:changed-region>
        <text:changed-region xml:id="ct2863128409728" text:id="ct2863128409728">
          <text:deletion>
            <office:change-info>
              <dc:creator>Unknown Author</dc:creator>
              <dc:date>2021-11-06T00:45:05</dc:date>
            </office:change-info>
            <text:p text:style-name="P57">code page 437 of the original </text:p>
          </text:deletion>
        </text:changed-region>
        <text:changed-region xml:id="ct2863128402768" text:id="ct2863128402768">
          <text:deletion>
            <office:change-info>
              <dc:creator>Unknown Author</dc:creator>
              <dc:date>2021-11-06T00:43:17</dc:date>
            </office:change-info>
            <text:p text:style-name="P57">IBM character </text:p>
          </text:deletion>
        </text:changed-region>
        <text:changed-region xml:id="ct2863128400128" text:id="ct2863128400128">
          <text:deletion>
            <office:change-info>
              <dc:creator>Unknown Author</dc:creator>
              <dc:date>2021-11-06T00:42:53</dc:date>
            </office:change-info>
            <text:p text:style-name="P57">se</text:p>
          </text:deletion>
        </text:changed-region>
        <text:changed-region xml:id="ct2863128408288" text:id="ct2863128408288">
          <text:deletion>
            <office:change-info>
              <dc:creator>Unknown Author</dc:creator>
              <dc:date>2021-11-05T21:09:23</dc:date>
            </office:change-info>
            <text:p text:style-name="P57">t, these may be sent using the a</text:p>
          </text:deletion>
        </text:changed-region>
        <text:changed-region xml:id="ct2863128404928" text:id="ct2863128404928">
          <text:deletion>
            <office:change-info>
              <dc:creator>Unknown Author</dc:creator>
              <dc:date>2021-11-06T00:43:17</dc:date>
            </office:change-info>
            <text:p text:style-name="P57"><text:s/>data Golay code, which is</text:p>
          </text:deletion>
        </text:changed-region>
        <text:changed-region xml:id="ct2863128405168" text:id="ct2863128405168">
          <text:insertion>
            <office:change-info>
              <dc:creator>Unknown Author</dc:creator>
              <dc:date>2021-11-05T21:09:41</dc:date>
            </office:change-info>
          </text:insertion>
        </text:changed-region>
        <text:changed-region xml:id="ct2863128410928" text:id="ct2863128410928">
          <text:deletion>
            <office:change-info>
              <dc:creator>Unknown Author</dc:creator>
              <dc:date>2021-11-05T21:09:44</dc:date>
            </office:change-info>
            <text:p text:style-name="P53">8-bit code page 437 representation of the symbol</text:p>
          </text:deletion>
        </text:changed-region>
        <text:changed-region xml:id="ct2863128409968" text:id="ct2863128409968">
          <text:insertion>
            <office:change-info>
              <dc:creator>Unknown Author</dc:creator>
              <dc:date>2021-11-05T21:09:45</dc:date>
            </office:change-info>
          </text:insertion>
        </text:changed-region>
        <text:changed-region xml:id="ct2863128399168" text:id="ct2863128399168">
          <text:deletion>
            <office:change-info>
              <dc:creator>Unknown Author</dc:creator>
              <dc:date>2021-10-31T22:19:14</dc:date>
            </office:change-info>
            <text:p text:style-name="P39">const uint8_t ecc_6bit_codesymbols[60] = {'\0', <text:s text:c="2"/>'\b', <text:s text:c="2"/>'\r', <text:s text:c="3"/>' ', <text:s text:c="3"/>'!', <text:s text:c="2"/>0x22, <text:s text:c="2"/>0x27, <text:s text:c="3"/>'(',</text:p>
            <text:p text:style-name="P38"><text:s text:c="43"/>')', <text:s text:c="3"/>'*', <text:s text:c="3"/>'+', <text:s text:c="3"/>',', <text:s text:c="3"/>'-', <text:s text:c="3"/>'.', <text:s text:c="3"/>'/', <text:s text:c="3"/>'0',</text:p>
            <text:p text:style-name="P38"><text:s text:c="43"/>'1', <text:s text:c="3"/>'2', <text:s text:c="3"/>'3', <text:s text:c="3"/>'4', <text:s text:c="3"/>'5', <text:s text:c="3"/>'6', <text:s text:c="3"/>'7', <text:s text:c="3"/>'8',</text:p>
            <text:p text:style-name="P38"><text:s text:c="43"/>'9', <text:s text:c="3"/>':', <text:s text:c="3"/>';', <text:s text:c="3"/>'=', <text:s text:c="3"/>'?', <text:s text:c="3"/>'@', <text:s text:c="3"/>'A', <text:s text:c="3"/>'B',</text:p>
            <text:p text:style-name="P38"><text:s text:c="43"/>'C', <text:s text:c="3"/>'D', <text:s text:c="3"/>'E', <text:s text:c="3"/>'F', <text:s text:c="3"/>'G', <text:s text:c="3"/>'H', <text:s text:c="3"/>'I', <text:s text:c="3"/>'J',</text:p>
            <text:p text:style-name="P38"><text:s text:c="43"/>'K', <text:s text:c="3"/>'L', <text:s text:c="3"/>'M', <text:s text:c="3"/>'N', <text:s text:c="3"/>'O', <text:s text:c="3"/>'P', <text:s text:c="3"/>'Q', <text:s text:c="3"/>'R',</text:p>
            <text:p text:style-name="P38"><text:s text:c="43"/>'S', <text:s text:c="3"/>'T', <text:s text:c="3"/>'U', <text:s text:c="3"/>'V', <text:s text:c="3"/>'W', <text:s text:c="3"/>'X', <text:s text:c="3"/>'Y', <text:s text:c="3"/>'Z',</text:p>
            <text:p text:style-name="P38"><text:s text:c="43"/>0x5C, <text:s text:c="2"/>'^', <text:s text:c="3"/>'`', <text:s text:c="3"/>'~' };</text:p>
            <text:p text:style-name="P38"><text:s text:c="43"/>/* Last 4 symbols can be interpreted as diacritical marks, 0x5C is diaeresis/umlaut */</text:p>
            <text:p text:style-name="P38"><text:s text:c="43"/>/* 0x27 can be interpreted as acute diacritical mark */</text:p>
            <text:p text:style-name="P38"/>
            <text:p text:style-name="P38">/* <text:s/>The input word has 24 bits. <text:s/>The output word has 30 bits, with bits</text:p>
            <text:p text:style-name="P38"><text:s text:c="4"/>1, 5, 9, 13, 17, 21 preceded by its complement bit inserted into</text:p>
            <text:p text:style-name="P38"><text:s text:c="4"/>the word */</text:p>
            <text:p text:style-name="P38"/>
            <text:p text:style-name="P38">uint32_t eccfr_add_reversal_bits(uint32_t codeword)</text:p>
            <text:p text:style-name="P38">{</text:p>
            <text:p text:style-name="P38"><text:s text:c="2"/>uint32_t outword = 0;</text:p>
            <text:p text:style-name="P38"><text:s text:c="2"/>uint8_t i;</text:p>
            <text:p text:style-name="P38"/>
            <text:p text:style-name="P38"><text:s text:c="2"/>for (i=0;i&lt;6;i++)</text:p>
            <text:p text:style-name="P38"><text:s text:c="2"/>{</text:p>
            <text:p text:style-name="P38"><text:s text:c="6"/>if (i&gt;0)</text:p>
            <text:p text:style-name="P38"><text:s text:c="10"/>outword = (outword &lt;&lt; 5);</text:p>
            <text:p text:style-name="P38"><text:s text:c="6"/>codeword = (codeword &lt;&lt; 4);</text:p>
            <text:p text:style-name="P38"><text:s text:c="6"/>uint8_t temp = (codeword &gt;&gt; 24) &amp; 0x0F;</text:p>
            <text:p text:style-name="P38"><text:s text:c="6"/>outword |= (temp | (((temp &amp; 0x08) ^ 0x08) &lt;&lt; 1));</text:p>
            <text:p text:style-name="P38"><text:s text:c="2"/>}</text:p>
            <text:p text:style-name="P38"><text:s text:c="2"/>return outword;</text:p>
            <text:p text:style-name="P38">}</text:p>
            <text:p text:style-name="P38"/>
            <text:p text:style-name="P38">/* remove complement bits from inside 30 bit word to yield 24 bit Golay</text:p>
            <text:p text:style-name="P38"><text:s text:c="3"/>code word */</text:p>
            <text:p text:style-name="P38"/>
            <text:p text:style-name="P38">uint32_t eccfr_remove_reversal_bits(uint32_t outword)</text:p>
            <text:p text:style-name="P38">{</text:p>
            <text:p text:style-name="P38"><text:s text:c="2"/>uint32_t codeword = 0;</text:p>
            <text:p text:style-name="P38"><text:s text:c="2"/>uint8_t i;</text:p>
            <text:p text:style-name="P38"/>
            <text:p text:style-name="P38"><text:s text:c="2"/>for (i=0;i&lt;6;i++)</text:p>
            <text:p text:style-name="P38"><text:s text:c="2"/>{</text:p>
            <text:p text:style-name="P38"><text:s text:c="6"/>if (i&gt;0)</text:p>
            <text:p text:style-name="P38"><text:s text:c="6"/>{</text:p>
            <text:p text:style-name="P38"><text:s text:c="10"/>outword = (outword &lt;&lt; 5);</text:p>
            <text:p text:style-name="P38"><text:s text:c="10"/>codeword = (codeword &lt;&lt; 4);</text:p>
            <text:p text:style-name="P38"><text:s text:c="6"/>}</text:p>
            <text:p text:style-name="P38"><text:s text:c="6"/>uint8_t temp = (outword &gt;&gt; 25) &amp; 0x0F;</text:p>
            <text:p text:style-name="P38"><text:s text:c="6"/>codeword |= temp;</text:p>
            <text:p text:style-name="P38"><text:s text:c="2"/>}</text:p>
            <text:p text:style-name="P38"><text:s text:c="2"/>return codeword;</text:p>
            <text:p text:style-name="P38">}</text:p>
            <text:p text:style-name="P38"/>
            <text:p text:style-name="P38">/* decode 12 bit code words to 8 bit bytes */</text:p>
            <text:p text:style-name="P38">uint8_t eccfr_code_words_to_bytes(uint16_t *codewords, uint8_t num_words, uint8_t *bytes, uint8_t max_bytes)</text:p>
            <text:p text:style-name="P38">{</text:p>
            <text:p text:style-name="P38"><text:s text:c="4"/>uint8_t cur_word = 0;</text:p>
            <text:p text:style-name="P38"><text:s text:c="4"/>uint8_t cur_byte = 0;</text:p>
            <text:p text:style-name="P38"><text:s text:c="4"/>while ((cur_word &lt; num_words) &amp;&amp; (cur_byte &lt; max_bytes))</text:p>
            <text:p text:style-name="P38"><text:s text:c="4"/>{</text:p>
            <text:p text:style-name="P38"><text:s text:c="8"/>uint16_t code = codewords[cur_word++];</text:p>
            <text:p text:style-name="P38"><text:s text:c="8"/>if ((code &amp; 0xF00) == 0xF00)</text:p>
            <text:p text:style-name="P38"><text:s text:c="8"/>{</text:p>
            <text:p text:style-name="P38"><text:s text:c="12"/>bytes[cur_byte++] = code &amp; 0xFF;</text:p>
            <text:p text:style-name="P38"><text:s text:c="12"/>continue;</text:p>
            <text:p text:style-name="P38"><text:s text:c="8"/>}</text:p>
            <text:p text:style-name="P38"><text:s text:c="8"/>uint16_t code1 = (code &amp; 0x3F);</text:p>
            <text:p text:style-name="P38"><text:s text:c="8"/>uint16_t code2 = ((code &gt;&gt; 6) &amp; 0x3F);</text:p>
            <text:p text:style-name="P38"><text:s text:c="8"/>if ((code1 != 0) &amp;&amp; (code1 &lt; (sizeof(ecc_6bit_codesymbols)/sizeof(uint8_t))))</text:p>
            <text:p text:style-name="P38"><text:s text:c="12"/>bytes[cur_byte++] = ecc_6bit_codesymbols[code1];</text:p>
            <text:p text:style-name="P38"><text:s text:c="8"/>if ((code2 != 0) &amp;&amp; (code1 &lt; (sizeof(ecc_6bit_codesymbols)/sizeof(uint8_t))) &amp;&amp; (cur_byte &lt; max_bytes))</text:p>
            <text:p text:style-name="P38"><text:s text:c="12"/>bytes[cur_byte++] = ecc_6bit_codesymbols[code2];</text:p>
            <text:p text:style-name="P38"><text:s text:c="4"/>}</text:p>
            <text:p text:style-name="P38"><text:s text:c="4"/>return cur_byte;</text:p>
            <text:p text:style-name="P38">}</text:p>
            <text:p text:style-name="P38"/>
            <text:p text:style-name="P38">/* encode 8 bit bytes as 12 bit code words, always encoding as 8-bit raw */</text:p>
            <text:p text:style-name="P38">uint8_t eccfr_raw_bytes_to_code_words(uint8_t *bytes, uint8_t num_bytes, uint16_t *codewords, uint8_t max_words)</text:p>
            <text:p text:style-name="P38">{</text:p>
            <text:p text:style-name="P38"><text:s text:c="2"/>uint8_t cur_byte = 0;</text:p>
            <text:p text:style-name="P38"><text:s text:c="2"/>uint8_t cur_word = 0;</text:p>
            <text:p text:style-name="P38"><text:s text:c="2"/>while ((cur_word &lt; max_words) &amp;&amp; (cur_byte &lt; num_bytes))</text:p>
            <text:p text:style-name="P38"><text:s text:c="2"/>{</text:p>
            <text:p text:style-name="P38"><text:s text:c="5"/>uint8_t b = bytes[cur_byte++];</text:p>
            <text:p text:style-name="P38"><text:s text:c="5"/>codewords[cur_word++] = ((uint16_t)(0xF00)) | b;</text:p>
            <text:p text:style-name="P38"><text:s text:c="2"/>}</text:p>
            <text:p text:style-name="P38"><text:s text:c="2"/>return cur_word;</text:p>
            <text:p text:style-name="P38">}</text:p>
            <text:p text:style-name="P38"/>
            <text:p text:style-name="P38">/* convert character to 6-bit code if it exists */</text:p>
            <text:p text:style-name="P38">/* should probably replace this with an inverse look up table later */</text:p>
            <text:p text:style-name="P38">uint8_t eccfr_find_code_in_table(uint8_t c)</text:p>
            <text:p text:style-name="P38">{</text:p>
            <text:p text:style-name="P38"><text:s text:c="4"/>uint8_t i;</text:p>
            <text:p text:style-name="P38"><text:s text:c="4"/>if ((c &gt;= 'a') &amp;&amp; (c &lt;= 'z')) c -= 32;</text:p>
            <text:p text:style-name="P38"><text:tab/>if (c =='\n') c = '\r';</text:p>
            <text:p text:style-name="P38"><text:s text:c="4"/>for (i=1;i&lt;(sizeof(ecc_6bit_codesymbols)/sizeof(uint8_t));i++)</text:p>
            <text:p text:style-name="P38"><text:s text:c="8"/>if (ecc_6bit_codesymbols[i] == c) return i;</text:p>
            <text:p text:style-name="P38"><text:s text:c="4"/>return 0xFF;</text:p>
            <text:p text:style-name="P38">}</text:p>
            <text:p text:style-name="P38"/>
            <text:p text:style-name="P38">/* encode 8 bit bytes to 12 bit code words.</text:p>
            <text:p text:style-name="P38"><text:s text:c="3"/>code words that correspond to a 6-bit symbols are encoded as 6 bits.</text:p>
            <text:p text:style-name="P38"><text:s text:c="3"/>otherwise they are encoded as an 8-bit binary raw data word.</text:p>
            <text:p text:style-name="P38"><text:s text:c="3"/>If a byte that can be encoded as a 6 bit symbol precedes one that can</text:p>
            <text:p text:style-name="P38"><text:s text:c="3"/>not be encoded as a 6 bit symbol, and there is an extra symbol slot</text:p>
            <text:p text:style-name="P38"><text:s text:c="3"/>in the current word, fill it with a zero. */</text:p>
            <text:p text:style-name="P38">uint8_t eccfr_bytes_to_code_words(uint8_t *bytes, uint8_t num_bytes, uint16_t *codewords, uint8_t max_words)</text:p>
            <text:p text:style-name="P38">{</text:p>
            <text:p text:style-name="P38"><text:s text:c="2"/>uint8_t cur_byte = 0;</text:p>
            <text:p text:style-name="P38"><text:s text:c="2"/>uint8_t cur_word = 0;</text:p>
            <text:p text:style-name="P38"><text:s text:c="2"/>while ((cur_word &lt; max_words) &amp;&amp; (cur_byte &lt; num_bytes))</text:p>
            <text:p text:style-name="P38"><text:s text:c="2"/>{</text:p>
            <text:p text:style-name="P38"><text:s text:c="5"/>uint8_t b = bytes[cur_byte++];</text:p>
            <text:p text:style-name="P38"><text:s text:c="5"/>uint8_t code1 = eccfr_find_code_in_table(b);</text:p>
            <text:p text:style-name="P38"><text:s text:c="5"/>if (code1 == 0xFF)</text:p>
            <text:p text:style-name="P38"><text:s text:c="5"/>{</text:p>
            <text:p text:style-name="P38"><text:s text:c="9"/>codewords[cur_word++] = ((uint16_t)(0xF00)) | b;</text:p>
            <text:p text:style-name="P38"><text:s text:c="9"/>continue;</text:p>
            <text:p text:style-name="P38"><text:s text:c="5"/>}</text:p>
            <text:p text:style-name="P38"><text:s text:c="5"/>if (cur_byte &lt; num_bytes)</text:p>
            <text:p text:style-name="P38"><text:s text:c="5"/>{</text:p>
            <text:p text:style-name="P38"><text:s text:c="9"/>b = bytes[cur_byte];</text:p>
            <text:p text:style-name="P38"><text:s text:c="9"/>uint8_t code2 = eccfr_find_code_in_table(b);</text:p>
            <text:p text:style-name="P38"><text:s text:c="9"/>if (code2 != 0xFF)</text:p>
            <text:p text:style-name="P38"><text:s text:c="9"/>{</text:p>
            <text:p text:style-name="P38"><text:s text:c="13"/>codewords[cur_word++] = (((uint16_t)code2) &lt;&lt; 6) | code1;</text:p>
            <text:p text:style-name="P38"><text:s text:c="13"/>cur_byte++;</text:p>
            <text:p text:style-name="P38"><text:s text:c="13"/>continue;</text:p>
            <text:p text:style-name="P38"><text:s text:c="9"/>}</text:p>
            <text:p text:style-name="P38"><text:s text:c="5"/>}</text:p>
            <text:p text:style-name="P38"><text:s text:c="5"/>codewords[cur_word++] = (uint16_t)code1;</text:p>
            <text:p text:style-name="P38"><text:s text:c="2"/>}</text:p>
            <text:p text:style-name="P38"><text:s text:c="2"/>return cur_word;</text:p>
            <text:p text:style-name="P39">}</text:p>
          </text:deletion>
        </text:changed-region>
        <text:changed-region xml:id="ct2863128411168" text:id="ct2863128411168">
          <text:insertion>
            <office:change-info>
              <dc:creator>Unknown Author</dc:creator>
              <dc:date>2021-10-28T09:49:51</dc:date>
            </office:change-info>
          </text:insertion>
        </text:changed-region>
        <text:changed-region xml:id="ct2863194924656" text:id="ct2863194924656">
          <text:insertion>
            <office:change-info>
              <dc:creator>Unknown Author</dc:creator>
              <dc:date>2021-11-12T10:36:45</dc:date>
            </office:change-info>
          </text:insertion>
        </text:changed-region>
        <text:changed-region xml:id="ct2863194934016" text:id="ct2863194934016">
          <text:deletion>
            <office:change-info>
              <dc:creator>Unknown Author</dc:creator>
              <dc:date>2021-11-12T10:37:00</dc:date>
            </office:change-info>
            <text:p text:style-name="P48">following code below is an example of the Golay implementation:</text:p>
          </text:deletion>
        </text:changed-region>
        <text:changed-region xml:id="ct2863128404208" text:id="ct2863128404208">
          <text:deletion>
            <office:change-info>
              <dc:creator>Unknown Author</dc:creator>
              <dc:date>2021-10-31T22:20:47</dc:date>
            </office:change-info>
            <text:p text:style-name="P41">const uint16_t golay_matrix[12] =</text:p>
            <text:p text:style-name="P96">{</text:p>
            <text:p text:style-name="P96"><text:s text:c="4"/>0b110111000101,</text:p>
            <text:p text:style-name="P96"><text:s text:c="4"/>0b101110001011,</text:p>
            <text:p text:style-name="P96"><text:s text:c="4"/>0b011100010111,</text:p>
            <text:p text:style-name="P96"><text:s text:c="4"/>0b111000101101,</text:p>
            <text:p text:style-name="P96"><text:s text:c="4"/>0b110001011011,</text:p>
            <text:p text:style-name="P96"><text:s text:c="4"/>0b100010110111,</text:p>
            <text:p text:style-name="P96"><text:s text:c="4"/>0b000101101111,</text:p>
            <text:p text:style-name="P96"><text:s text:c="4"/>0b001011011101,</text:p>
            <text:p text:style-name="P96"><text:s text:c="4"/>0b010110111001,</text:p>
            <text:p text:style-name="P96"><text:s text:c="4"/>0b101101110001,</text:p>
            <text:p text:style-name="P96"><text:s text:c="4"/>0b011011100011,</text:p>
            <text:p text:style-name="P96"><text:s text:c="4"/>0b111111111110</text:p>
            <text:p text:style-name="P96">};</text:p>
            <text:p text:style-name="P96"/>
            <text:p text:style-name="P96">uint16_t golay_mult(uint16_t wd_enc)</text:p>
            <text:p text:style-name="P96">{</text:p>
            <text:p text:style-name="P96"><text:s text:c="3"/>uint16_t enc = 0;</text:p>
            <text:p text:style-name="P96"><text:s text:c="3"/>uint8_t i;</text:p>
            <text:p text:style-name="P96"><text:s text:c="3"/>for (i=12;i&gt;0;)</text:p>
            <text:p text:style-name="P96"><text:s text:c="3"/>{</text:p>
            <text:p text:style-name="P96"><text:s text:c="6"/>i--;</text:p>
            <text:p text:style-name="P96"><text:s text:c="6"/>if (wd_enc &amp; 1) enc ^= golay_matrix[i];</text:p>
            <text:p text:style-name="P96"><text:s text:c="6"/>wd_enc &gt;&gt;= 1;</text:p>
            <text:p text:style-name="P96"><text:s text:c="3"/>}</text:p>
            <text:p text:style-name="P96"><text:s text:c="3"/>return enc;</text:p>
            <text:p text:style-name="P97">}</text:p>
            <text:p text:style-name="P97"/>
            <text:p text:style-name="P97">uint8_t golay_hamming_weight(uint16_t n)</text:p>
            <text:p text:style-name="P96">{</text:p>
            <text:p text:style-name="P96"><text:s text:c="2"/>uint8_t s = 0;</text:p>
            <text:p text:style-name="P96"><text:s text:c="2"/>while (n != 0)</text:p>
            <text:p text:style-name="P96"><text:s text:c="2"/>{</text:p>
            <text:p text:style-name="P96"><text:s text:c="5"/>s += (n &amp; 0x1);</text:p>
            <text:p text:style-name="P96"><text:s text:c="5"/>n &gt;&gt;= 1;</text:p>
            <text:p text:style-name="P96"><text:s text:c="2"/>}</text:p>
            <text:p text:style-name="P96"><text:s text:c="2"/>return s;</text:p>
            <text:p text:style-name="P96">}</text:p>
            <text:p text:style-name="P96"/>
            <text:p text:style-name="P96">uint32_t golay_encode(uint16_t wd_enc)</text:p>
            <text:p text:style-name="P96">{</text:p>
            <text:p text:style-name="P96"><text:s text:c="2"/>uint16_t enc = golay_mult(wd_enc);</text:p>
            <text:p text:style-name="P96"><text:s text:c="2"/>return (((uint32_t)enc) &lt;&lt; 12) | wd_enc;</text:p>
            <text:p text:style-name="P96">}</text:p>
            <text:p text:style-name="P96"/>
            <text:p text:style-name="P96">uint16_t golay_decode(uint32_t codeword)</text:p>
            <text:p text:style-name="P96">{</text:p>
            <text:p text:style-name="P96"><text:s text:c="2"/>uint16_t enc = codeword &amp; 0xFFF;</text:p>
            <text:p text:style-name="P96"><text:s text:c="2"/>uint16_t parity = codeword &gt;&gt; 12;</text:p>
            <text:p text:style-name="P96"><text:s text:c="2"/>uint8_t i;</text:p>
            <text:p text:style-name="P96"><text:s text:c="2"/>uint16_t syndrome, parity_syndrome;</text:p>
            <text:p text:style-name="P96"/>
            <text:p text:style-name="P96"><text:s text:c="2"/>/* if there are three or fewer errors in the parity bits, then</text:p>
            <text:p text:style-name="P96"><text:s text:c="5"/>we hope that there are no errors in the data bits, otherwise</text:p>
            <text:p text:style-name="P96"><text:s text:c="5"/>the error is undetected */</text:p>
            <text:p text:style-name="P96"><text:s text:c="2"/>syndrome = golay_mult(enc) ^ parity;</text:p>
            <text:p text:style-name="P96"><text:s text:c="2"/>if (golay_hamming_weight(syndrome) &lt;= 3)</text:p>
            <text:p text:style-name="P96"><text:s text:c="3"/>return enc;</text:p>
            <text:p text:style-name="P96"/>
            <text:p text:style-name="P96"><text:s text:c="2"/>/* check to see if the parity bits have no errors */</text:p>
            <text:p text:style-name="P96"><text:s text:c="2"/>parity_syndrome = golay_mult(parity) ^ enc;</text:p>
            <text:p text:style-name="P96"><text:s text:c="2"/>if (golay_hamming_weight(parity_syndrome) &lt;= 3)</text:p>
            <text:p text:style-name="P96"><text:s text:c="5"/>return enc ^ parity_syndrome;</text:p>
            <text:p text:style-name="P96"/>
            <text:p text:style-name="P96"><text:s text:c="2"/>/* we flip each bit of the data to see if we have two or fewer errors */</text:p>
            <text:p text:style-name="P96"><text:s text:c="2"/>for (i=12;i&gt;0;)</text:p>
            <text:p text:style-name="P96"><text:s text:c="2"/>{</text:p>
            <text:p text:style-name="P96"><text:s text:c="6"/>i--;</text:p>
            <text:p text:style-name="P96"><text:s text:c="6"/>if (golay_hamming_weight(syndrome ^ golay_matrix[i]) &lt;= 2)</text:p>
            <text:p text:style-name="P96"><text:s text:c="8"/>return enc ^ (((uint16_t)0x800) &gt;&gt; i);</text:p>
            <text:p text:style-name="P96"><text:s text:c="2"/>}</text:p>
            <text:p text:style-name="P96"/>
            <text:p text:style-name="P96"><text:s text:c="2"/>/* we flip each bit of the parity to see if we have two or fewer errors */</text:p>
            <text:p text:style-name="P96"><text:s text:c="2"/>for (i=12;i&gt;0;)</text:p>
            <text:p text:style-name="P96"><text:s text:c="2"/>{</text:p>
            <text:p text:style-name="P96"><text:s text:c="6"/>i--;</text:p>
            <text:p text:style-name="P96"><text:s text:c="6"/>uint16_t par_bit_synd = parity_syndrome ^ golay_matrix[i];</text:p>
            <text:p text:style-name="P96"><text:s text:c="6"/>if (golay_hamming_weight(par_bit_synd) &lt;= 2)</text:p>
            <text:p text:style-name="P96"><text:s text:c="8"/>return enc ^ par_bit_synd;</text:p>
            <text:p text:style-name="P96"><text:s text:c="2"/>}</text:p>
            <text:p text:style-name="P96"/>
            <text:p text:style-name="P96"><text:s text:c="2"/>return 0xFFFF; <text:s text:c="2"/>/* uncorrectable error */</text:p>
            <text:p text:style-name="P41">}</text:p>
          </text:deletion>
        </text:changed-region>
        <text:changed-region xml:id="ct2863194930176" text:id="ct2863194930176">
          <text:deletion>
            <office:change-info>
              <dc:creator>Unknown Author</dc:creator>
              <dc:date>2021-11-12T10:36:41</dc:date>
            </office:change-info>
            <text:p text:style-name="P41"/>
            <text:p text:style-name="P41"/>
          </text:deletion>
        </text:changed-region>
        <text:changed-region xml:id="ct2863128399888" text:id="ct2863128399888">
          <text:deletion>
            <office:change-info>
              <dc:creator>Unknown Author</dc:creator>
              <dc:date>2021-10-17T13:18:56</dc:date>
            </office:change-info>
            <text:p text:style-name="P64">(</text:p>
          </text:deletion>
        </text:changed-region>
        <text:changed-region xml:id="ct2863128411408" text:id="ct2863128411408">
          <text:deletion>
            <office:change-info>
              <dc:creator>Unknown Author</dc:creator>
              <dc:date>2021-10-17T13:18:56</dc:date>
            </office:change-info>
            <text:p text:style-name="P64">)</text:p>
          </text:deletion>
        </text:changed-region>
        <text:changed-region xml:id="ct2863128408768" text:id="ct2863128408768">
          <text:insertion>
            <office:change-info>
              <dc:creator>Unknown Author</dc:creator>
              <dc:date>2021-10-24T07:58:58</dc:date>
            </office:change-info>
          </text:insertion>
        </text:changed-region>
        <text:changed-region xml:id="ct2863128398448" text:id="ct2863128398448">
          <text:deletion>
            <office:change-info>
              <dc:creator>Unknown Author</dc:creator>
              <dc:date>2021-10-24T07:58:58</dc:date>
            </office:change-info>
            <text:p text:style-name="P64"><text:span text:style-name="T75">ese</text:span></text:p>
          </text:deletion>
        </text:changed-region>
        <text:changed-region xml:id="ct2863128399648" text:id="ct2863128399648">
          <text:insertion>
            <office:change-info>
              <dc:creator>Unknown Author</dc:creator>
              <dc:date>2021-10-24T07:59:00</dc:date>
            </office:change-info>
          </text:insertion>
        </text:changed-region>
        <text:changed-region xml:id="ct2863128404688" text:id="ct2863128404688">
          <text:deletion>
            <office:change-info>
              <dc:creator>Unknown Author</dc:creator>
              <dc:date>2021-10-24T07:59:00</dc:date>
            </office:change-info>
            <text:p text:style-name="P64"><text:span text:style-name="T75">s</text:span></text:p>
          </text:deletion>
        </text:changed-region>
        <text:changed-region xml:id="ct2863128400848" text:id="ct2863128400848">
          <text:deletion>
            <office:change-info>
              <dc:creator>Unknown Author</dc:creator>
              <dc:date>2021-10-17T13:05:45</dc:date>
            </office:change-info>
            <text:p text:style-name="P42"><text:span text:style-name="T32">++--++--++--++--++--++--++--++--++--++--++--++--</text:span> </text:p>
          </text:deletion>
        </text:changed-region>
        <text:changed-region xml:id="ct2863128400368" text:id="ct2863128400368">
          <text:insertion>
            <office:change-info>
              <dc:creator>Unknown Author</dc:creator>
              <dc:date>2021-10-17T13:05:45</dc:date>
            </office:change-info>
          </text:insertion>
        </text:changed-region>
        <text:changed-region xml:id="ct2863128403008" text:id="ct2863128403008">
          <text:insertion>
            <office:change-info>
              <dc:creator>Unknown Author</dc:creator>
              <dc:date>2021-10-17T13:04:28</dc:date>
            </office:change-info>
          </text:insertion>
        </text:changed-region>
        <text:changed-region xml:id="ct2863128410208" text:id="ct2863128410208">
          <text:deletion>
            <office:change-info>
              <dc:creator>Unknown Author</dc:creator>
              <dc:date>2021-10-17T13:04:28</dc:date>
            </office:change-info>
            <text:p text:style-name="P42">)</text:p>
          </text:deletion>
        </text:changed-region>
        <text:changed-region xml:id="ct2863128402528" text:id="ct2863128402528">
          <text:deletion>
            <office:change-info>
              <dc:creator>Unknown Author</dc:creator>
              <dc:date>2021-10-17T13:05:07</dc:date>
            </office:change-info>
            <text:p text:style-name="P42"><text:span text:style-name="T32">-- </text:span></text:p>
          </text:deletion>
        </text:changed-region>
        <text:changed-region xml:id="ct2863128410688" text:id="ct2863128410688">
          <text:deletion>
            <office:change-info>
              <dc:creator>Unknown Author</dc:creator>
              <dc:date>2021-10-17T13:04:51</dc:date>
            </office:change-info>
            <text:p text:style-name="P42"><text:span text:style-name="T32">++--++--++--++--++--++--++--++--++--++--++--++</text:span></text:p>
          </text:deletion>
        </text:changed-region>
        <text:changed-region xml:id="ct2863128411648" text:id="ct2863128411648">
          <text:insertion>
            <office:change-info>
              <dc:creator>Unknown Author</dc:creator>
              <dc:date>2021-10-17T13:06:12</dc:date>
            </office:change-info>
          </text:insertion>
        </text:changed-region>
        <text:changed-region xml:id="ct2863128403248" text:id="ct2863128403248">
          <text:insertion>
            <office:change-info>
              <dc:creator>Unknown Author</dc:creator>
              <dc:date>2021-10-17T13:05:14</dc:date>
            </office:change-info>
          </text:insertion>
        </text:changed-region>
        <text:changed-region xml:id="ct2863128405648" text:id="ct2863128405648">
          <text:insertion>
            <office:change-info>
              <dc:creator>Unknown Author</dc:creator>
              <dc:date>2021-10-17T13:04:35</dc:date>
            </office:change-info>
          </text:insertion>
        </text:changed-region>
        <text:changed-region xml:id="ct2863128403968" text:id="ct2863128403968">
          <text:insertion>
            <office:change-info>
              <dc:creator>Unknown Author</dc:creator>
              <dc:date>2021-10-17T13:06:26</dc:date>
            </office:change-info>
          </text:insertion>
        </text:changed-region>
        <text:changed-region xml:id="ct2863128405888" text:id="ct2863128405888">
          <text:insertion>
            <office:change-info>
              <dc:creator>Unknown Author</dc:creator>
              <dc:date>2021-10-17T13:05:18</dc:date>
            </office:change-info>
          </text:insertion>
        </text:changed-region>
        <text:changed-region xml:id="ct2863128407568" text:id="ct2863128407568">
          <text:deletion>
            <office:change-info>
              <dc:creator>Unknown Author</dc:creator>
              <dc:date>2021-10-17T13:07:01</dc:date>
            </office:change-info>
            <text:p text:style-name="P85"/>
            <text:p text:style-name="P85"/>
          </text:deletion>
        </text:changed-region>
        <text:changed-region xml:id="ct2863128406128" text:id="ct2863128406128">
          <text:insertion>
            <office:change-info>
              <dc:creator>Unknown Author</dc:creator>
              <dc:date>2021-10-17T13:07:25</dc:date>
            </office:change-info>
          </text:insertion>
        </text:changed-region>
        <text:changed-region xml:id="ct2863128411888" text:id="ct2863128411888">
          <text:deletion>
            <office:change-info>
              <dc:creator>Unknown Author</dc:creator>
              <dc:date>2021-10-17T13:08:30</dc:date>
            </office:change-info>
            <text:p text:style-name="P51"/>
            <text:p text:style-name="P65">xx</text:p>
            <text:p text:style-name="P51"/>
          </text:deletion>
        </text:changed-region>
        <text:changed-region xml:id="ct2863128406368" text:id="ct2863128406368">
          <text:insertion>
            <office:change-info>
              <dc:creator>Unknown Author</dc:creator>
              <dc:date>2021-10-17T13:12:41</dc:date>
            </office:change-info>
          </text:insertion>
        </text:changed-region>
        <text:changed-region xml:id="ct2863128408048" text:id="ct2863128408048">
          <text:insertion>
            <office:change-info>
              <dc:creator>Unknown Author</dc:creator>
              <dc:date>2021-10-17T13:18:11</dc:date>
            </office:change-info>
          </text:insertion>
        </text:changed-region>
        <text:changed-region xml:id="ct2863128412128" text:id="ct2863128412128">
          <text:insertion>
            <office:change-info>
              <dc:creator>Unknown Author</dc:creator>
              <dc:date>2021-10-17T13:19:06</dc:date>
            </office:change-info>
          </text:insertion>
        </text:changed-region>
        <text:changed-region xml:id="ct2863128409008" text:id="ct2863128409008">
          <text:deletion>
            <office:change-info>
              <dc:creator>Unknown Author</dc:creator>
              <dc:date>2021-10-17T13:19:54</dc:date>
            </office:change-info>
            <text:p text:style-name="P50"/>
            <text:p text:style-name="P51"/>
          </text:deletion>
        </text:changed-region>
        <text:changed-region xml:id="ct2863128401088" text:id="ct2863128401088">
          <text:deletion>
            <office:change-info>
              <dc:creator>Unknown Author</dc:creator>
              <dc:date>2021-10-17T13:12:24</dc:date>
            </office:change-info>
            <text:p text:style-name="P51"/>
            <text:p text:style-name="P51"/>
          </text:deletion>
        </text:changed-region>
        <text:changed-region xml:id="ct2863128407808" text:id="ct2863128407808">
          <text:deletion>
            <office:change-info>
              <dc:creator>Unknown Author</dc:creator>
              <dc:date>2021-10-17T13:18:10</dc:date>
            </office:change-info>
            <text:p text:style-name="P51"><text:s/></text:p>
          </text:deletion>
        </text:changed-region>
        <text:changed-region xml:id="ct2863128409248" text:id="ct2863128409248">
          <text:insertion>
            <office:change-info>
              <dc:creator>Unknown Author</dc:creator>
              <dc:date>2021-10-17T13:23:42</dc:date>
            </office:change-info>
          </text:insertion>
        </text:changed-region>
        <text:changed-region xml:id="ct2863128409488" text:id="ct2863128409488">
          <text:insertion>
            <office:change-info>
              <dc:creator>Unknown Author</dc:creator>
              <dc:date>2021-10-24T08:07:47</dc:date>
            </office:change-info>
          </text:insertion>
        </text:changed-region>
        <text:changed-region xml:id="ct2863128401328" text:id="ct2863128401328">
          <text:insertion>
            <office:change-info>
              <dc:creator>Unknown Author</dc:creator>
              <dc:date>2021-10-24T08:08:02</dc:date>
            </office:change-info>
          </text:insertion>
        </text:changed-region>
        <text:changed-region xml:id="ct2863128401568" text:id="ct2863128401568">
          <text:insertion>
            <office:change-info>
              <dc:creator>Unknown Author</dc:creator>
              <dc:date>2021-10-24T08:09:05</dc:date>
            </office:change-info>
          </text:insertion>
        </text:changed-region>
        <text:changed-region xml:id="ct2863129725232" text:id="ct2863129725232">
          <text:insertion>
            <office:change-info>
              <dc:creator>Unknown Author</dc:creator>
              <dc:date>2021-10-17T13:31:03</dc:date>
            </office:change-info>
          </text:insertion>
        </text:changed-region>
        <text:changed-region xml:id="ct2863129719472" text:id="ct2863129719472">
          <text:deletion>
            <office:change-info>
              <dc:creator>Unknown Author</dc:creator>
              <dc:date>2021-10-17T13:29:57</dc:date>
            </office:change-info>
            <text:p text:style-name="P100"/>
            <text:p text:style-name="P37"/>
          </text:deletion>
        </text:changed-region>
        <text:changed-region xml:id="ct2863129727632" text:id="ct2863129727632">
          <text:deletion>
            <office:change-info>
              <dc:creator>Unknown Author</dc:creator>
              <dc:date>2021-10-31T22:21:53</dc:date>
            </office:change-info>
            <text:p text:style-name="P37">#define DSPINT_MAX_SAMPLEBUFFER 96</text:p>
            <text:p text:style-name="P36"/>
          </text:deletion>
        </text:changed-region>
        <text:changed-region xml:id="ct2863129726912" text:id="ct2863129726912">
          <text:deletion>
            <office:change-info>
              <dc:creator>Unknown Author</dc:creator>
              <dc:date>2021-10-31T22:22:34</dc:date>
            </office:change-info>
            <text:p text:style-name="P36">#define DSPINT_MAX_MAGCOUNT <text:span text:style-name="T62">6</text:span></text:p>
            <text:p text:style-name="P36"/>
            <text:p text:style-name="P36">typedef struct _dsp_state_fixed</text:p>
            <text:p text:style-name="P36">{</text:p>
            <text:p text:style-name="P36"><text:s text:c="2"/>uint8_t <text:s text:c="2"/>buffer_size;</text:p>
            <text:p text:style-name="P36"/>
            <text:p text:style-name="P36"><text:s text:c="2"/>uint8_t <text:s text:c="2"/>dly_8;</text:p>
            <text:p text:style-name="P36"><text:s text:c="2"/>uint8_t <text:s text:c="2"/>dly_12;</text:p>
            <text:p text:style-name="P36"><text:s text:c="2"/>uint8_t <text:s text:c="2"/>dly_16;</text:p>
            <text:p text:style-name="P36"><text:s text:c="2"/>uint8_t <text:s text:c="2"/>dly_20;</text:p>
            <text:p text:style-name="P36"><text:s text:c="2"/>uint8_t <text:s text:c="2"/>dly_24;</text:p>
            <text:p text:style-name="P36">} dsp_state_fixed;</text:p>
            <text:p text:style-name="P36"/>
            <text:p text:style-name="P36">typedef struct _dsp_state</text:p>
            <text:p text:style-name="P36">{</text:p>
            <text:p text:style-name="P36"><text:s text:c="2"/>uint8_t <text:s text:c="2"/>sample_no;</text:p>
            <text:p text:style-name="P36"/>
            <text:p text:style-name="P36"><text:s text:c="2"/>uint8_t <text:s text:c="2"/>count_8;</text:p>
            <text:p text:style-name="P36"><text:s text:c="2"/>uint8_t <text:s text:c="2"/>count_12;</text:p>
            <text:p text:style-name="P36"><text:s text:c="2"/>uint8_t <text:s text:c="2"/>count_16;</text:p>
            <text:p text:style-name="P36"><text:s text:c="2"/>uint8_t <text:s text:c="2"/>count_20;</text:p>
            <text:p text:style-name="P36"><text:s text:c="2"/>uint8_t <text:s text:c="2"/>count_24;</text:p>
            <text:p text:style-name="P36"/>
            <text:p text:style-name="P36"><text:s text:c="2"/>uint8_t <text:s text:c="2"/>mag_count;</text:p>
            <text:p text:style-name="P36"><text:s text:c="2"/>uint8_t <text:s text:c="2"/>mag_new_sample;</text:p>
            <text:p text:style-name="P36"/>
            <text:p text:style-name="P36"><text:s text:c="2"/>int16_t <text:s/>state_i_8;</text:p>
            <text:p text:style-name="P36"><text:s text:c="2"/>int16_t <text:s/>state_i_12;</text:p>
            <text:p text:style-name="P36"><text:s text:c="2"/>int16_t <text:s/>state_i_16;</text:p>
            <text:p text:style-name="P36"><text:s text:c="2"/>int16_t <text:s/>state_i_20;</text:p>
            <text:p text:style-name="P36"><text:s text:c="2"/>int16_t <text:s/>state_i_24;</text:p>
            <text:p text:style-name="P36"/>
            <text:p text:style-name="P36"><text:s text:c="2"/>int16_t <text:s/>state_q_8;</text:p>
            <text:p text:style-name="P36"><text:s text:c="2"/>int16_t <text:s/>state_q_12;</text:p>
            <text:p text:style-name="P36"><text:s text:c="2"/>int16_t <text:s/>state_q_16;</text:p>
            <text:p text:style-name="P36"><text:s text:c="2"/>int16_t <text:s/>state_q_20;</text:p>
            <text:p text:style-name="P36"><text:s text:c="2"/>int16_t <text:s/>state_q_24;</text:p>
            <text:p text:style-name="P36"/>
            <text:p text:style-name="P36"><text:s text:c="2"/>uint32_t state_m_8;</text:p>
            <text:p text:style-name="P36"><text:s text:c="2"/>uint32_t state_m_12;</text:p>
            <text:p text:style-name="P36"><text:s text:c="2"/>uint32_t state_m_16;</text:p>
            <text:p text:style-name="P36"><text:s text:c="2"/>uint32_t state_m_20;</text:p>
            <text:p text:style-name="P36"><text:s text:c="2"/>uint32_t state_m_24;</text:p>
            <text:p text:style-name="P36"/>
            <text:p text:style-name="P36"><text:s text:c="2"/>uint16_t <text:s/>mag_values_8[DSPINT_MAX_MAGCOUNT];</text:p>
            <text:p text:style-name="P36"><text:s text:c="2"/>uint16_t <text:s/>mag_values_12[DSPINT_MAX_MAGCOUNT];</text:p>
            <text:p text:style-name="P36"><text:s text:c="2"/>uint16_t <text:s/>mag_values_16[DSPINT_MAX_MAGCOUNT];</text:p>
            <text:p text:style-name="P36"><text:s text:c="2"/>uint16_t <text:s/>mag_values_20[DSPINT_MAX_MAGCOUNT];</text:p>
            <text:p text:style-name="P36"><text:s text:c="2"/>uint16_t <text:s/>mag_values_24[DSPINT_MAX_MAGCOUNT];</text:p>
            <text:p text:style-name="P36"><text:s text:c="2"/>uint16_t <text:s/>sample_buffer[DSPINT_MAX_SAMPLEBUFFER];</text:p>
            <text:p text:style-name="P36">} dsp_state;</text:p>
            <text:p text:style-name="P36"/>
            <text:p text:style-name="P36">dsp_state <text:s text:c="6"/>ds;</text:p>
            <text:p text:style-name="P36">dsp_state_fixed df;</text:p>
            <text:p text:style-name="P36"/>
            <text:p text:style-name="P36">/* reset state of buffer in case we get some kind</text:p>
            <text:p text:style-name="P36"><text:s text:c="3"/>of a dc offset mismatch */</text:p>
            <text:p text:style-name="P36"/>
            <text:p text:style-name="P36">void dsp_reset_state(void)</text:p>
            <text:p text:style-name="P36">{</text:p>
            <text:p text:style-name="P36"><text:s text:c="2"/>memset(&amp;ds,'\000',sizeof(dsp_state));</text:p>
            <text:p text:style-name="P36">}</text:p>
            <text:p text:style-name="P36"/>
            <text:p text:style-name="P36">/* initialize the buffer including the signs to be subtracted</text:p>
            <text:p text:style-name="P36"><text:s text:c="3"/>from the end of the buffer */</text:p>
            <text:p text:style-name="P36"/>
            <text:p text:style-name="P36">void dsp_initialize(uint8_t sample_buffer_size)</text:p>
            <text:p text:style-name="P36">{</text:p>
            <text:p text:style-name="P36"><text:s text:c="4"/>uint8_t i;</text:p>
            <text:p text:style-name="P36"><text:s text:c="4"/>if (sample_buffer_size &gt; DSPINT_MAX_SAMPLEBUFFER)</text:p>
            <text:p text:style-name="P36"><text:s text:c="8"/>sample_buffer_size = DSPINT_MAX_SAMPLEBUFFER;</text:p>
            <text:p text:style-name="P36"><text:s text:c="4"/>dsp_reset_state();</text:p>
            <text:p text:style-name="P36"><text:s text:c="4"/>df.buffer_size = sample_buffer_size;</text:p>
            <text:p text:style-name="P36"><text:s text:c="4"/>df.dly_8 = (sample_buffer_size / 8) * 8;</text:p>
            <text:p text:style-name="P36"><text:s text:c="4"/>df.dly_12 = (sample_buffer_size / 12) * 12;</text:p>
            <text:p text:style-name="P36"><text:s text:c="4"/>df.dly_16 = (sample_buffer_size / 16) * 16;</text:p>
            <text:p text:style-name="P36"><text:s text:c="4"/>df.dly_20 = (sample_buffer_size / 20) * 20;</text:p>
            <text:p text:style-name="P36"><text:s text:c="4"/>df.dly_24 = (sample_buffer_size / 24) * 24;</text:p>
            <text:p text:style-name="P36">}</text:p>
            <text:p text:style-name="P36"/>
            <text:p text:style-name="P36">#define SET_DSP_SQRT_APPROX(s,x,y) do { \</text:p>
            <text:p text:style-name="P36"><text:s text:c="3"/>uint16_t ux = (x &lt; 0 ? -x : x); \</text:p>
            <text:p text:style-name="P36"><text:s text:c="3"/>uint16_t uy = (y &lt; 0 ? -y : y); \</text:p>
            <text:p text:style-name="P36"><text:s text:c="3"/>s = ((ux + uy) &gt;&gt; 1)+(uy &gt; ux ? uy : ux); \</text:p>
            <text:p text:style-name="P36">} while(0)</text:p>
            <text:p text:style-name="P36"/>
            <text:p text:style-name="P36">/* called by the interrupt routine to update the spectral channels */</text:p>
            <text:p text:style-name="P36">void dsp_new_sample(uint16_t sample)</text:p>
            <text:p text:style-name="P36">{</text:p>
            <text:p text:style-name="P36"><text:s text:c="3"/>uint8_t b;</text:p>
            <text:p text:style-name="P36"><text:s text:c="3"/>int16_t fir;</text:p>
            <text:p text:style-name="P36"><text:s text:c="3"/>ds.mag_new_sample = (ds.count_8 &amp; 0x03);</text:p>
            <text:p text:style-name="P36"/>
            <text:p text:style-name="P36"><text:s text:c="3"/>if (ds.mag_new_sample == 0)</text:p>
            <text:p text:style-name="P36"><text:s text:c="8"/>ds.mag_count = (ds.mag_count &gt;= (DSPINT_MAX_MAGCOUNT-1)) ? 0 : (ds.mag_count + 1);</text:p>
            <text:p text:style-name="P36"/>
            <text:p text:style-name="P36"><text:s text:c="3"/>/* update 8 count */</text:p>
            <text:p text:style-name="P36"><text:s text:c="3"/>b = (ds.sample_no &lt; df.dly_8) ? (ds.sample_no + df.buffer_size - df.dly_8) : (ds.sample_no - df.dly_8);</text:p>
            <text:p text:style-name="P36"><text:s text:c="3"/>fir = sample - ds.sample_buffer[b];</text:p>
            <text:p text:style-name="P36"><text:s text:c="3"/>if (ds.count_8 &gt;= 4)</text:p>
            <text:p text:style-name="P36"><text:s text:c="7"/>ds.state_i_8 += fir;</text:p>
            <text:p text:style-name="P36"><text:s text:c="3"/>else</text:p>
            <text:p text:style-name="P36"><text:s text:c="7"/>ds.state_i_8 -= fir;</text:p>
            <text:p text:style-name="P36"><text:s text:c="3"/>if ((ds.count_8 &gt;= 2) &amp;&amp; (ds.count_8 &lt; 6))</text:p>
            <text:p text:style-name="P36"><text:s text:c="7"/>ds.state_q_8 += fir;</text:p>
            <text:p text:style-name="P36"><text:s text:c="3"/>else</text:p>
            <text:p text:style-name="P36"><text:s text:c="7"/>ds.state_q_8 -= fir;</text:p>
            <text:p text:style-name="P36"><text:s text:c="3"/>ds.count_8 = (ds.count_8 &gt;= 7) ? 0 : (ds.count_8 + 1);</text:p>
            <text:p text:style-name="P36"><text:s text:c="3"/>if (ds.mag_new_sample == 0)</text:p>
            <text:p text:style-name="P36"><text:s text:c="7"/>SET_DSP_SQRT_APPROX(ds.mag_values_8[ds.mag_count], ds.state_q_8, ds.state_i_8);</text:p>
            <text:p text:style-name="P36"/>
            <text:p text:style-name="P36"><text:s text:c="3"/>/* update 12 count */</text:p>
            <text:p text:style-name="P36"><text:s text:c="3"/>b = (ds.sample_no &lt; df.dly_12) ? (ds.sample_no + df.buffer_size - df.dly_12) : (ds.sample_no - df.dly_12);</text:p>
            <text:p text:style-name="P36"><text:s text:c="3"/>fir = sample - ds.sample_buffer[b];</text:p>
            <text:p text:style-name="P36"><text:s text:c="3"/>if (ds.count_12 &gt;= 6)</text:p>
            <text:p text:style-name="P36"><text:s text:c="7"/>ds.state_i_12 += fir;</text:p>
            <text:p text:style-name="P36"><text:s text:c="3"/>else</text:p>
            <text:p text:style-name="P36"><text:s text:c="7"/>ds.state_i_12 -= fir;</text:p>
            <text:p text:style-name="P36"><text:s text:c="3"/>if ((ds.count_12 &gt;= 3) &amp;&amp; (ds.count_12 &lt; 9))</text:p>
            <text:p text:style-name="P36"><text:s text:c="7"/>ds.state_q_12 += fir;</text:p>
            <text:p text:style-name="P36"><text:s text:c="3"/>else</text:p>
            <text:p text:style-name="P36"><text:s text:c="7"/>ds.state_q_12 -= fir;</text:p>
            <text:p text:style-name="P36"><text:s text:c="3"/>ds.count_12 = (ds.count_12 &gt;= 11) ? 0 : (ds.count_12 + 1);</text:p>
            <text:p text:style-name="P36"><text:s text:c="3"/>if (ds.mag_new_sample == 0)</text:p>
            <text:p text:style-name="P36"><text:s text:c="7"/>SET_DSP_SQRT_APPROX(ds.mag_values_12[ds.mag_count], ds.state_q_12, ds.state_i_12);</text:p>
            <text:p text:style-name="P36"/>
            <text:p text:style-name="P36"><text:s text:c="3"/>/* update 16 count */</text:p>
            <text:p text:style-name="P36"><text:s text:c="3"/>b = (ds.sample_no &lt; df.dly_16) ? (ds.sample_no + df.buffer_size - df.dly_16) : (ds.sample_no - df.dly_16);</text:p>
            <text:p text:style-name="P36"><text:s text:c="3"/>fir = sample - ds.sample_buffer[b];</text:p>
            <text:p text:style-name="P36"><text:s text:c="3"/>if (ds.count_16 &gt;= 8)</text:p>
            <text:p text:style-name="P36"><text:s text:c="7"/>ds.state_i_16 += fir;</text:p>
            <text:p text:style-name="P36"><text:s text:c="3"/>else</text:p>
            <text:p text:style-name="P36"><text:s text:c="7"/>ds.state_i_16 -= fir;</text:p>
            <text:p text:style-name="P36"><text:s text:c="3"/>if ((ds.count_16 &gt;= 4) &amp;&amp; (ds.count_16 &lt; 12))</text:p>
            <text:p text:style-name="P36"><text:s text:c="7"/>ds.state_q_16 += fir;</text:p>
            <text:p text:style-name="P36"><text:s text:c="3"/>else</text:p>
            <text:p text:style-name="P36"><text:s text:c="7"/>ds.state_q_16 -= fir;</text:p>
            <text:p text:style-name="P36"><text:s text:c="3"/>ds.count_16 = (ds.count_16 &gt;= 15) ? 0 : (ds.count_16 + 1);</text:p>
            <text:p text:style-name="P36"><text:s text:c="3"/>if (ds.mag_new_sample == 0)</text:p>
            <text:p text:style-name="P36"><text:s text:c="8"/>SET_DSP_SQRT_APPROX(ds.mag_values_16[ds.mag_count], ds.state_q_16, ds.state_i_16);</text:p>
            <text:p text:style-name="P36"/>
            <text:p text:style-name="P36"><text:s text:c="3"/>/* update 20 count */</text:p>
            <text:p text:style-name="P36"><text:s text:c="3"/>b = (ds.sample_no &lt; df.dly_20) ? (ds.sample_no + df.buffer_size - df.dly_20) : (ds.sample_no - df.dly_20);</text:p>
            <text:p text:style-name="P36"><text:s text:c="3"/>fir = sample - ds.sample_buffer[b];</text:p>
            <text:p text:style-name="P36"><text:s text:c="3"/>if (ds.count_20 &gt;= 10)</text:p>
            <text:p text:style-name="P36"><text:s text:c="7"/>ds.state_i_20 += fir;</text:p>
            <text:p text:style-name="P36"><text:s text:c="3"/>else</text:p>
            <text:p text:style-name="P36"><text:s text:c="7"/>ds.state_i_20 -= fir;</text:p>
            <text:p text:style-name="P36"><text:s text:c="3"/>if ((ds.count_20 &gt;= 5) &amp;&amp; (ds.count_20 &lt; 15))</text:p>
            <text:p text:style-name="P36"><text:s text:c="7"/>ds.state_q_20 += fir;</text:p>
            <text:p text:style-name="P36"><text:s text:c="3"/>else</text:p>
            <text:p text:style-name="P36"><text:s text:c="7"/>ds.state_q_20 -= fir;</text:p>
            <text:p text:style-name="P36"><text:s text:c="3"/>ds.count_20 = (ds.count_20 &gt;= 19) ? 0 : (ds.count_20 + 1);</text:p>
            <text:p text:style-name="P36"><text:s text:c="3"/>if (ds.mag_new_sample == 0)</text:p>
            <text:p text:style-name="P36"><text:s text:c="8"/>SET_DSP_SQRT_APPROX(ds.mag_values_20[ds.mag_count], ds.state_q_20, ds.state_i_20);</text:p>
            <text:p text:style-name="P36"/>
            <text:p text:style-name="P36"><text:s text:c="3"/>/* update 24 count */</text:p>
            <text:p text:style-name="P36"><text:s text:c="3"/>b = (ds.sample_no &lt; df.dly_24) ? (ds.sample_no + df.buffer_size - df.dly_24) : (ds.sample_no - df.dly_24);</text:p>
            <text:p text:style-name="P36"><text:s text:c="3"/>fir = sample - ds.sample_buffer[b];</text:p>
            <text:p text:style-name="P36"><text:s text:c="3"/>if (ds.count_24 &gt;= 12)</text:p>
            <text:p text:style-name="P36"><text:s text:c="7"/>ds.state_i_24 += fir;</text:p>
            <text:p text:style-name="P36"><text:s text:c="3"/>else</text:p>
            <text:p text:style-name="P36"><text:s text:c="7"/>ds.state_i_24 -= fir;</text:p>
            <text:p text:style-name="P36"><text:s text:c="3"/>if ((ds.count_24 &gt;= 6) &amp;&amp; (ds.count_24 &lt; 18))</text:p>
            <text:p text:style-name="P36"><text:s text:c="7"/>ds.state_q_24 += fir;</text:p>
            <text:p text:style-name="P36"><text:s text:c="3"/>else</text:p>
            <text:p text:style-name="P36"><text:s text:c="7"/>ds.state_q_24 -= fir;</text:p>
            <text:p text:style-name="P36"><text:s text:c="3"/>ds.count_24 = (ds.count_24 &gt;= 23) ? 0 : (ds.count_24 + 1);</text:p>
            <text:p text:style-name="P36"><text:s text:c="3"/>if (ds.mag_new_sample == 0)</text:p>
            <text:p text:style-name="P36"><text:s text:c="8"/>SET_DSP_SQRT_APPROX(ds.mag_values_24[ds.mag_count], ds.state_q_24, ds.state_i_24);</text:p>
            <text:p text:style-name="P36"/>
            <text:p text:style-name="P36"><text:s text:c="3"/>ds.sample_buffer[ds.sample_no++] = sample;</text:p>
            <text:p text:style-name="P36"><text:s text:c="3"/>if (ds.sample_no &gt;= df.buffer_size)</text:p>
            <text:p text:style-name="P36"><text:s text:c="6"/>ds.sample_no = 0;</text:p>
            <text:p text:style-name="P36"/>
            <text:p text:style-name="P36">}</text:p>
            <text:p text:style-name="P36"/>
          </text:deletion>
        </text:changed-region>
        <text:changed-region xml:id="ct2863129725952" text:id="ct2863129725952">
          <text:deletion>
            <office:change-info>
              <dc:creator>Unknown Author</dc:creator>
              <dc:date>2021-11-05T14:21:47</dc:date>
            </office:change-info>
            <text:p text:style-name="P36"/>
            <text:p text:style-name="P101"/>
          </text:deletion>
        </text:changed-region>
        <text:changed-region xml:id="ct2863129717552" text:id="ct2863129717552">
          <text:insertion>
            <office:change-info>
              <dc:creator>Unknown Author</dc:creator>
              <dc:date>2021-10-28T09:26:03</dc:date>
            </office:change-info>
          </text:insertion>
        </text:changed-region>
        <text:changed-region xml:id="ct2863129721152" text:id="ct2863129721152">
          <text:insertion>
            <office:change-info>
              <dc:creator>Unknown Author</dc:creator>
              <dc:date>2021-10-28T09:27:00</dc:date>
            </office:change-info>
          </text:insertion>
        </text:changed-region>
        <text:changed-region xml:id="ct2863129727392" text:id="ct2863129727392">
          <text:format-change>
            <office:change-info>
              <dc:creator>Unknown Author</dc:creator>
              <dc:date>2021-10-28T09:27:40</dc:date>
            </office:change-info>
          </text:format-change>
        </text:changed-region>
        <text:changed-region xml:id="ct2863194926816" text:id="ct2863194926816">
          <text:insertion>
            <office:change-info>
              <dc:creator>Unknown Author</dc:creator>
              <dc:date>2021-11-12T10:37:39</dc:date>
            </office:change-info>
          </text:insertion>
        </text:changed-region>
        <text:changed-region xml:id="ct2863194947936" text:id="ct2863194947936">
          <text:insertion>
            <office:change-info>
              <dc:creator>Unknown Author</dc:creator>
              <dc:date>2021-11-12T10:38:0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9">Simple Conversational Amateur Messaging Protocol </text:span><text:span text:style-name="T60">(SCAMP)</text:span></text:p>
      <text:p text:style-name="P25"/>
      <text:p text:style-name="P26">by Daniel Marks, KW4TI</text:p>
      <text:p text:style-name="P26"/>
      <text:p text:style-name="P26">Draft v0.<text:change text:change-id="ct2863128415488"/><text:change-start text:change-id="ct2863334020976"/><text:span text:style-name="T128">4</text:span><text:change-end text:change-id="ct2863334020976"/> 2021-1<text:change-start text:change-id="ct2863128425568"/><text:span text:style-name="T107">1</text:span><text:change-end text:change-id="ct2863128425568"/><text:change text:change-id="ct2863128423648"/><text:change text:change-id="ct2863128415968"/><text:change-start text:change-id="ct2863128426768"/>-<text:change-end text:change-id="ct2863128426768"/><text:change-start text:change-id="ct2863334028416"/><text:span text:style-name="T128">13</text:span><text:change-end text:change-id="ct2863334028416"/></text:p>
      <text:p text:style-name="P26"/>
      <text:h text:style-name="Heading_20_1" text:outline-level="1">Abstract</text:h>
      <text:p text:style-name="P25"/>
      <text:p text:style-name="P24">Modern digital modes for amateur radio tend to require complicated transceiver architectures. <text:s/>For example, most need upper sideband modulation with a very stable local oscillator. <text:s/>Furthermore, methods such as multiple FSK can be susceptible to effects such as intermodulation from strong adjacent stations. <text:s/>Earlier modulations such as CW, which uses on-off keying (OOK), and RTTY45, which uses 2 frequency-shift-keying (FSK) were usable on transceivers with much less demanding requirements. <text:s/>Recently, there has been a trend towards sending data with a very low symbol rate (e.g. FT8 and QRSS) in order to achieve communication with very low transmitter power and/or with poor receiving conditions. <text:s/>This is a proposal for a simple digital mode, <text:span text:style-name="T61">Simple Conversational Amateur Messaging Protocol (SCAMP),</text:span> that can be implemented with OOK or 2FSK for conversational or amateur radio contest QSOs, can be implemented with relatively crude transceivers, and on simple 8-bit microprocessors such as the ATMEGA328P used for the Arduino Uno or Nano. <text:s/>It has both conversational and data transfer modes, but is tailored more to low bit rate <text:span text:style-name="T3">text</text:span> <text:span text:style-name="T3">connections.</text:span></text:p>
      <text:p text:style-name="P24"/>
      <text:h text:style-name="Heading_20_1" text:outline-level="1">Introduction</text:h>
      <text:p text:style-name="P23"/>
      <text:p text:style-name="P22">There is now an abundance of amateur radio data modes. <text:s/>Early digital modes used FSK, for example, RTTY45<text:change-start text:change-id="ct2863190748496"/>, <text:span text:style-name="T122">AMTOR,</text:span><text:change-end text:change-id="ct2863190748496"/> and its successors in packet radio. <text:s/>As personal computers became widely available with increasing processing power, as well as receivers with stable local oscillators, phase sensitive modes such as PSK31 and methods with small frequency shifts such as <text:span text:style-name="T10">multiple frequency-shift keying (</text:span>MFSK<text:span text:style-name="T10">)</text:span> (Olivia/Contestia) became possible, adding increased resistance to noise. <text:s/>Protocols specializing in very short messages, synchronized with a global time standard such as JT65/FT8/FT4 were designed for making QSOs with low power and in poor conditions. <text:s/>While there have been remarkable improvements in <text:span text:style-name="T8">amateur radio data modes, with FT8 especially becoming quite popular, these require transceivers with very stable local oscillators that are resistant to intermodulation and other distortions. <text:s/>Furthermore, the computation required to decode some of these protocols requires a computer </text:span><text:span text:style-name="T9">with powerful digital signal processing capability</text:span><text:span text:style-name="T8">. <text:s/>There are instances when simple transmitters and receivers are desirable, that for example may only be capable of OOK (such as is used for CW transmission) or FSK (by selecting a PLL frequency or modulating a crystal oscillator). <text:s/>It would be further desirable if the processing ability of a microcontroller (for example, ATMEGA328P) was sufficient to encode and decode the data mode modulation. <text:s/>QRP transceivers, for example, often use simplified hardware, based on a PLL synthesizer or crystal oscillator with a direct conversion </text:span><text:soft-page-break/><text:span text:style-name="T8">receiver. <text:s/>Controlled by a microprocessor, such QRP radios can be </text:span><text:span text:style-name="T9">solar powered, are highly portable, and can serve as message relays, for telemetry, or for emergency use. </text:span></text:p>
      <text:p text:style-name="P22"/>
      <text:p text:style-name="P21"><text:span text:style-name="T12">A de-facto </text:span><text:span text:style-name="T11">specification</text:span> for <text:span text:style-name="T12">an</text:span> efficient, reliable, portable HF communication <text:span text:style-name="T13">protocol </text:span>called Automatic Link Establishment <text:span text:style-name="T14">exists</text:span>, as specified in MIL-STD-188/141A. <text:s/>This protocol uses MFSK, forward error correction (FEC), <text:span text:style-name="T11">frame interleaving, and automatic repeat request (ARQ), </text:span><text:span text:style-name="T15">among other methods</text:span><text:span text:style-name="T11">. <text:s text:c="2"/></text:span><text:span text:style-name="T12">This protocol has been very successful for its intended use, however, it requires the kind of </text:span><text:span text:style-name="T15">complex transceivers and modems that this method wishes to avoid. <text:s/>However, there are aspects of such methods that can be adapted. <text:s/>In particular, few amateur radio modes combine simple modulation and forward error correction. <text:s/></text:span><text:span text:style-name="T16">Simple forms of f</text:span><text:span text:style-name="T15">orward error correction can be implemented </text:span><text:span text:style-name="T16">on 8-bit processors, and other techniques like interleaving may also be used. <text:s/></text:span><text:span text:style-name="T17">Most forms of FEC require significant processing power to decode and use either dedicated hardware or high speed processors to implement methods like the Viterbi or Berlekamp-Massey algorithm. <text:s text:c="2"/>The extended (24,12,</text:span><text:span text:style-name="T18">8) Golay code has been used in ALE and is a happy medium which achieves a ½ code rate and is able to correct 3 of 24 bits. <text:s/>Its primary disadvantage is that its short code length requires that the data is interleaved to be resistant to long error bursts. <text:s/>This is problematic for conversational modes for which long latency is an issue, especially for contesting. <text:s/>The Walsh/Hadamard codes used in Olivia/Contestia have this problem in particular because of their low code rate. The venerable extended (24,12,8) Golay code </text:span><text:span text:style-name="T19">is</text:span><text:span text:style-name="T18"> a compromise solution that can be decoded by a</text:span><text:span text:style-name="T20">n 8-bit </text:span><text:span text:style-name="T18">microcontroller, has reasonable latency, </text:span><text:span text:style-name="T19">good code rate, and can correct up to 12.5% bit errors.</text:span></text:p>
      <text:p text:style-name="P21"/>
      <text:p text:style-name="P21"/>
      <text:h text:style-name="P70" text:outline-level="1">Modulation layer</text:h>
      <text:p text:style-name="P20"/>
      <text:p text:style-name="P20">The <text:span text:style-name="T20">modulation layer is of one of two types:</text:span></text:p>
      <text:p text:style-name="P20"/>
      <text:p text:style-name="P19"><text:span text:style-name="T21">On Off Keying</text:span> <text:s/><text:span text:style-name="T46">(OOK)</text:span>– The carrier alternates between full power transmission and no transmission as a non-return to zero (NRZ) line code. <text:s/><text:span text:style-name="T22">The mark condition (or one bit) is transmitting and the space condition (or zero bit) is no transmission. <text:s/>Care should be taken that the transmitter does not significantly chirp the carrier when initiating a transmission. <text:s/>Envelope modulation may be built into the keying circuitry to prevent keyclick. <text:s/>The interval of each bit (transmitting or not transmitting) is identical and is given by the </text:span><text:span text:style-name="T56">reciprocal of the </text:span><text:span text:style-name="T22">baud rate.</text:span></text:p>
      <text:p text:style-name="P19"/>
      <text:p text:style-name="P18"><text:span text:style-name="T21">2 Frequency Shift Keying</text:span> <text:span text:style-name="T46">(FSK) </text:span>– When transmitting, the carrier alternates between two frequencies <text:span text:style-name="T51">as a return-to-zero (RZ) line code</text:span>. <text:s/>The mark condition <text:span text:style-name="T23">corresponds to transmitting at o</text:span>ne frequency and the space condition is t<text:span text:style-name="T23">ransmitting on the other frequency. <text:s/>The mark frequency may be higher or lower than the space frequency. <text:s/>The separation between the two is determined by the baud rate. <text:s/></text:span><text:span text:style-name="T24">Ideally the separation is a multiple of ½ the baud rate, with a multiple of one corresponding to minimum shift keying (MSK). <text:s/></text:span><text:span text:style-name="T25">However, it is not expected that the transmitter can achieve a perfect separation frequency, nor can the receiver perfectly coherently decode a MSK signal. <text:s/>Therefore a separation equaling </text:span><text:change-start text:change-id="ct2863128419568"/><text:span text:style-name="T114">a multiple of </text:span><text:change-end text:change-id="ct2863128419568"/><text:span text:style-name="T25">the baud rate is used, so that for 100 mark or space intervals per second, these would be separated by 100 Hz. <text:s/></text:span><text:span text:style-name="T26">This nominally retains the orthogonality of the mark and space conditions but </text:span><text:span text:style-name="T27">increases the tolerance to error in the separation frequency or local oscillator phase.</text:span></text:p>
      <text:p text:style-name="P18"/>
      <text:p text:style-name="P18"/>
      <text:p text:style-name="P18"/>
      <text:p text:style-name="P18"><text:soft-page-break/></text:p>
      <text:h text:style-name="Heading_20_1" text:outline-level="1">Digital Encoding</text:h>
      <text:p text:style-name="P17"/>
      <text:p text:style-name="P17">Messages are sent as 30 bit<text:change-start text:change-id="ct2863128418128"/> <text:span text:style-name="T81">data</text:span><text:change-end text:change-id="ct2863128418128"/> <text:change-start text:change-id="ct2863128427968"/><text:span text:style-name="T106">frames</text:span><text:change-end text:change-id="ct2863128427968"/><text:change text:change-id="ct2863128422448"/>, <text:span text:style-name="T38">in order of </text:span>most significant bit to least significant bit (left to right as shown here). <text:s/>The format of each <text:change-start text:change-id="ct2863128418368"/><text:span text:style-name="T106">frame</text:span><text:change-end text:change-id="ct2863128418368"/><text:change text:change-id="ct2863128416208"/> is</text:p>
      <text:p text:style-name="P17"/>
      <text:p text:style-name="P10">C XXXX C XXXX C XXXX C XXXX C XXXX C XXXX</text:p>
      <text:p text:style-name="P17"><text:span text:style-name="T38">MSB</text:span> <text:s text:c="82"/><text:span text:style-name="T38">LSB</text:span></text:p>
      <text:p text:style-name="P17"/>
      <text:p text:style-name="P17">The 24 <text:span text:style-name="T28">“X”</text:span> are 24 data bits to be sent in the <text:change-start text:change-id="ct2863128424128"/><text:span text:style-name="T106">frame</text:span><text:change-end text:change-id="ct2863128424128"/><text:change text:change-id="ct2863128423888"/> which are a Golay code word. <text:s/>Each <text:span text:style-name="T28">“C”</text:span> is the complement of the bit immediately following it. <text:s/><text:span text:style-name="T37">This ensures there </text:span><text:change-start text:change-id="ct2863190761456"/><text:span text:style-name="T123">are</text:span><text:change-end text:change-id="ct2863190761456"/><text:change text:change-id="ct2863190750416"/><text:span text:style-name="T37"> no more than five consecutive mark or spaces (ones or zeros) </text:span><text:span text:style-name="T38">in a valid codeword or consecutive codewords</text:span><text:span text:style-name="T37">. <text:s/>The transition between the mark and space condition is used to aid in clock recovery and to allow an initial or resynchronization phase to be recognized.</text:span></text:p>
      <text:p text:style-name="P17"/>
      <text:p text:style-name="P17"/>
      <text:h text:style-name="Heading_20_1" text:outline-level="1">Golay code word</text:h>
      <text:p text:style-name="P16"/>
      <text:p text:style-name="P16">Each <text:span text:style-name="T39">G</text:span>olay code word consists<text:change-start text:change-id="ct2863190752096"/> <text:span text:style-name="T124">of</text:span><text:change-end text:change-id="ct2863190752096"/><text:change text:change-id="ct2863190759776"/><text:change-start text:change-id="ct2863190747536"/> <text:s/><text:change-end text:change-id="ct2863190747536"/>two halves.</text:p>
      <text:p text:style-name="P16"/>
      <text:p text:style-name="P9">PPPP PPPP PPPP XXXX XXXX XXXX</text:p>
      <text:p text:style-name="P16">MSB <text:s text:c="53"/>LSB</text:p>
      <text:p text:style-name="P16"/>
      <text:p text:style-name="P16">The Golay code word is a 24 bit code word that contains 12 bits of data payload to be sent, represented by <text:span text:style-name="T28">“X”</text:span> and 12 bits of parity, represented by <text:span text:style-name="T28">“P”</text:span>. <text:s/>The parity bits are calculated from the data bits using the (24,12,8) extended Golay encoding algorithm as given in the Appendix. <text:s/></text:p>
      <text:p text:style-name="P16"/>
      <text:p text:style-name="P16"/>
      <text:h text:style-name="Heading_20_1" text:outline-level="1">Golay code word types</text:h>
      <text:p text:style-name="P2"/>
      <text:p text:style-name="P2">The Golay code word types are the 12-bit payload to be sent in the Golay code word. <text:s/>There are two Golay code word types. <text:s/></text:p>
      <text:p text:style-name="P2"/>
      <text:p text:style-name="P14">Data code word type</text:p>
      <text:p text:style-name="P2"/>
      <text:p text:style-name="P7">1111 XXXX XXXX</text:p>
      <text:p text:style-name="P2">MSB <text:s text:c="16"/>LSB</text:p>
      <text:p text:style-name="P16"/>
      <text:p text:style-name="P2">This encodes 8-bit raw binary data <text:span text:style-name="T31">XXXX XXXX</text:span><text:span text:style-name="T43"> in order of MSB to LSB</text:span>. <text:s/>This message is intended to be used for exchanging data for file transfer protocols and other uses left up to the <text:span text:style-name="T52">users</text:span>. <text:s text:c="2"/>It is not an efficient encoding of this data but is included so that the connection may be used for purposes other than text exchange.</text:p>
      <text:p text:style-name="P2"/>
      <text:p text:style-name="P2"><text:soft-page-break/></text:p>
      <text:p text:style-name="P2"/>
      <text:p text:style-name="P14">Text code word type</text:p>
      <text:p text:style-name="P2"/>
      <text:p text:style-name="P7">YYYYYY XXXXXX</text:p>
      <text:p text:style-name="P2">MSB <text:s text:c="15"/>LSB</text:p>
      <text:p text:style-name="P2"/>
      <text:p text:style-name="P2">These encode two 6 bit symbols <text:span text:style-name="T28">XXXXXX</text:span> and <text:span text:style-name="T28">YYYYYY</text:span>. <text:s/>The symbol <text:span text:style-name="T28">XXXXXX</text:span> precedes that of <text:span text:style-name="T28">YYYYYY </text:span>in the data stream, that is, <text:span text:style-name="T40">when considered as part of a message, the symbol corresponding to </text:span><text:span text:style-name="T29">XXXXXX</text:span><text:span text:style-name="T40"> precedes </text:span><text:span text:style-name="T29">YYYYYY</text:span><text:span text:style-name="T40">. <text:s text:c="2"/>The symbols encode characters as specified in a table in the Appendix. <text:s/>The 6-bit code corresponding to 000000 indicates “No symbol” so that no character should be decoded in the message for this 6-bit code. <text:s/>If only one code is to be sent in the code word, then </text:span><text:span text:style-name="T29">XXXXXX</text:span><text:span text:style-name="T40"> should be the code, and </text:span><text:span text:style-name="T29">YYYYYY</text:span><text:span text:style-name="T40"> should be 000000. <text:s/></text:span><text:span text:style-name="T41">A code word with both </text:span><text:span text:style-name="T30">XXXXXX</text:span><text:span text:style-name="T41"> and </text:span><text:span text:style-name="T30">YYYYYY</text:span><text:span text:style-name="T41"> being 000000 is valid and should be considered as two no symbols.</text:span><text:change-start text:change-id="ct2863128415248"/><text:span text:style-name="T41"> <text:s/></text:span><text:span text:style-name="T114">This symbol may be sent continuously during a </text:span><text:change-end text:change-id="ct2863128415248"/><text:change-start text:change-id="ct2863128425808"/><text:span text:style-name="T114">connection one wishes to send a real-time typing message, or alterna</text:span><text:span text:style-name="T125">tively</text:span><text:span text:style-name="T114"> one can initiate a </text:span><text:span text:style-name="T126">re</text:span><text:span text:style-name="T114">synchronization.</text:span><text:change-end text:change-id="ct2863128425808"/></text:p>
      <text:p text:style-name="P2"/>
      <text:p text:style-name="P4">For additional redundancy, the same text code word may be sent multiple times in a row. <text:s/>If the receiver decodes the same code multiple times before receiving a different code, it should discard the redundant decodes of the code word. <text:s/>If the same code word needs to be sent multiple times and not have its redundant copies discarded, at least one no symbol code (000000 000000) should be sent between the code word and its next copy so that the receiver decodes a different code. <text:s/>Redundant copies should be sent in <text:span text:style-name="T43">immediate </text:span>succession, that is, <text:span text:style-name="T43">there should be no delay </text:span>between sending the redundant copies of the code word. <text:s/>This enables the copies of the code word to be coherently summed by the receiver. <text:s/><text:span text:style-name="T42">Redundantly sent data code words </text:span><text:span text:style-name="T53">(as opposed to text code words)</text:span><text:span text:style-name="T42"> should not be discarded. <text:s/></text:span><text:change-start text:change-id="ct2863128416688"/></text:p>
      <text:p text:style-name="P4"/>
      <text:p text:style-name="P15">Reserved <text:span text:style-name="T94">code </text:span>word <text:span text:style-name="T94">type</text:span></text:p>
      <text:p text:style-name="P29"/>
      <text:p text:style-name="P8"><text:span text:style-name="T93">XXXXYY</text:span> <text:span text:style-name="T92">1111</text:span><text:span text:style-name="T93">YY</text:span></text:p>
      <text:p text:style-name="P3">MSB <text:s text:c="15"/>LSB</text:p>
      <text:p text:style-name="P29"/>
      <text:p text:style-name="P29">where <text:span text:style-name="T93">XXXX</text:span> is not 1111. <text:s/>These <text:span text:style-name="T117">240 codes </text:span>are reserved for future use.<text:change-end text:change-id="ct2863128416688"/><text:change-start text:change-id="ct2863128425088"/> <text:s/><text:span text:style-name="T115">Some possibilities are codes to indicate </text:span><text:span text:style-name="T119">the</text:span><text:span text:style-name="T115"> beginning or end of transmission, </text:span><text:span text:style-name="T119">request retransmission, </text:span><text:span text:style-name="T115">and </text:span><text:change-end text:change-id="ct2863128425088"/><text:change-start text:change-id="ct2863128420528"/><text:span text:style-name="T115">codes to indicate </text:span><text:span text:style-name="T119">the</text:span><text:span text:style-name="T115"> </text:span><text:span text:style-name="T118">symbol</text:span><text:span text:style-name="T115"> set (for example </text:span><text:span text:style-name="T119">Latin, </text:span><text:span text:style-name="T115">Cyrillic, </text:span><text:span text:style-name="T116">Arabic,</text:span><text:span text:style-name="T115"> Hebrew, </text:span><text:span text:style-name="T116">Kana, </text:span><text:span text:style-name="T115">or Greek) at the beginning of the transmission.</text:span><text:change-end text:change-id="ct2863128420528"/><text:change-start text:change-id="ct2863128420048"/></text:p>
      <text:p text:style-name="P29"><text:change-end text:change-id="ct2863128420048"/></text:p>
      <text:h text:style-name="Heading_20_1" text:outline-level="1"><text:change-start text:change-id="ct2863128420768"/><text:span text:style-name="T99">Frame</text:span><text:change-end text:change-id="ct2863128420768"/><text:change-start text:change-id="ct2863128416928"/><text:span text:style-name="T98"> </text:span><text:change-end text:change-id="ct2863128416928"/>Synchronization</text:h>
      <text:p text:style-name="P5"/>
      <text:p text:style-name="P6">One of the aspects of a protocol that is most susceptible to corruption is desynchronization of the bit stream, that is, incorrectly starting a 30-bit <text:change-start text:change-id="ct2863128421488"/><text:span text:style-name="T106">frame</text:span><text:change-end text:change-id="ct2863128421488"/><text:change text:change-id="ct2863128419808"/><text:change-start text:change-id="ct2863128427488"/> <text:change-end text:change-id="ct2863128427488"/><text:span text:style-name="T44">at the wrong point in the bit stream. <text:s/></text:span><text:span text:style-name="T45">Therefore a synchronization protocol is necessary that can synchronize the beginning of a 30-bit </text:span><text:change-start text:change-id="ct2863128413088"/><text:span text:style-name="T106">frame</text:span><text:change-end text:change-id="ct2863128413088"/><text:change text:change-id="ct2863128427728"/><text:span text:style-name="T45">.</text:span><text:change-start text:change-id="ct2863128413328"/><text:span text:style-name="T45"> <text:s/></text:span><text:span text:style-name="T81">A fixed 30-bit synchronization </text:span><text:span text:style-name="T106">frame</text:span><text:span text:style-name="T81"> is used that the receiver can recognize to indicate when a full </text:span><text:span text:style-name="T106">frame</text:span><text:span text:style-name="T81"> has been received, with the next 30-bit data </text:span><text:span text:style-name="T106">frame</text:span><text:span text:style-name="T81"> starting immediately afterwards. <text:s/>To not be mistaken as a data </text:span><text:span text:style-name="T106">frame</text:span><text:span text:style-name="T81">, the synchronization codeword must not be likely to be received as a valid data </text:span><text:span text:style-name="T106">frame</text:span><text:span text:style-name="T81">, even with added noise corruption. <text:s/>As the 30-bit data </text:span><text:span text:style-name="T106">frame</text:span><text:span text:style-name="T81"> has complement bits inserted into it, the synchronization code word should not have complement bits at the same positions for as few shifts of the code word as possible so that the synchronization and data </text:span><text:span text:style-name="T106">frame</text:span><text:span text:style-name="T81">s are unlikely to be confused with </text:span><text:soft-page-break/><text:span text:style-name="T81">added noise. <text:s/>Furthermore, the </text:span><text:span text:style-name="T106">synchronization frame</text:span><text:span text:style-name="T81"> should have low autocorrelation sidelobes so that it is unlikely that a shift of the </text:span><text:span text:style-name="T106">frame </text:span><text:span text:style-name="T81">in the presence of noise triggers a synchronization.</text:span></text:p>
      <text:p text:style-name="P6"/>
      <text:p text:style-name="P27"><text:span text:style-name="T87">The synchronization </text:span><text:span text:style-name="T106">frame</text:span> is given by the 30 bit <text:span text:style-name="T87">number</text:span></text:p>
      <text:p text:style-name="P27"/>
      <text:p text:style-name="P11">11111 01101 00011 00111 01000 11110 or 0x3ED19D1E</text:p>
      <text:p text:style-name="P27"><text:s/></text:p>
      <text:p text:style-name="P27"><text:span text:style-name="T88">which is sent MSB to LSB, </text:span><text:span text:style-name="T89">or in order of left to right as written here</text:span><text:span text:style-name="T88">. <text:s/></text:span>This codeword has a maximum of two complemented bits for any shift and an autocorrelation, given a bipolar encoding such that 1 is +1 and 0 is -1:</text:p>
      <text:p text:style-name="P27"/>
      <text:p text:style-name="P13">30 3 -2 -3 0 -1 -2 3 0 -3 -2 -1 4 1 2 -1 -4 1 2 3 -4 1 -2 -1 4 3 2 1 0 -1</text:p>
      <text:p text:style-name="P27"/>
      <text:p text:style-name="P27"><text:span text:style-name="T82">so that the maximum </text:span><text:span text:style-name="T83">off-peak autocorrelation without noise has a magnitude of 4 for a noise rejection capability of </text:span><text:span text:style-name="T85">2</text:span><text:span text:style-name="T83">0 log</text:span><text:span text:style-name="T97">10</text:span><text:span text:style-name="T83"> (30/</text:span><text:span text:style-name="T96">4</text:span><text:span text:style-name="T83">) = </text:span><text:span text:style-name="T85">17.5</text:span><text:span text:style-name="T83"> dB. <text:s/>The receiver should continuous</text:span><text:span text:style-name="T95">ly</text:span><text:span text:style-name="T83"> cross-correlate the incoming bit stream with this code word and reset the clock edge timer </text:span><text:span text:style-name="T84">so that the first bit of the subsequent data code word is sampled at one bit interval after the peak of the cross-correlation occurs, </text:span><text:span text:style-name="T114">or the synchronization frame is approximately matched by the last 30 bits</text:span><text:span text:style-name="T84">. <text:s/></text:span><text:span text:style-name="T86">The codeword may be resent periodically to aid in resynchronization.</text:span></text:p>
      <text:p text:style-name="P28"/>
      <text:p text:style-name="P31">When first keying up a transmission, a receiver must be given time to start receiving. <text:s/>Furthermore, if the FSK mode is used, the receiver must <text:span text:style-name="T100">determine which of the two FSK frequencies corresponds to the </text:span><text:span text:style-name="T120">mark condition</text:span><text:span text:style-name="T100">. <text:s/>To do this, a sequence of </text:span><text:span text:style-name="T103">20</text:span><text:span text:style-name="T100"> or more </text:span><text:span text:style-name="T121">mark</text:span><text:span text:style-name="T100"> intervals are sent at the beginning of the transmission, followed by </text:span><text:span text:style-name="T101">3 or 4 </text:span><text:span text:style-name="T121">space</text:span><text:span text:style-name="T101"> intervals, then two </text:span><text:span text:style-name="T121">mark</text:span><text:span text:style-name="T101"> intervals, and finally the synchronization code word. <text:s/>This pattern may be restarted at any time during the transmission to resynchronize the receiver with the transmitter. <text:s/>So in full, at the beginning of the transmission the following is sent:</text:span></text:p>
      <text:p text:style-name="P31"/>
      <text:p text:style-name="P12"><text:span text:style-name="T101">11 1111 1111 1111 1111 1111 11</text:span><text:span text:style-name="T102">00</text:span><text:span text:style-name="T101"> 00</text:span><text:span text:style-name="T102">11</text:span><text:span text:style-name="T101"> </text:span></text:p>
      <text:p text:style-name="P12">11 1110 1101 0001 1001 1101 0001 1110</text:p>
      <text:p text:style-name="P28"/>
      <text:p text:style-name="P30"><text:change-end text:change-id="ct2863128413328"/><text:change text:change-id="ct2863128418608"/><text:change text:change-id="ct2863128414768"/><text:change text:change-id="ct2863128414528"/><text:change text:change-id="ct2863128414288"/><text:change text:change-id="ct2863128427248"/><text:change text:change-id="ct2863128413808"/><text:change-start text:change-id="ct2863128415008"/><text:span text:style-name="T104">The initial 24 one bit intervals provides sufficient time for the receiver to </text:span><text:change-end text:change-id="ct2863128415008"/><text:change-start text:change-id="ct2863128417168"/><text:span text:style-name="T105">begin to receive, and if the FSK mode is used, the receiver uses the received frequency to denote the one bit. <text:s/></text:span><text:change-end text:change-id="ct2863128417168"/></text:p>
      <text:p text:style-name="P4"/>
      <text:p text:style-name="P32"><text:change text:change-id="ct2863128418848"/><text:change-start text:change-id="ct2863128417408"/>When a data frame is received without error, six pairs of complement bits should be received corresponding to the bit pairs 1 and 2, <text:change-end text:change-id="ct2863128417408"/><text:change-start text:change-id="ct2863128417648"/>6 and 7, 11 and 12, 16 and 17, 21 and 22<text:change-end text:change-id="ct2863128417648"/><text:change-start text:change-id="ct2863128419088"/>, and 26 and 27. <text:s/>If six pairs of complement bits are not received, there are several possibilities as to what caused the error. <text:s/>Firstly, one of the bit<text:change-end text:change-id="ct2863128419088"/><text:change-start text:change-id="ct2863128421728"/>s may have been inverted, so for example only five rather than six pairs of complement bits are observed. <text:s/>However, another possibility is that an extra bit transition was observed, or a bit transit<text:change-end text:change-id="ct2863128421728"/><text:change-start text:change-id="ct2863128421968"/>ion was missed. <text:s/><text:span text:style-name="T108">With the erroneous bit transition, it is unlikely that the six complemented bits will be observed in their proper positions. <text:s/></text:span>If an extra bit transition occurs in error, then the thirty bits of a frame occurs one bit sooner than it should <text:change-end text:change-id="ct2863128421968"/><text:change-start text:change-id="ct2863128422928"/>for the uncorrupted frame. <text:s/>In this case, if<text:change-end text:change-id="ct2863128422928"/><text:change-start text:change-id="ct2863128423168"/> <text:span text:style-name="T108">the number of complement bits are counted f</text:span><text:change-end text:change-id="ct2863128423168"/><text:change-start text:change-id="ct2863128428208"/><text:span text:style-name="T108">or the frame with the frame being advanced one bit, ideally five comple</text:span><text:change-end text:change-id="ct2863128428208"/><text:change-start text:change-id="ct2863128429168"/><text:span text:style-name="T108">ment bits should be counted, as this indicates that waiting for another bit transition would add the sixth complement bit </text:span><text:span text:style-name="T109">pair </text:span><text:span text:style-name="T108">and therefore complete the frame, though with </text:span><text:span text:style-name="T109">bit</text:span><text:span text:style-name="T108"> errors</text:span><text:change-end text:change-id="ct2863128429168"/><text:change-start text:change-id="ct2863128429408"/><text:span text:style-name="T108"> (which might be corrected using FEC). <text:s/>If a bit transition is missed, then by examining the frame delayed by one bit, one should ideally count six complement bits, and this indicates that </text:span><text:change-end text:change-id="ct2863128429408"/><text:change-start text:change-id="ct2863128428928"/><text:span text:style-name="T108">one counted an extra bit during the frame, and that the </text:span><text:change-end text:change-id="ct2863128428928"/><text:change-start text:change-id="ct2863128429648"/><text:span text:style-name="T108">frame is </text:span><text:change-end text:change-id="ct2863128429648"/><text:change-start text:change-id="ct2863128429888"/><text:span text:style-name="T108">the thirty bits that are delayed by one bit from the current bit. <text:s/>Furthermore, the most recently received bit is the first bit of the next frame. <text:s/>Importantly, </text:span><text:soft-page-break/><text:span text:style-name="T108">by examining the number of complement bits in </text:span><text:change-end text:change-id="ct2863128429888"/><text:change-start text:change-id="ct2863128428448"/><text:span text:style-name="T108">frames delayed or advanced by one bit, one can detect frame synchronization errors and possibly correct them by </text:span><text:change-end text:change-id="ct2863128428448"/><text:change-start text:change-id="ct2863128428688"/><text:span text:style-name="T108">advancing or delaying the bit stream by one bit to compensate for the error. <text:s/></text:span><text:change-end text:change-id="ct2863128428688"/></text:p>
      <text:p text:style-name="P1"/>
      <text:h text:style-name="Heading_20_1" text:outline-level="1">Appendi<text:span text:style-name="T1">ces</text:span></text:h>
      <text:h text:style-name="P72" text:outline-level="2">Six-bit symbol encoding</text:h>
      <text:p text:style-name="P59"/>
      <text:p text:style-name="P60">The following is a table of the six bit code. <text:s/><text:span text:style-name="T4">One or two of these codes form a 12-bit Golay code word which can send one or two character symbols. <text:s/>The six bit code is as follows:</text:span></text:p>
      <text:p text:style-name="P60"/>
      <table:table table:name="Table1" table:style-name="Table1">
        <table:table-column table:style-name="Table1.A"/>
        <table:table-column table:style-name="Table1.B"/>
        <table:table-column table:style-name="Table1.C"/>
        <table:table-column table:style-name="Table1.D" table:number-columns-repeated="2"/>
        <table:table-column table:style-name="Table1.F"/>
        <table:table-column table:style-name="Table1.G"/>
        <table:table-column table:style-name="Table1.D"/>
        <table:table-column table:style-name="Table1.I"/>
        <table:table-row table:style-name="TableLine2863001348336">
          <table:table-cell table:style-name="Table1.A1" office:value-type="string">
            <text:p text:style-name="Table_20_Contents"/>
          </table:table-cell>
          <table:table-cell table:style-name="Table1.A1" office:value-type="string">
            <text:p text:style-name="P45">000<text:change-start text:change-id="ct2863128402048"/></text:p>
            <text:p text:style-name="P45"><text:change-end text:change-id="ct2863128402048"/></text:p>
          </table:table-cell>
          <table:table-cell table:style-name="Table1.A1" office:value-type="string">
            <text:p text:style-name="P45">001</text:p>
          </table:table-cell>
          <table:table-cell table:style-name="Table1.A1" office:value-type="string">
            <text:p text:style-name="P45">010</text:p>
          </table:table-cell>
          <table:table-cell table:style-name="Table1.A1" office:value-type="string">
            <text:p text:style-name="P45">011</text:p>
          </table:table-cell>
          <table:table-cell table:style-name="Table1.A1" office:value-type="string">
            <text:p text:style-name="P45">100</text:p>
          </table:table-cell>
          <table:table-cell table:style-name="Table1.A1" office:value-type="string">
            <text:p text:style-name="P45">101</text:p>
          </table:table-cell>
          <table:table-cell table:style-name="Table1.A1" office:value-type="string">
            <text:p text:style-name="P45">110</text:p>
          </table:table-cell>
          <table:table-cell table:style-name="Table1.A1" office:value-type="string">
            <text:p text:style-name="P45">111</text:p>
          </table:table-cell>
        </table:table-row>
        <table:table-row table:style-name="TableLine2863001339904">
          <table:table-cell table:style-name="Table1.A1" office:value-type="string">
            <text:p text:style-name="P45">000xxx</text:p>
          </table:table-cell>
          <table:table-cell table:style-name="Table1.A1" office:value-type="string">
            <text:p text:style-name="P45">No symbol</text:p>
          </table:table-cell>
          <table:table-cell table:style-name="Table1.A1" office:value-type="string">
            <text:p text:style-name="P47">Backspace</text:p>
          </table:table-cell>
          <table:table-cell table:style-name="Table1.A1" office:value-type="string">
            <text:p text:style-name="P46">End of Line</text:p>
          </table:table-cell>
          <table:table-cell table:style-name="Table1.A1" office:value-type="string">
            <text:p text:style-name="Table_20_Contents"><text:s text:c="2"/><text:span text:style-name="T2">(space)</text:span></text:p>
          </table:table-cell>
          <table:table-cell table:style-name="Table1.A1" office:value-type="string">
            <text:p text:style-name="Table_20_Contents">! <text:span text:style-name="T2">(exclam- ation mark)</text:span></text:p>
          </table:table-cell>
          <table:table-cell table:style-name="Table1.A1" office:value-type="string">
            <text:p text:style-name="Table_20_Contents">“ <text:span text:style-name="T2">(double quote)</text:span></text:p>
          </table:table-cell>
          <table:table-cell table:style-name="Table1.A1" office:value-type="string">
            <text:p text:style-name="Table_20_Contents">‘ <text:span text:style-name="T2">(single quote)</text:span></text:p>
          </table:table-cell>
          <table:table-cell table:style-name="Table1.A1" office:value-type="string">
            <text:p text:style-name="P45">( <text:s/>left parenthesis</text:p>
          </table:table-cell>
        </table:table-row>
        <table:table-row table:style-name="TableLine2863001341536">
          <table:table-cell table:style-name="Table1.A1" office:value-type="string">
            <text:p text:style-name="P45">001xxx</text:p>
          </table:table-cell>
          <table:table-cell table:style-name="Table1.A1" office:value-type="string">
            <text:p text:style-name="P45">) right parenthesis</text:p>
          </table:table-cell>
          <table:table-cell table:style-name="Table1.A1" office:value-type="string">
            <text:p text:style-name="Table_20_Contents">* <text:span text:style-name="T2">(asterisk)</text:span></text:p>
          </table:table-cell>
          <table:table-cell table:style-name="Table1.A1" office:value-type="string">
            <text:p text:style-name="P45">+ (plus)</text:p>
          </table:table-cell>
          <table:table-cell table:style-name="Table1.A1" office:value-type="string">
            <text:p text:style-name="Table_20_Contents">, <text:span text:style-name="T2">(comma)</text:span></text:p>
          </table:table-cell>
          <table:table-cell table:style-name="Table1.A1" office:value-type="string">
            <text:p text:style-name="Table_20_Contents">- <text:span text:style-name="T2">(minus)</text:span></text:p>
          </table:table-cell>
          <table:table-cell table:style-name="Table1.A1" office:value-type="string">
            <text:p text:style-name="Table_20_Contents">. <text:span text:style-name="T2">(period)</text:span></text:p>
          </table:table-cell>
          <table:table-cell table:style-name="Table1.A1" office:value-type="string">
            <text:p text:style-name="Table_20_Contents">/ <text:span text:style-name="T2">(slash)</text:span></text:p>
          </table:table-cell>
          <table:table-cell table:style-name="Table1.A1" office:value-type="string">
            <text:p text:style-name="P45">0</text:p>
          </table:table-cell>
        </table:table-row>
        <table:table-row table:style-name="TableLine2863001347792">
          <table:table-cell table:style-name="Table1.A1" office:value-type="string">
            <text:p text:style-name="P45">010xxx</text:p>
          </table:table-cell>
          <table:table-cell table:style-name="Table1.A1" office:value-type="string">
            <text:p text:style-name="P45">1</text:p>
            <text:p text:style-name="P45"/>
          </table:table-cell>
          <table:table-cell table:style-name="Table1.A1" office:value-type="string">
            <text:p text:style-name="P45">2</text:p>
          </table:table-cell>
          <table:table-cell table:style-name="Table1.A1" office:value-type="string">
            <text:p text:style-name="P45">3</text:p>
          </table:table-cell>
          <table:table-cell table:style-name="Table1.A1" office:value-type="string">
            <text:p text:style-name="P45">4</text:p>
          </table:table-cell>
          <table:table-cell table:style-name="Table1.A1" office:value-type="string">
            <text:p text:style-name="P45">5</text:p>
          </table:table-cell>
          <table:table-cell table:style-name="Table1.A1" office:value-type="string">
            <text:p text:style-name="P45">6</text:p>
          </table:table-cell>
          <table:table-cell table:style-name="Table1.A1" office:value-type="string">
            <text:p text:style-name="P45">7</text:p>
          </table:table-cell>
          <table:table-cell table:style-name="Table1.A1" office:value-type="string">
            <text:p text:style-name="P45">8</text:p>
          </table:table-cell>
        </table:table-row>
        <table:table-row table:style-name="TableLine2863001346976">
          <table:table-cell table:style-name="Table1.A1" office:value-type="string">
            <text:p text:style-name="P45">011xxx</text:p>
          </table:table-cell>
          <table:table-cell table:style-name="Table1.A1" office:value-type="string">
            <text:p text:style-name="P45">9</text:p>
          </table:table-cell>
          <table:table-cell table:style-name="Table1.A1" office:value-type="string">
            <text:p text:style-name="Table_20_Contents">: <text:span text:style-name="T2">(colon)</text:span></text:p>
          </table:table-cell>
          <table:table-cell table:style-name="Table1.A1" office:value-type="string">
            <text:p text:style-name="P44">; (semi colon)</text:p>
          </table:table-cell>
          <table:table-cell table:style-name="Table1.A1" office:value-type="string">
            <text:p text:style-name="P44">= (equal)</text:p>
          </table:table-cell>
          <table:table-cell table:style-name="Table1.A1" office:value-type="string">
            <text:p text:style-name="Table_20_Contents">? <text:span text:style-name="T2">(question mark)</text:span></text:p>
          </table:table-cell>
          <table:table-cell table:style-name="Table1.A1" office:value-type="string">
            <text:p text:style-name="P45">@ (at)</text:p>
          </table:table-cell>
          <table:table-cell table:style-name="Table1.A1" office:value-type="string">
            <text:p text:style-name="P45">A</text:p>
          </table:table-cell>
          <table:table-cell table:style-name="Table1.A1" office:value-type="string">
            <text:p text:style-name="P45">B</text:p>
          </table:table-cell>
        </table:table-row>
        <table:table-row table:style-name="TableLine2863001352960">
          <table:table-cell table:style-name="Table1.A1" office:value-type="string">
            <text:p text:style-name="P45">100xxx</text:p>
          </table:table-cell>
          <table:table-cell table:style-name="Table1.A1" office:value-type="string">
            <text:p text:style-name="P45">C</text:p>
            <text:p text:style-name="P45"/>
          </table:table-cell>
          <table:table-cell table:style-name="Table1.A1" office:value-type="string">
            <text:p text:style-name="P45">D</text:p>
          </table:table-cell>
          <table:table-cell table:style-name="Table1.A1" office:value-type="string">
            <text:p text:style-name="P45">E</text:p>
          </table:table-cell>
          <table:table-cell table:style-name="Table1.A1" office:value-type="string">
            <text:p text:style-name="P45">F</text:p>
          </table:table-cell>
          <table:table-cell table:style-name="Table1.A1" office:value-type="string">
            <text:p text:style-name="P45">G</text:p>
          </table:table-cell>
          <table:table-cell table:style-name="Table1.A1" office:value-type="string">
            <text:p text:style-name="P45">H</text:p>
          </table:table-cell>
          <table:table-cell table:style-name="Table1.A1" office:value-type="string">
            <text:p text:style-name="P45">I</text:p>
          </table:table-cell>
          <table:table-cell table:style-name="Table1.A1" office:value-type="string">
            <text:p text:style-name="P45">J</text:p>
          </table:table-cell>
        </table:table-row>
        <table:table-row table:style-name="TableLine2863001354320">
          <table:table-cell table:style-name="Table1.A1" office:value-type="string">
            <text:p text:style-name="P45">101xxx</text:p>
          </table:table-cell>
          <table:table-cell table:style-name="Table1.A1" office:value-type="string">
            <text:p text:style-name="P45">K</text:p>
            <text:p text:style-name="P45"/>
          </table:table-cell>
          <table:table-cell table:style-name="Table1.A1" office:value-type="string">
            <text:p text:style-name="P45">L</text:p>
          </table:table-cell>
          <table:table-cell table:style-name="Table1.A1" office:value-type="string">
            <text:p text:style-name="P45">M</text:p>
          </table:table-cell>
          <table:table-cell table:style-name="Table1.A1" office:value-type="string">
            <text:p text:style-name="P45">N</text:p>
          </table:table-cell>
          <table:table-cell table:style-name="Table1.A1" office:value-type="string">
            <text:p text:style-name="P45">O</text:p>
          </table:table-cell>
          <table:table-cell table:style-name="Table1.A1" office:value-type="string">
            <text:p text:style-name="P45">P</text:p>
          </table:table-cell>
          <table:table-cell table:style-name="Table1.A1" office:value-type="string">
            <text:p text:style-name="P45">Q</text:p>
          </table:table-cell>
          <table:table-cell table:style-name="Table1.A1" office:value-type="string">
            <text:p text:style-name="P45">R</text:p>
          </table:table-cell>
        </table:table-row>
        <table:table-row table:style-name="TableLine2863001352416">
          <table:table-cell table:style-name="Table1.A1" office:value-type="string">
            <text:p text:style-name="P45">110xxx</text:p>
          </table:table-cell>
          <table:table-cell table:style-name="Table1.A1" office:value-type="string">
            <text:p text:style-name="P45">S</text:p>
            <text:p text:style-name="P45"/>
          </table:table-cell>
          <table:table-cell table:style-name="Table1.A1" office:value-type="string">
            <text:p text:style-name="P45">T</text:p>
          </table:table-cell>
          <table:table-cell table:style-name="Table1.A1" office:value-type="string">
            <text:p text:style-name="P45">U</text:p>
          </table:table-cell>
          <table:table-cell table:style-name="Table1.A1" office:value-type="string">
            <text:p text:style-name="P45">V</text:p>
          </table:table-cell>
          <table:table-cell table:style-name="Table1.A1" office:value-type="string">
            <text:p text:style-name="P45">W</text:p>
          </table:table-cell>
          <table:table-cell table:style-name="Table1.A1" office:value-type="string">
            <text:p text:style-name="P45">X</text:p>
          </table:table-cell>
          <table:table-cell table:style-name="Table1.A1" office:value-type="string">
            <text:p text:style-name="P45">Y</text:p>
          </table:table-cell>
          <table:table-cell table:style-name="Table1.A1" office:value-type="string">
            <text:p text:style-name="P45">Z</text:p>
          </table:table-cell>
        </table:table-row>
        <table:table-row table:style-name="TableLine2863001341808">
          <table:table-cell table:style-name="Table1.A1" office:value-type="string">
            <text:p text:style-name="P45">111xxx</text:p>
          </table:table-cell>
          <table:table-cell table:style-name="Table1.A1" office:value-type="string">
            <text:p text:style-name="P45">\ (backslash)</text:p>
          </table:table-cell>
          <table:table-cell table:style-name="Table1.A1" office:value-type="string">
            <text:p text:style-name="P45">^ (carat)</text:p>
          </table:table-cell>
          <table:table-cell table:style-name="Table1.A1" office:value-type="string">
            <text:p text:style-name="P45">` (grave)</text:p>
          </table:table-cell>
          <table:table-cell table:style-name="Table1.A1" office:value-type="string">
            <text:p text:style-name="P45">~ (tilde)</text:p>
          </table:table-cell>
          <table:table-cell table:style-name="Table1.A1" office:value-type="string">
            <text:p text:style-name="P45">INVALID</text:p>
          </table:table-cell>
          <table:table-cell table:style-name="Table1.A1" office:value-type="string">
            <text:p text:style-name="P45">INVALID</text:p>
          </table:table-cell>
          <table:table-cell table:style-name="Table1.A1" office:value-type="string">
            <text:p text:style-name="P45">INVALID</text:p>
          </table:table-cell>
          <table:table-cell table:style-name="Table1.A1" office:value-type="string">
            <text:p text:style-name="P45">INVALID</text:p>
          </table:table-cell>
        </table:table-row>
      </table:table>
      <text:p text:style-name="P59"/>
      <text:p text:style-name="P58">The codes 111100, 111101, 111110, and 111111 are invalid and are never to be used.</text:p>
      <text:p text:style-name="P56">For languages that have diacritics, the single quote, carat, grave, tilde, and backslash may be interpreted as diacritics, with the diacritic applying to the previously sent character. <text:s/><text:span text:style-name="T6">The backslash may be interpreted as an umlaut.</text:span> <text:s/>It is highly recommended to send the character and the diacritic in the same Golay codeword so that these are decoded in the same word. <text:s/>A “No symbol” (000000) can be placed in the previous codeword to ensure that the next symbol is included with its diacritic.</text:p>
      <text:p text:style-name="P57">For other characters representable by 8-bit bytes, for example <text:change-start text:change-id="ct2863128406608"/><text:span text:style-name="T110">UTF-8 encoding </text:span><text:span text:style-name="T113">could be used</text:span><text:span text:style-name="T110">. <text:s/>However, as UTF-8 has </text:span><text:span text:style-name="T113">variable length symbols</text:span><text:span text:style-name="T110">, missed bytes could result in sustained decoding failures, </text:span><text:span text:style-name="T111">which is a serious drawback for amateur communications unless there is </text:span><text:span text:style-name="T115">a redundancy check and </text:span><text:span text:style-name="T112">an</text:span><text:span text:style-name="T111"> automatic retransmit request mechanism</text:span><text:span text:style-name="T110">. <text:s/></text:span><text:change-end text:change-id="ct2863128406608"/><text:change text:change-id="ct2863128401808"/><text:change text:change-id="ct2863128409728"/><text:change text:change-id="ct2863128402768"/><text:change text:change-id="ct2863128400128"/><text:change text:change-id="ct2863128408288"/><text:change text:change-id="ct2863128404928"/></text:p>
      <text:p text:style-name="P56">MSB 1111 XXXX XXXX LSB</text:p>
      <text:p text:style-name="P53"><text:soft-page-break/>where XXXX XXXX is the <text:change-start text:change-id="ct2863128405168"/><text:span text:style-name="T110">byte</text:span><text:change-end text:change-id="ct2863128405168"/><text:change text:change-id="ct2863128410928"/><text:change-start text:change-id="ct2863128409968"/> <text:span text:style-name="T110">to be sent</text:span><text:change-end text:change-id="ct2863128409968"/>. <text:s/><text:span text:style-name="T5">For example, to send lower case a, the 12-bit word 111101100001 or 0xF61 would be sent. <text:s/></text:span><text:span text:style-name="T7">However, no differentiation is made between these 8-bit symbols sent as text, and those sent as data, for example, as part of a file transfer protocol.</text:span></text:p>
      <text:p text:style-name="P38"/>
      <text:p text:style-name="P39"><text:change text:change-id="ct2863128399168"/></text:p>
      <text:h text:style-name="P75" text:outline-level="2">Golay Matrix<text:change-start text:change-id="ct2863128411168"/> <text:span text:style-name="T90">and Encoding/Decoding</text:span><text:change-end text:change-id="ct2863128411168"/></text:h>
      <text:p text:style-name="P55"/>
      <text:p text:style-name="P48">The Golay matrix is for the extended (24,12,8) Golay code. <text:s text:c="2"/>The code is implemented using the perfect (23,11,7) Golay code with an extra parity bit included. <text:s/>This can be implemented by multiplying the 12-bit code word with the Golay matrix to obtain the 12-bit Golay parity check word. <text:s/>The Golay matrix is its own inverse, so that applying the matrix to a 12-bit word, and then again to the result, yields the original word. <text:s/>The <text:change-start text:change-id="ct2863194924656"/><text:span text:style-name="T127">implementation of the Golay coding is in the code Appendix.</text:span><text:change-end text:change-id="ct2863194924656"/><text:change text:change-id="ct2863194934016"/></text:p>
      <text:p text:style-name="P41"><text:change text:change-id="ct2863128404208"/><text:change text:change-id="ct2863194930176"/></text:p>
      <text:p text:style-name="P48">The encoded word is simply the 12-bit word to be send with the 12-bit parity code prepended to it. <text:s/>The Golay code can correct up to 3 bit errors, and so to decode every possible error up to 3 bits, this code performs the following:</text:p>
      <text:p text:style-name="P48">1. <text:s text:c="2"/>Check to see if all three error bits are in the sent parity bits by calculating the parity code of the sent 12-bit word and seeing if there are three or fewer difference bits between the sent parity and the calculated parity. <text:s text:c="2"/>If so, the sent 12-bit word is correct.</text:p>
      <text:p text:style-name="P48">2. <text:s/>Check to see if all three errors are in the sent 12-bit word. <text:s/>Calculate the 12-bit word that would be obtained with the given parity code and see if there are three or fewer difference bits between the sent word and the calculated word. <text:s/>If so, the calculated word is correct.</text:p>
      <text:p text:style-name="P48">3. <text:s/>Try flipping every bit in the sent 12-bit word and see if there are 2 or fewer errors between the calculated parity and the sent parity. <text:s/>If so, we know which bit of the 12-bit word is wrong and it is corrected.</text:p>
      <text:p text:style-name="P48">4. <text:s/>Try flipping every bit in the sent parity code and see if there are 2 or fewer errors between the calculated 12-bit word and the sent word. <text:s/>If so, we know which bits are wrong in the sent word and it is corrected.</text:p>
      <text:p text:style-name="P48">5. <text:s/>Otherwise, the error is uncorrectable or undetectable.</text:p>
      <text:p text:style-name="P48"/>
      <text:h text:style-name="P73" text:outline-level="2"/>
      <text:h text:style-name="P74" text:outline-level="2">Implementation of the <text:span text:style-name="T63">Finite Impulse Reponse (</text:span>FIR<text:span text:style-name="T63">)</text:span> filters</text:h>
      <text:p text:style-name="P49"/>
      <text:p text:style-name="P50">The following describes a method of implementing the FIR filters that is suitable for small microcontrollers such as the ATMEGA328P. <text:s text:c="2"/>16- and 32-bit multiplication are computationally intensive operations on an 8-bit microcontroller and are generally avoided. <text:s/>Because of this, the<text:span text:style-name="T62">se are avoided, and the operation of OOK and FSK modulations can be designed to mostly require additions, subtractions, comparisons, and bit shifts, all of which tend to be economical on small, energy efficient processors.</text:span></text:p>
      <text:p text:style-name="P52">The following approach is used. <text:s/>An analog anti-aliasing filter can be applied before the signal from the mixer is samples by an analog-to-digital converter (ADC). <text:s/>This removes harmonics that do not need to be filtered <text:span text:style-name="T63">in software, making the application of a quadrature demodulator and low-pass filter relatively easy. <text:s/>In particular, a quadrature demodulator can be implemented by using adds and subtracts from a counter oscillator, with the adds and subtracts for the in phase quadrature phase subtracts being delayed a quarter cycle from the in-phase add or subtract. <text:s/>A low-pass filter can be implemented using a moving average FIR filter, with the length of the filter designed to place the frequency nulls of the filter in an adjacent frequency channel to be rejected.</text:span></text:p>
      <text:p text:style-name="P61">The filters are driven by a master sample clock which is typically the sample rate of the ADC. <text:s/>This frequency is denoted here by <text:span text:style-name="T64">f</text:span> and the corresponding sampling period <text:span text:style-name="T65">T=1/f</text:span>. <text:s text:c="2"/><text:span text:style-name="T69">Each period </text:span><text:span text:style-name="T66">T</text:span><text:span text:style-name="T69">, the ADC is sampled, usually as the first operation in an interrupt service routine to apply the filter. <text:s/>A quadrature filter to be applied must have a period that is a multiple of </text:span><text:span text:style-name="T66">4T</text:span><text:span text:style-name="T69"> </text:span><text:span text:style-name="T70">so that the number of samples per period is </text:span><text:span text:style-name="T67">4N</text:span><text:span text:style-name="T70">, where </text:span><text:span text:style-name="T67">N</text:span><text:span text:style-name="T70"> is an integer. </text:span><text:span text:style-name="T69"><text:s text:c="3"/></text:span><text:span text:style-name="T70">A counter tracks the current phase of the quadrature demodulator, counting from </text:span><text:span text:style-name="T67">0</text:span><text:span text:style-name="T70"> to </text:span><text:span text:style-name="T67">4N-1</text:span><text:span text:style-name="T70"> before resetting to </text:span><text:span text:style-name="T67">0</text:span><text:span text:style-name="T70"> again. <text:s text:c="2"/>There are accumulators for the in-phase and quadrature components of the filter. <text:s/></text:span></text:p>
      <text:p text:style-name="P62">If the counter is between <text:span text:style-name="T65">0</text:span> and <text:span text:style-name="T65">2N-1</text:span>, the current sample is subtracted from the in-phase component, and if the counter is between <text:span text:style-name="T65">2N</text:span> and <text:span text:style-name="T65">4N-1</text:span> the in-phase component is added. <text:s/>If the counter is between <text:span text:style-name="T65">N</text:span> and <text:span text:style-name="T65">3N-1</text:span> the current sample is subtracted from the quadrature-phase component, and if the counter is between <text:span text:style-name="T65">0</text:span> and <text:span text:style-name="T65">N-1</text:span> or <text:span text:style-name="T65">3N</text:span> and <text:span text:style-name="T65">4N-1</text:span>, it is added.</text:p>
      <text:p text:style-name="P62">Furthermore, to implement low pass filtering, a moving average filter is applied to the samples. <text:s/>A circular buffer is maintained with the samples. <text:s/>Each frequency with period <text:span text:style-name="T65">4N</text:span> is averaged over <text:span text:style-name="T65">M</text:span> cycles, so that the total FIR filter length is <text:span text:style-name="T65">4NM</text:span>. <text:s/><text:span text:style-name="T71">The sample in the buffer that is lagged </text:span><text:span text:style-name="T68">4NM</text:span><text:span text:style-name="T71"> samples behind the current sample is applied to the current in-phase and quadrature-phase components with the opposite sign as the current sample. <text:s/></text:span></text:p>
      <text:p text:style-name="P63">As an example, we consider a typical case of <text:span text:style-name="T65">f</text:span>=2000 Hz and T=0.5 ms. <text:s/>Typical frequencies to be filtered correspond to periods of 8 <text:span text:style-name="T73">(N=2)</text:span>, 12 <text:span text:style-name="T73">(N=3)</text:span>, 16 <text:span text:style-name="T73">(N=4)</text:span>, 20 <text:span text:style-name="T73">(N=5)</text:span>, and 24 <text:span text:style-name="T73">(N=6) </text:span>samples, or <text:span text:style-name="T72">250 Hz, 167 Hz, 125 Hz, 100 Hz, and 83 Hz respectively. <text:s text:c="2"/></text:span></text:p>
      <text:p text:style-name="P64">For OOK operation, the center frequency <text:span text:style-name="T74">on which data is received </text:span>could be chosen to be the <text:change text:change-id="ct2863128399888"/>N=<text:span text:style-name="T74">3</text:span><text:change text:change-id="ct2863128411408"/> channel, for example. <text:s/><text:span text:style-name="T74">The periods 8, 12, and 16 have a least common multiple of 48. <text:s/></text:span><text:span text:style-name="T75">The moving average filter corresponding to th</text:span><text:change-start text:change-id="ct2863128408768"/><text:span text:style-name="T79">is</text:span><text:change-end text:change-id="ct2863128408768"/><text:change text:change-id="ct2863128398448"/><text:span text:style-name="T75"> 48 period</text:span><text:change-start text:change-id="ct2863128399648"/><text:span text:style-name="T75"> </text:span><text:span text:style-name="T79">interval</text:span><text:change-end text:change-id="ct2863128399648"/><text:change text:change-id="ct2863128404688"/><text:span text:style-name="T75"> corresponds to:</text:span></text:p>
      <text:p text:style-name="P42"><text:change text:change-id="ct2863128400848"/><text:change-start text:change-id="ct2863128400368"/><text:soft-page-break/><text:span text:style-name="T32">++++----++++----++++----++++----++++----++++----</text:span><text:change-end text:change-id="ct2863128400368"/> <text:s text:c="2"/>(M=6, N=8<text:change-start text:change-id="ct2863128403008"/>, in-phase)</text:p>
      <text:p text:style-name="P42"><text:span text:style-name="T32">--++++----++++----++++----++++----++++----++++--</text:span> <text:s text:c="2"/>(M=6, N=8, quadrature-phase)<text:change-end text:change-id="ct2863128403008"/><text:change text:change-id="ct2863128410208"/></text:p>
      <text:p text:style-name="P42"><text:change text:change-id="ct2863128402528"/><text:change text:change-id="ct2863128410688"/><text:change-start text:change-id="ct2863128411648"/><text:span text:style-name="T32">++++++------++++++------++++++------++++++------</text:span><text:change-end text:change-id="ct2863128411648"/> <text:s text:c="2"/>(M=4, N=12<text:change-start text:change-id="ct2863128403248"/>, in-phase<text:change-end text:change-id="ct2863128403248"/>)<text:change-start text:change-id="ct2863128405648"/></text:p>
      <text:p text:style-name="P85"><text:change-end text:change-id="ct2863128405648"/><text:change-start text:change-id="ct2863128403968"/><text:span text:style-name="T33">---++++++------++++++------++++++------++++++---</text:span><text:span text:style-name="T75"> </text:span><text:change-end text:change-id="ct2863128403968"/><text:change-start text:change-id="ct2863128405888"/><text:span text:style-name="T75"><text:s text:c="2"/>(M=4, N=12, quadrature-phase)</text:span><text:change-end text:change-id="ct2863128405888"/><text:change text:change-id="ct2863128407568"/></text:p>
      <text:p text:style-name="P33"><text:change-start text:change-id="ct2863128406128"/><text:span text:style-name="T32">++++++++--------++++++++--------++++++++--------</text:span> <text:s text:c="2"/>(M=3, N=16, in-phase)</text:p>
      <text:p text:style-name="P33"><text:span text:style-name="T32">----++++++++--------++++++++--------++++++++----</text:span> <text:s text:c="2"/>(M=3, N=16, quadrature-phase)</text:p>
      <text:p text:style-name="P65"/>
      <text:p text:style-name="P65">These FIR filters are all orthogonal <text:span text:style-name="T79">over the interval</text:span> and therefore achieve the best discrimination between frequency channels for their length. <text:s/><text:span text:style-name="T76">The frequency nulls of each of these channels correspond to the two other channels. <text:s/></text:span><text:span text:style-name="T77">This is maintained for any </text:span><text:span text:style-name="T79">interval that is a</text:span><text:span text:style-name="T77"> multiple of 48 periods. </text:span></text:p>
      <text:p text:style-name="P51"><text:change-end text:change-id="ct2863128406128"/><text:change text:change-id="ct2863128411888"/><text:change-start text:change-id="ct2863128406368"/><text:span text:style-name="T77">For</text:span><text:change-end text:change-id="ct2863128406368"/><text:change-start text:change-id="ct2863128408048"/><text:span text:style-name="T77"> FSK operation, the two frequencies on which data is received could corresponding to the N=3 and N=5</text:span><text:change-end text:change-id="ct2863128408048"/><text:change-start text:change-id="ct2863128412128"/><text:span text:style-name="T77"> channels. <text:s/>Because these are lengths 12 and 20, respectively, their least common multiple is 60. <text:s/>The FIR filters corresponding to this are:</text:span></text:p>
      <text:p text:style-name="P43"><text:span text:style-name="T34">++++++------++++++------++++++------++++++------++++++------</text:span> <text:s text:c="2"/>(M=<text:span text:style-name="T78">5</text:span>, N=<text:span text:style-name="T78">12</text:span>, in-phase)</text:p>
      <text:p text:style-name="P35"><text:span text:style-name="T35">---++++++------++++++------++++++------++++++------++++++---</text:span><text:span text:style-name="T75"> <text:s text:c="2"/>(M=</text:span><text:span text:style-name="T78">5</text:span><text:span text:style-name="T75">, N=</text:span><text:span text:style-name="T78">12</text:span><text:span text:style-name="T75">, quadrature-phase)</text:span></text:p>
      <text:p text:style-name="P34"><text:span text:style-name="T36">++++++++++----------++++++++++----------++++++++++----------</text:span> <text:s text:c="2"/>(M=3, N=<text:span text:style-name="T78">20</text:span>, in-phase)</text:p>
      <text:p text:style-name="P34"><text:span text:style-name="T36">-----++++++++++----------++++++++++----------++++++++++-----</text:span> <text:s text:c="2"/>(M=3, N=<text:span text:style-name="T78">20</text:span>, quadrature-phase)</text:p>
      <text:p text:style-name="P51"><text:change-end text:change-id="ct2863128412128"/><text:change text:change-id="ct2863128409008"/><text:change text:change-id="ct2863128401088"/><text:change text:change-id="ct2863128407808"/><text:change-start text:change-id="ct2863128409248"/></text:p>
      <text:p text:style-name="P67">This FSK operation corresponds to a modulation similar to MSK, however, <text:span text:style-name="T79">unlike MSK, it is insensitive to the phase of the carrier at the beginning of the interval. <text:s/>MSK modulation can be seen as alternating between modulating the carrier wave a half cycle or a full cycle over the 60 cycle interval. <text:s/>The orthogonality of the half and full cycle modulations requires that the phase of the half or full cycle be controlled at the beginning of the interval. <text:s text:c="2"/>The FSK modulation used here corresponds to one or two cycles modulated on the carrier over the 60 cycle interval. <text:s/>The orthogonality of one or two cycles over the interval does not depend on the initial phase of the carrier at the beginning of the interval. <text:s/></text:span><text:span text:style-name="T80">This is a much simpler to achieve with crude FSK modulation hardware where there could be phase discontinuities occuring when switching between the two FSK frequencies.</text:span><text:change-end text:change-id="ct2863128409248"/><text:change-start text:change-id="ct2863128409488"/><text:span text:style-name="T80"> <text:s/>The disadvantage is that only one quadrature signal of the two </text:span><text:change-end text:change-id="ct2863128409488"/><text:change-start text:change-id="ct2863128401328"/><text:span text:style-name="T80">that could be used for sending separate data </text:span><text:change-end text:change-id="ct2863128401328"/><text:change-start text:change-id="ct2863128401568"/><text:span text:style-name="T80">is being used at a time, halving the spectral efficiency and consequently reducing the signal-to-noise ratio.</text:span><text:change-end text:change-id="ct2863128401568"/><text:change-start text:change-id="ct2863129725232"/></text:p>
      <text:p text:style-name="P66">The code example shows how to implement these FIR filters with the function dsp_new_sample() being called by an interrupt routine with a new sample to update the filters. </text:p>
      <text:p text:style-name="P101"><text:change-end text:change-id="ct2863129725232"/><text:change text:change-id="ct2863129719472"/><text:change text:change-id="ct2863129727632"/><text:change text:change-id="ct2863129726912"/><text:change text:change-id="ct2863129725952"/><text:change-start text:change-id="ct2863129717552"/></text:p>
      <text:h text:style-name="P76" text:outline-level="2">Other candidate synchronization code words</text:h>
      <text:p text:style-name="P69"/>
      <text:p text:style-name="P68">During the search for code words, these other candidate 30-bit code words were discovered. <text:s/>The chosen code word was decided by having the maximum number of preceding ones so it would be part of a <text:change-end text:change-id="ct2863129717552"/><text:change-start text:change-id="ct2863129721152"/>constant carrier signal. <text:s/>These code words all have a maximum of two complement bits for any shift of the word and a correlation magnitude of 4. <text:s/><text:span text:style-name="T91">These were found by exhaustive computer search.</text:span></text:p>
      <text:p text:style-name="P68"/>
      <text:p text:style-name="P40">syncword: 1,0,0,0,0,1,1,1,0,1,0,0,0,1,1,0,0,1,1,1,0,1,0,0,1,0,0,0,0,0 </text:p>
      <text:p text:style-name="P40">autocor: 30 3 -2 -3 0 -1 -2 3 0 -3 -2 -1 4 1 2 -1 -4 1 2 3 -4 1 -2 -1 4 3 2 1 0 -1</text:p>
      <text:p text:style-name="P40"/>
      <text:p text:style-name="P40">syncword: 1,0,0,0,0,1,1,1,1,0,1,1,1,1,1,0,0,1,0,1,0,0,1,1,1,0,1,1,0,0 </text:p>
      <text:p text:style-name="P40">autocor: 30 3 -2 -1 -4 3 -2 1 -4 -3 -4 -1 4 3 4 -3 2 3 -2 3 -2 -3 -2 -3 0 -1 2 3 0 -1</text:p>
      <text:p text:style-name="P40"/>
      <text:p text:style-name="P40">syncword: 1,0,0,0,0,1,1,1,1,1,0,0,1,1,1,0,1,1,1,0,1,1,1,0,1,0,0,1,0,0 </text:p>
      <text:p text:style-name="P40">autocor: 30 3 -2 -1 2 -3 0 1 4 3 -2 -3 -2 1 0 1 -2 -3 0 -3 -4 -1 2 -3 2 1 0 3 0 -1</text:p>
      <text:p text:style-name="P40"/>
      <text:p text:style-name="P40">syncword: 1,0,0,0,0,1,1,1,1,1,0,1,1,1,1,0,0,1,1,0,1,1,0,1,1,0,0,0,1,0 <text:s/></text:p>
      <text:p text:style-name="P40">autocor: 30 3 -4 3 -2 -3 4 3 -4 -1 -2 1 4 -1 0 1 -2 -1 -2 -3 -4 -1 -2 3 2 1 0 -1 2 -1</text:p>
      <text:p text:style-name="P40"/>
      <text:p text:style-name="P40">syncword: 1,0,1,1,1,0,0,1,0,0,1,0,0,1,1,0,0,0,0,1,0,0,0,0,0,1,1,1,1,0 </text:p>
      <text:p text:style-name="P40">autocor: 30 3 -4 3 -2 -3 4 3 -4 -1 -2 1 4 -1 0 1 -2 -1 -2 -3 -4 -1 -2 3 2 1 0 -1 2 -1</text:p>
      <text:p text:style-name="P40"/>
      <text:p text:style-name="P40">syncword: 1,0,1,1,1,0,1,0,0,1,0,0,0,0,1,0,0,0,1,1,0,0,0,0,0,1,1,1,0,0 </text:p>
      <text:p text:style-name="P40">autocor: 30 3 -2 -3 0 3 2 3 2 1 -2 -1 4 -1 -2 -1 4 -1 -2 -1 -4 1 0 3 0 -1 -2 1 0 -1</text:p>
      <text:p text:style-name="P40"/>
      <text:p text:style-name="P40">syncword: 1,1,0,0,0,1,1,1,1,0,1,0,0,0,1,0,0,0,1,1,0,0,1,0,0,1,0,0,0,0 </text:p>
      <text:p text:style-name="P40">autocor: 30 3 -4 -1 2 -1 0 1 4 1 -4 3 4 3 2 -1 -4 3 2 -1 -2 -3 -2 -3 2 3 0 -1 -2 -1</text:p>
      <text:p text:style-name="P40"/>
      <text:p text:style-name="P40">syncword: 1,1,0,0,0,1,1,1,1,1,0,0,1,1,1,0,1,1,1,1,0,1,1,0,1,0,0,0,1,0 </text:p>
      <text:p text:style-name="P40">autocor: 30 3 -2 -3 0 3 2 3 2 1 -2 -1 4 -1 -2 -1 4 -1 -2 -1 -4 1 0 3 0 -1 -2 1 0 -1</text:p>
      <text:p text:style-name="P40"/>
      <text:p text:style-name="P40">syncword: 1,1,0,0,1,0,0,0,1,1,0,1,0,1,1,0,0,0,0,0,1,0,0,0,0,1,1,1,1,0 </text:p>
      <text:p text:style-name="P40">autocor: 30 3 -2 -1 -4 3 -2 1 -4 -3 -4 -1 4 3 4 -3 2 3 -2 3 -2 -3 -2 -3 0 -1 2 3 0 -1</text:p>
      <text:p text:style-name="P40"/>
      <text:p text:style-name="P40">syncword: 1,1,0,1,1,0,1,0,0,0,1,0,0,0,1,0,0,0,1,1,0,0,0,0,0,1,1,1,1,0 </text:p>
      <text:p text:style-name="P40">autocor: 30 3 -2 -1 2 -3 0 1 4 3 -2 -3 -2 1 0 1 -2 -3 0 -3 -4 -1 2 -3 2 1 0 3 0 -1</text:p>
      <text:p text:style-name="P40"/>
      <text:p text:style-name="P40">syncword: 1,1,0,1,1,0,1,1,1,1,0,0,1,1,1,0,0,0,1,0,1,1,1,1,0,1,0,0,0,0 </text:p>
      <text:p text:style-name="P40">autocor: 30 3 0 -1 -4 3 -2 -3 0 3 -2 1 2 3 4 -3 -2 3 0 1 -4 -1 2 -3 0 -1 -2 -1 -2 -1</text:p>
      <text:p text:style-name="P40"/>
      <text:p text:style-name="P40">syncword: 1,1,1,0,0,1,1,0,1,0,1,0,1,1,0,1,1,1,1,1,0,1,1,1,1,0,0,0,0,0 </text:p>
      <text:p text:style-name="P40">autocor: 30 3 4 1 0 3 2 1 -2 -3 -4 3 -4 -1 -2 -1 4 3 2 -1 -2 1 4 1 0 -1 -2 -3 -2 -1</text:p>
      <text:p text:style-name="P40"/>
      <text:p text:style-name="P40">syncword: 1,1,1,1,0,1,0,0,0,0,1,0,1,1,1,0,0,0,1,1,0,0,0,0,1,0,0,1,0,0 </text:p>
      <text:p text:style-name="P40">autocor: 30 3 0 -1 -4 3 -2 -3 0 3 -2 1 2 3 4 -3 -2 3 0 1 -4 -1 2 -3 0 -1 -2 -1 -2 -1</text:p>
      <text:p text:style-name="P40"/>
      <text:p text:style-name="P40">syncword: 1,1,1,1,0,1,1,0,1,1,0,0,1,1,1,0,1,1,1,0,1,0,0,0,0,1,1,1,0,0 </text:p>
      <text:p text:style-name="P40">autocor: 30 3 -4 -1 2 -1 0 1 4 1 -4 3 4 3 2 -1 -4 3 2 -1 -2 -3 -2 -3 2 3 0 -1 -2 -1</text:p>
      <text:p text:style-name="P40"/>
      <text:p text:style-name="P40">syncword: 1,1,1,1,1,0,0,0,0,1,0,0,0,0,0,1,0,0,1,0,1,0,1,0,0,1,1,0,0,0 </text:p>
      <text:p text:style-name="P40">autocor: 30 3 4 1 0 3 2 1 -2 -3 -4 3 -4 -1 -2 -1 4 3 2 -1 -2 1 4 1 0 -1 -2 -3 -2 -1</text:p>
      <text:p text:style-name="P40"/>
      <text:p text:style-name="P40">syncword: 1,1,1,1,1,0,1,1,0,1,0,0,0,1,1,0,0,1,1,1,0,1,0,0,0,1,1,1,1,0 </text:p>
      <text:p text:style-name="P40">autocor: 30 3 -2 -3 0 -1 -2 3 0 -3 -2 -1 4 1 2 -1 -4 1 2 3 -4 1 -2 -1 4 3 2 1 0 -1<text:change-end text:change-id="ct2863129721152"/><text:change-start text:change-id="ct2863129727392"/></text:p>
      <text:h text:style-name="P77" text:outline-level="2"><text:change-end text:change-id="ct2863129727392"/></text:h>
      <text:h text:style-name="P74" text:outline-level="2">Software License for Code</text:h>
      <text:p text:style-name="Text_20_body"/>
      <text:p text:style-name="P54">The code examples in this document are licensed under the zlib license, the text of which is included below. <text:s/></text:p>
      <text:p text:style-name="P54"/>
      <text:p text:style-name="P36">/*</text:p>
      <text:p text:style-name="P36"><text:s/>* Copyright (c) 2021 Daniel Marks</text:p>
      <text:p text:style-name="P36"/>
      <text:p text:style-name="P36">This software is provided 'as-is', without any express or implied</text:p>
      <text:p text:style-name="P36">warranty. In no event will the authors be held liable for any damages</text:p>
      <text:p text:style-name="P36">arising from the use of this software.</text:p>
      <text:p text:style-name="P36"/>
      <text:p text:style-name="P36">Permission is granted to anyone to use this software for any purpose,</text:p>
      <text:p text:style-name="P36">including commercial applications, and to alter it and redistribute it</text:p>
      <text:p text:style-name="P36">freely, subject to the following restrictions:</text:p>
      <text:p text:style-name="P36"/>
      <text:p text:style-name="P36">1. The origin of this software must not be misrepresented; you must not</text:p>
      <text:p text:style-name="P36"><text:s text:c="3"/>claim that you wrote the original software. If you use this software</text:p>
      <text:p text:style-name="P36"><text:s text:c="3"/>in a product, an acknowledgment in the product documentation would be</text:p>
      <text:p text:style-name="P36"><text:s text:c="3"/>appreciated but is not required.</text:p>
      <text:p text:style-name="P36">2. Altered source versions must be plainly marked as such, and must not be</text:p>
      <text:p text:style-name="P36"><text:s text:c="3"/>misrepresented as being the original software.</text:p>
      <text:p text:style-name="P36">3. This notice may not be removed or altered from any source distribution.</text:p>
      <text:p text:style-name="P36"><text:s/>*/</text:p>
      <text:p text:style-name="P36"><text:change-start text:change-id="ct2863194926816"/></text:p>
      <text:h text:style-name="P71" text:outline-level="1"><text:change-end text:change-id="ct2863194926816"/><text:change-start text:change-id="ct2863194947936"/>Code Appendix</text:h>
      <text:p text:style-name="P103"/>
      <text:p text:style-name="P103">xxx<text:change-end text:change-id="ct286319494793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5bab7b"/>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2T22:13:15.379000000</meta:creation-date>
    <dc:date>2021-11-12T10:41:22.216000000</dc:date>
    <meta:editing-duration>P2DT10H46M38S</meta:editing-duration>
    <meta:editing-cycles>151</meta:editing-cycles>
    <meta:generator>LibreOffice/7.1.3.2$Windows_X86_64 LibreOffice_project/47f78053abe362b9384784d31a6e56f8511eb1c1</meta:generator>
    <meta:document-statistic meta:table-count="1" meta:image-count="0" meta:object-count="0" meta:page-count="14" meta:paragraph-count="222" meta:word-count="4815" meta:character-count="28226" meta:non-whitespace-character-count="23260"/>
  </office:meta>
</office:document-meta>
</file>